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9-01T00:00:00" table:style-name="ce5">
            <text:p>2020/9/1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42923" table:style-name="ce6">
            <text:p>42,923<text:s/></text:p>
          </table:table-cell>
          <table:table-cell office:value-type="float" office:value="39135" table:style-name="ce6">
            <text:p>39,135<text:s/></text:p>
          </table:table-cell>
          <table:table-cell office:value-type="float" office:value="26342" table:style-name="ce6">
            <text:p>26,342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11563" table:style-name="ce6">
            <text:p>11,563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18199" table:style-name="ce6">
            <text:p>18,199<text:s/></text:p>
          </table:table-cell>
          <table:table-cell office:value-type="float" office:value="17961" table:style-name="ce6">
            <text:p>17,961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27661" table:style-name="ce6">
            <text:p>27,661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5965" table:style-name="ce6">
            <text:p>15,965<text:s/></text:p>
          </table:table-cell>
          <table:table-cell office:value-type="float" office:value="23107" table:style-name="ce6">
            <text:p>23,107<text:s/></text:p>
          </table:table-cell>
          <table:table-cell office:value-type="float" office:value="15404" table:style-name="ce6">
            <text:p>15,404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24523" table:style-name="ce6">
            <text:p>24,523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32191" table:style-name="ce6">
            <text:p>32,191<text:s/></text:p>
          </table:table-cell>
          <table:table-cell office:value-type="float" office:value="23675" table:style-name="ce6">
            <text:p>23,675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35618" table:style-name="ce6">
            <text:p>35,618<text:s/></text:p>
          </table:table-cell>
          <table:table-cell office:value-type="float" office:value="25878" table:style-name="ce6">
            <text:p>25,878<text:s/></text:p>
          </table:table-cell>
          <table:table-cell office:value-type="float" office:value="25313" table:style-name="ce6">
            <text:p>25,313<text:s/></text:p>
          </table:table-cell>
          <table:table-cell office:value-type="float" office:value="19494" table:style-name="ce6">
            <text:p>19,494<text:s/></text:p>
          </table:table-cell>
          <table:table-cell office:value-type="float" office:value="25505" table:style-name="ce6">
            <text:p>25,505<text:s/></text:p>
          </table:table-cell>
          <table:table-cell office:value-type="float" office:value="118014" table:style-name="ce6">
            <text:p>118,014<text:s/></text:p>
          </table:table-cell>
          <table:table-cell office:value-type="float" office:value="37482" table:style-name="ce6">
            <text:p>37,482<text:s/></text:p>
          </table:table-cell>
          <table:table-cell office:value-type="float" office:value="21169" table:style-name="ce6">
            <text:p>21,169<text:s/></text:p>
          </table:table-cell>
          <table:table-cell office:value-type="float" office:value="22140" table:style-name="ce6">
            <text:p>22,140<text:s/></text:p>
          </table:table-cell>
          <table:table-cell office:value-type="float" office:value="25221" table:style-name="ce6">
            <text:p>25,221<text:s/></text:p>
          </table:table-cell>
          <table:table-cell office:value-type="float" office:value="20953" table:style-name="ce6">
            <text:p>20,953<text:s/></text:p>
          </table:table-cell>
          <table:table-cell office:value-type="float" office:value="23642" table:style-name="ce6">
            <text:p>23,642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30369" table:style-name="ce6">
            <text:p>30,369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7718" table:style-name="ce6">
            <text:p>17,718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25322" table:style-name="ce6">
            <text:p>25,322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21849" table:style-name="ce6">
            <text:p>21,849<text:s/></text:p>
          </table:table-cell>
          <table:table-cell office:value-type="float" office:value="22277" table:style-name="ce6">
            <text:p>22,277<text:s/></text:p>
          </table:table-cell>
          <table:table-cell office:value-type="float" office:value="25996" table:style-name="ce6">
            <text:p>25,996<text:s/></text:p>
          </table:table-cell>
          <table:table-cell office:value-type="float" office:value="38130" table:style-name="ce6">
            <text:p>38,130<text:s/></text:p>
          </table:table-cell>
          <table:table-cell office:value-type="float" office:value="36918" table:style-name="ce6">
            <text:p>36,918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24924" table:style-name="ce6">
            <text:p>24,924<text:s/></text:p>
          </table:table-cell>
          <table:table-cell office:value-type="float" office:value="51636" table:style-name="ce6">
            <text:p>51,636<text:s/></text:p>
          </table:table-cell>
          <table:table-cell office:value-type="float" office:value="22001" table:style-name="ce6">
            <text:p>22,001<text:s/></text:p>
          </table:table-cell>
          <table:table-cell office:value-type="float" office:value="27740" table:style-name="ce6">
            <text:p>27,740<text:s/></text:p>
          </table:table-cell>
          <table:table-cell office:value-type="float" office:value="32669" table:style-name="ce6">
            <text:p>32,669<text:s/></text:p>
          </table:table-cell>
          <table:table-cell office:value-type="float" office:value="20923" table:style-name="ce6">
            <text:p>20,923<text:s/></text:p>
          </table:table-cell>
          <table:table-cell office:value-type="float" office:value="59864" table:style-name="ce6">
            <text:p>59,864<text:s/></text:p>
          </table:table-cell>
          <table:table-cell office:value-type="float" office:value="21011" table:style-name="ce6">
            <text:p>21,011<text:s/></text:p>
          </table:table-cell>
          <table:table-cell office:value-type="float" office:value="15641" table:style-name="ce6">
            <text:p>15,641<text:s/></text:p>
          </table:table-cell>
          <table:table-cell office:value-type="float" office:value="15216" table:style-name="ce6">
            <text:p>15,216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25040" table:style-name="ce6">
            <text:p>25,040<text:s/></text:p>
          </table:table-cell>
          <table:table-cell office:value-type="float" office:value="19103" table:style-name="ce6">
            <text:p>19,103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39231" table:style-name="ce6">
            <text:p>39,231<text:s/></text:p>
          </table:table-cell>
          <table:table-cell office:value-type="float" office:value="23097" table:style-name="ce6">
            <text:p>23,097<text:s/></text:p>
          </table:table-cell>
          <table:table-cell office:value-type="float" office:value="24238" table:style-name="ce6">
            <text:p>24,238<text:s/></text:p>
          </table:table-cell>
          <table:table-cell office:value-type="float" office:value="22653" table:style-name="ce6">
            <text:p>22,653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16886" table:style-name="ce6">
            <text:p>16,886<text:s/></text:p>
          </table:table-cell>
          <table:table-cell office:value-type="float" office:value="28522" table:style-name="ce6">
            <text:p>28,522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1023" table:style-name="ce6">
            <text:p>1,023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6610" table:style-name="ce6">
            <text:p>6,610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3684" table:style-name="ce6">
            <text:p>3,684<text:s/></text:p>
          </table:table-cell>
          <table:table-cell table:number-columns-repeated="16264"/>
        </table:table-row>
        <table:table-row table:style-name="ro2">
          <table:table-cell office:value-type="date" office:date-value="2020-09-02T00:00:00" table:style-name="ce5">
            <text:p>2020/9/2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41689" table:style-name="ce6">
            <text:p>41,689<text:s/></text:p>
          </table:table-cell>
          <table:table-cell office:value-type="float" office:value="38687" table:style-name="ce6">
            <text:p>38,687<text:s/></text:p>
          </table:table-cell>
          <table:table-cell office:value-type="float" office:value="26038" table:style-name="ce6">
            <text:p>26,038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10977" table:style-name="ce6">
            <text:p>10,977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5700" table:style-name="ce6">
            <text:p>5,700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16103" table:style-name="ce6">
            <text:p>16,103<text:s/></text:p>
          </table:table-cell>
          <table:table-cell office:value-type="float" office:value="23085" table:style-name="ce6">
            <text:p>23,085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16779" table:style-name="ce6">
            <text:p>16,779<text:s/></text:p>
          </table:table-cell>
          <table:table-cell office:value-type="float" office:value="32330" table:style-name="ce6">
            <text:p>32,330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35299" table:style-name="ce6">
            <text:p>35,299<text:s/></text:p>
          </table:table-cell>
          <table:table-cell office:value-type="float" office:value="25830" table:style-name="ce6">
            <text:p>25,830<text:s/></text:p>
          </table:table-cell>
          <table:table-cell office:value-type="float" office:value="25043" table:style-name="ce6">
            <text:p>25,043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24031" table:style-name="ce6">
            <text:p>24,031<text:s/></text:p>
          </table:table-cell>
          <table:table-cell office:value-type="float" office:value="115182" table:style-name="ce6">
            <text:p>115,182<text:s/></text:p>
          </table:table-cell>
          <table:table-cell office:value-type="float" office:value="37273" table:style-name="ce6">
            <text:p>37,273<text:s/></text:p>
          </table:table-cell>
          <table:table-cell office:value-type="float" office:value="20568" table:style-name="ce6">
            <text:p>20,568<text:s/></text:p>
          </table:table-cell>
          <table:table-cell office:value-type="float" office:value="21293" table:style-name="ce6">
            <text:p>21,293<text:s/></text:p>
          </table:table-cell>
          <table:table-cell office:value-type="float" office:value="24603" table:style-name="ce6">
            <text:p>24,603<text:s/></text:p>
          </table:table-cell>
          <table:table-cell office:value-type="float" office:value="21405" table:style-name="ce6">
            <text:p>21,405<text:s/></text:p>
          </table:table-cell>
          <table:table-cell office:value-type="float" office:value="23080" table:style-name="ce6">
            <text:p>23,080<text:s/></text:p>
          </table:table-cell>
          <table:table-cell office:value-type="float" office:value="21936" table:style-name="ce6">
            <text:p>21,936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30325" table:style-name="ce6">
            <text:p>30,325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1625" table:style-name="ce6">
            <text:p>11,625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25534" table:style-name="ce6">
            <text:p>25,534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22090" table:style-name="ce6">
            <text:p>22,090<text:s/></text:p>
          </table:table-cell>
          <table:table-cell office:value-type="float" office:value="25764" table:style-name="ce6">
            <text:p>25,764<text:s/></text:p>
          </table:table-cell>
          <table:table-cell office:value-type="float" office:value="37455" table:style-name="ce6">
            <text:p>37,455<text:s/></text:p>
          </table:table-cell>
          <table:table-cell office:value-type="float" office:value="36595" table:style-name="ce6">
            <text:p>36,595<text:s/></text:p>
          </table:table-cell>
          <table:table-cell office:value-type="float" office:value="25851" table:style-name="ce6">
            <text:p>25,851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51702" table:style-name="ce6">
            <text:p>51,702<text:s/></text:p>
          </table:table-cell>
          <table:table-cell office:value-type="float" office:value="21411" table:style-name="ce6">
            <text:p>21,411<text:s/></text:p>
          </table:table-cell>
          <table:table-cell office:value-type="float" office:value="27186" table:style-name="ce6">
            <text:p>27,186<text:s/></text:p>
          </table:table-cell>
          <table:table-cell office:value-type="float" office:value="32628" table:style-name="ce6">
            <text:p>32,628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59525" table:style-name="ce6">
            <text:p>59,525<text:s/></text:p>
          </table:table-cell>
          <table:table-cell office:value-type="float" office:value="20307" table:style-name="ce6">
            <text:p>20,307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15067" table:style-name="ce6">
            <text:p>15,067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24864" table:style-name="ce6">
            <text:p>24,864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38565" table:style-name="ce6">
            <text:p>38,565<text:s/></text:p>
          </table:table-cell>
          <table:table-cell office:value-type="float" office:value="24395" table:style-name="ce6">
            <text:p>24,395<text:s/></text:p>
          </table:table-cell>
          <table:table-cell office:value-type="float" office:value="24320" table:style-name="ce6">
            <text:p>24,320<text:s/></text:p>
          </table:table-cell>
          <table:table-cell office:value-type="float" office:value="23093" table:style-name="ce6">
            <text:p>23,093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16510" table:style-name="ce6">
            <text:p>16,510<text:s/></text:p>
          </table:table-cell>
          <table:table-cell office:value-type="float" office:value="27954" table:style-name="ce6">
            <text:p>27,954<text:s/></text:p>
          </table:table-cell>
          <table:table-cell office:value-type="float" office:value="23113" table:style-name="ce6">
            <text:p>23,113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12215" table:style-name="ce6">
            <text:p>12,215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3649" table:style-name="ce6">
            <text:p>3,649<text:s/></text:p>
          </table:table-cell>
          <table:table-cell table:number-columns-repeated="16264"/>
        </table:table-row>
        <table:table-row table:style-name="ro2">
          <table:table-cell office:value-type="date" office:date-value="2020-09-03T00:00:00" table:style-name="ce5">
            <text:p>2020/9/3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14360" table:style-name="ce6">
            <text:p>14,360<text:s/></text:p>
          </table:table-cell>
          <table:table-cell office:value-type="float" office:value="43672" table:style-name="ce6">
            <text:p>43,672<text:s/></text:p>
          </table:table-cell>
          <table:table-cell office:value-type="float" office:value="41943" table:style-name="ce6">
            <text:p>41,943<text:s/></text:p>
          </table:table-cell>
          <table:table-cell office:value-type="float" office:value="26859" table:style-name="ce6">
            <text:p>26,859<text:s/></text:p>
          </table:table-cell>
          <table:table-cell office:value-type="float" office:value="13470" table:style-name="ce6">
            <text:p>13,470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17285" table:style-name="ce6">
            <text:p>17,285<text:s/></text:p>
          </table:table-cell>
          <table:table-cell office:value-type="float" office:value="17927" table:style-name="ce6">
            <text:p>17,927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27663" table:style-name="ce6">
            <text:p>27,663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15905" table:style-name="ce6">
            <text:p>15,905<text:s/></text:p>
          </table:table-cell>
          <table:table-cell office:value-type="float" office:value="23414" table:style-name="ce6">
            <text:p>23,414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25356" table:style-name="ce6">
            <text:p>25,356<text:s/></text:p>
          </table:table-cell>
          <table:table-cell office:value-type="float" office:value="17105" table:style-name="ce6">
            <text:p>17,105<text:s/></text:p>
          </table:table-cell>
          <table:table-cell office:value-type="float" office:value="32761" table:style-name="ce6">
            <text:p>32,761<text:s/></text:p>
          </table:table-cell>
          <table:table-cell office:value-type="float" office:value="23180" table:style-name="ce6">
            <text:p>23,180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35949" table:style-name="ce6">
            <text:p>35,949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25404" table:style-name="ce6">
            <text:p>25,404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24438" table:style-name="ce6">
            <text:p>24,438<text:s/></text:p>
          </table:table-cell>
          <table:table-cell office:value-type="float" office:value="123409" table:style-name="ce6">
            <text:p>123,409<text:s/></text:p>
          </table:table-cell>
          <table:table-cell office:value-type="float" office:value="38977" table:style-name="ce6">
            <text:p>38,977<text:s/></text:p>
          </table:table-cell>
          <table:table-cell office:value-type="float" office:value="21314" table:style-name="ce6">
            <text:p>21,314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25340" table:style-name="ce6">
            <text:p>25,340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24065" table:style-name="ce6">
            <text:p>24,065<text:s/></text:p>
          </table:table-cell>
          <table:table-cell office:value-type="float" office:value="22294" table:style-name="ce6">
            <text:p>22,294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30168" table:style-name="ce6">
            <text:p>30,168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18979" table:style-name="ce6">
            <text:p>18,979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7447" table:style-name="ce6">
            <text:p>7,447<text:s/></text:p>
          </table:table-cell>
          <table:table-cell office:value-type="float" office:value="21767" table:style-name="ce6">
            <text:p>21,767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26394" table:style-name="ce6">
            <text:p>26,394<text:s/></text:p>
          </table:table-cell>
          <table:table-cell office:value-type="float" office:value="39014" table:style-name="ce6">
            <text:p>39,014<text:s/></text:p>
          </table:table-cell>
          <table:table-cell office:value-type="float" office:value="37279" table:style-name="ce6">
            <text:p>37,279<text:s/></text:p>
          </table:table-cell>
          <table:table-cell office:value-type="float" office:value="26296" table:style-name="ce6">
            <text:p>26,296<text:s/></text:p>
          </table:table-cell>
          <table:table-cell office:value-type="float" office:value="25195" table:style-name="ce6">
            <text:p>25,195<text:s/></text:p>
          </table:table-cell>
          <table:table-cell office:value-type="float" office:value="54169" table:style-name="ce6">
            <text:p>54,169<text:s/></text:p>
          </table:table-cell>
          <table:table-cell office:value-type="float" office:value="21378" table:style-name="ce6">
            <text:p>21,378<text:s/></text:p>
          </table:table-cell>
          <table:table-cell office:value-type="float" office:value="28675" table:style-name="ce6">
            <text:p>28,675<text:s/></text:p>
          </table:table-cell>
          <table:table-cell office:value-type="float" office:value="34235" table:style-name="ce6">
            <text:p>34,235<text:s/></text:p>
          </table:table-cell>
          <table:table-cell office:value-type="float" office:value="21097" table:style-name="ce6">
            <text:p>21,097<text:s/></text:p>
          </table:table-cell>
          <table:table-cell office:value-type="float" office:value="60822" table:style-name="ce6">
            <text:p>60,822<text:s/></text:p>
          </table:table-cell>
          <table:table-cell office:value-type="float" office:value="20534" table:style-name="ce6">
            <text:p>20,534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15537" table:style-name="ce6">
            <text:p>15,537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26456" table:style-name="ce6">
            <text:p>26,456<text:s/></text:p>
          </table:table-cell>
          <table:table-cell office:value-type="float" office:value="19298" table:style-name="ce6">
            <text:p>19,298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39644" table:style-name="ce6">
            <text:p>39,644<text:s/></text:p>
          </table:table-cell>
          <table:table-cell office:value-type="float" office:value="24579" table:style-name="ce6">
            <text:p>24,579<text:s/></text:p>
          </table:table-cell>
          <table:table-cell office:value-type="float" office:value="24630" table:style-name="ce6">
            <text:p>24,630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17038" table:style-name="ce6">
            <text:p>17,038<text:s/></text:p>
          </table:table-cell>
          <table:table-cell office:value-type="float" office:value="28544" table:style-name="ce6">
            <text:p>28,544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3749" table:style-name="ce6">
            <text:p>3,749<text:s/></text:p>
          </table:table-cell>
          <table:table-cell table:number-columns-repeated="16264"/>
        </table:table-row>
        <table:table-row table:style-name="ro2">
          <table:table-cell office:value-type="date" office:date-value="2020-09-04T00:00:00" table:style-name="ce5">
            <text:p>2020/9/4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45658" table:style-name="ce6">
            <text:p>45,658<text:s/></text:p>
          </table:table-cell>
          <table:table-cell office:value-type="float" office:value="48185" table:style-name="ce6">
            <text:p>48,185<text:s/></text:p>
          </table:table-cell>
          <table:table-cell office:value-type="float" office:value="27792" table:style-name="ce6">
            <text:p>27,792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17758" table:style-name="ce6">
            <text:p>17,758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28533" table:style-name="ce6">
            <text:p>28,533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12572" table:style-name="ce6">
            <text:p>12,572<text:s/></text:p>
          </table:table-cell>
          <table:table-cell office:value-type="float" office:value="16808" table:style-name="ce6">
            <text:p>16,808<text:s/></text:p>
          </table:table-cell>
          <table:table-cell office:value-type="float" office:value="24687" table:style-name="ce6">
            <text:p>24,687<text:s/></text:p>
          </table:table-cell>
          <table:table-cell office:value-type="float" office:value="16446" table:style-name="ce6">
            <text:p>16,446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27178" table:style-name="ce6">
            <text:p>27,178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33719" table:style-name="ce6">
            <text:p>33,719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37173" table:style-name="ce6">
            <text:p>37,173<text:s/></text:p>
          </table:table-cell>
          <table:table-cell office:value-type="float" office:value="27033" table:style-name="ce6">
            <text:p>27,033<text:s/></text:p>
          </table:table-cell>
          <table:table-cell office:value-type="float" office:value="26009" table:style-name="ce6">
            <text:p>26,009<text:s/></text:p>
          </table:table-cell>
          <table:table-cell office:value-type="float" office:value="19743" table:style-name="ce6">
            <text:p>19,743<text:s/></text:p>
          </table:table-cell>
          <table:table-cell office:value-type="float" office:value="25079" table:style-name="ce6">
            <text:p>25,079<text:s/></text:p>
          </table:table-cell>
          <table:table-cell office:value-type="float" office:value="153025" table:style-name="ce6">
            <text:p>153,025<text:s/></text:p>
          </table:table-cell>
          <table:table-cell office:value-type="float" office:value="45352" table:style-name="ce6">
            <text:p>45,352<text:s/></text:p>
          </table:table-cell>
          <table:table-cell office:value-type="float" office:value="22849" table:style-name="ce6">
            <text:p>22,849<text:s/></text:p>
          </table:table-cell>
          <table:table-cell office:value-type="float" office:value="23107" table:style-name="ce6">
            <text:p>23,107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25906" table:style-name="ce6">
            <text:p>25,906<text:s/></text:p>
          </table:table-cell>
          <table:table-cell office:value-type="float" office:value="24041" table:style-name="ce6">
            <text:p>24,041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31342" table:style-name="ce6">
            <text:p>31,342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19264" table:style-name="ce6">
            <text:p>19,264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29229" table:style-name="ce6">
            <text:p>29,229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22955" table:style-name="ce6">
            <text:p>22,955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28743" table:style-name="ce6">
            <text:p>28,743<text:s/></text:p>
          </table:table-cell>
          <table:table-cell office:value-type="float" office:value="43215" table:style-name="ce6">
            <text:p>43,215<text:s/></text:p>
          </table:table-cell>
          <table:table-cell office:value-type="float" office:value="38644" table:style-name="ce6">
            <text:p>38,644<text:s/></text:p>
          </table:table-cell>
          <table:table-cell office:value-type="float" office:value="27383" table:style-name="ce6">
            <text:p>27,383<text:s/></text:p>
          </table:table-cell>
          <table:table-cell office:value-type="float" office:value="27218" table:style-name="ce6">
            <text:p>27,218<text:s/></text:p>
          </table:table-cell>
          <table:table-cell office:value-type="float" office:value="63593" table:style-name="ce6">
            <text:p>63,593<text:s/></text:p>
          </table:table-cell>
          <table:table-cell office:value-type="float" office:value="22245" table:style-name="ce6">
            <text:p>22,245<text:s/></text:p>
          </table:table-cell>
          <table:table-cell office:value-type="float" office:value="31395" table:style-name="ce6">
            <text:p>31,395<text:s/></text:p>
          </table:table-cell>
          <table:table-cell office:value-type="float" office:value="39189" table:style-name="ce6">
            <text:p>39,189<text:s/></text:p>
          </table:table-cell>
          <table:table-cell office:value-type="float" office:value="23760" table:style-name="ce6">
            <text:p>23,760<text:s/></text:p>
          </table:table-cell>
          <table:table-cell office:value-type="float" office:value="70850" table:style-name="ce6">
            <text:p>70,850<text:s/></text:p>
          </table:table-cell>
          <table:table-cell office:value-type="float" office:value="21305" table:style-name="ce6">
            <text:p>21,305<text:s/></text:p>
          </table:table-cell>
          <table:table-cell office:value-type="float" office:value="16660" table:style-name="ce6">
            <text:p>16,660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22283" table:style-name="ce6">
            <text:p>22,283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33842" table:style-name="ce6">
            <text:p>33,842<text:s/></text:p>
          </table:table-cell>
          <table:table-cell office:value-type="float" office:value="21026" table:style-name="ce6">
            <text:p>21,026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41122" table:style-name="ce6">
            <text:p>41,122<text:s/></text:p>
          </table:table-cell>
          <table:table-cell office:value-type="float" office:value="25651" table:style-name="ce6">
            <text:p>25,651<text:s/></text:p>
          </table:table-cell>
          <table:table-cell office:value-type="float" office:value="25478" table:style-name="ce6">
            <text:p>25,478<text:s/></text:p>
          </table:table-cell>
          <table:table-cell office:value-type="float" office:value="24324" table:style-name="ce6">
            <text:p>24,324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17963" table:style-name="ce6">
            <text:p>17,963<text:s/></text:p>
          </table:table-cell>
          <table:table-cell office:value-type="float" office:value="29192" table:style-name="ce6">
            <text:p>29,192<text:s/></text:p>
          </table:table-cell>
          <table:table-cell office:value-type="float" office:value="25155" table:style-name="ce6">
            <text:p>25,155<text:s/></text:p>
          </table:table-cell>
          <table:table-cell office:value-type="float" office:value="14097" table:style-name="ce6">
            <text:p>14,097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2073" table:style-name="ce6">
            <text:p>2,073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4011" table:style-name="ce6">
            <text:p>4,011<text:s/></text:p>
          </table:table-cell>
          <table:table-cell table:number-columns-repeated="16264"/>
        </table:table-row>
        <table:table-row table:style-name="ro2">
          <table:table-cell office:value-type="date" office:date-value="2020-09-05T00:00:00" table:style-name="ce5">
            <text:p>2020/9/5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23801" table:style-name="ce6">
            <text:p>23,801<text:s/></text:p>
          </table:table-cell>
          <table:table-cell office:value-type="float" office:value="44114" table:style-name="ce6">
            <text:p>44,114<text:s/></text:p>
          </table:table-cell>
          <table:table-cell office:value-type="float" office:value="15943" table:style-name="ce6">
            <text:p>15,943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17982" table:style-name="ce6">
            <text:p>17,982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13935" table:style-name="ce6">
            <text:p>13,935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26591" table:style-name="ce6">
            <text:p>26,591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27217" table:style-name="ce6">
            <text:p>27,217<text:s/></text:p>
          </table:table-cell>
          <table:table-cell office:value-type="float" office:value="20307" table:style-name="ce6">
            <text:p>20,307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29804" table:style-name="ce6">
            <text:p>29,804<text:s/></text:p>
          </table:table-cell>
          <table:table-cell office:value-type="float" office:value="20716" table:style-name="ce6">
            <text:p>20,716<text:s/></text:p>
          </table:table-cell>
          <table:table-cell office:value-type="float" office:value="19626" table:style-name="ce6">
            <text:p>19,626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43801" table:style-name="ce6">
            <text:p>143,801<text:s/></text:p>
          </table:table-cell>
          <table:table-cell office:value-type="float" office:value="44591" table:style-name="ce6">
            <text:p>44,591<text:s/></text:p>
          </table:table-cell>
          <table:table-cell office:value-type="float" office:value="17394" table:style-name="ce6">
            <text:p>17,394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27995" table:style-name="ce6">
            <text:p>27,995<text:s/></text:p>
          </table:table-cell>
          <table:table-cell office:value-type="float" office:value="25479" table:style-name="ce6">
            <text:p>25,479<text:s/></text:p>
          </table:table-cell>
          <table:table-cell office:value-type="float" office:value="23905" table:style-name="ce6">
            <text:p>23,905<text:s/></text:p>
          </table:table-cell>
          <table:table-cell office:value-type="float" office:value="19480" table:style-name="ce6">
            <text:p>19,480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22866" table:style-name="ce6">
            <text:p>22,866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32640" table:style-name="ce6">
            <text:p>32,640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15548" table:style-name="ce6">
            <text:p>15,548<text:s/></text:p>
          </table:table-cell>
          <table:table-cell office:value-type="float" office:value="26131" table:style-name="ce6">
            <text:p>26,131<text:s/></text:p>
          </table:table-cell>
          <table:table-cell office:value-type="float" office:value="37636" table:style-name="ce6">
            <text:p>37,636<text:s/></text:p>
          </table:table-cell>
          <table:table-cell office:value-type="float" office:value="29234" table:style-name="ce6">
            <text:p>29,234<text:s/></text:p>
          </table:table-cell>
          <table:table-cell office:value-type="float" office:value="20360" table:style-name="ce6">
            <text:p>20,360<text:s/></text:p>
          </table:table-cell>
          <table:table-cell office:value-type="float" office:value="24599" table:style-name="ce6">
            <text:p>24,599<text:s/></text:p>
          </table:table-cell>
          <table:table-cell office:value-type="float" office:value="67008" table:style-name="ce6">
            <text:p>67,008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30008" table:style-name="ce6">
            <text:p>30,008<text:s/></text:p>
          </table:table-cell>
          <table:table-cell office:value-type="float" office:value="32682" table:style-name="ce6">
            <text:p>32,682<text:s/></text:p>
          </table:table-cell>
          <table:table-cell office:value-type="float" office:value="19150" table:style-name="ce6">
            <text:p>19,150<text:s/></text:p>
          </table:table-cell>
          <table:table-cell office:value-type="float" office:value="57577" table:style-name="ce6">
            <text:p>57,577<text:s/></text:p>
          </table:table-cell>
          <table:table-cell office:value-type="float" office:value="14670" table:style-name="ce6">
            <text:p>14,670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16821" table:style-name="ce6">
            <text:p>16,821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31930" table:style-name="ce6">
            <text:p>31,930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19727" table:style-name="ce6">
            <text:p>19,727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14472" table:style-name="ce6">
            <text:p>14,472<text:s/></text:p>
          </table:table-cell>
          <table:table-cell office:value-type="float" office:value="16305" table:style-name="ce6">
            <text:p>16,305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9759" table:style-name="ce6">
            <text:p>19,759<text:s/></text:p>
          </table:table-cell>
          <table:table-cell office:value-type="float" office:value="20967" table:style-name="ce6">
            <text:p>20,967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1270" table:style-name="ce6">
            <text:p>1,270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1767" table:style-name="ce6">
            <text:p>1,767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2903" table:style-name="ce6">
            <text:p>2,903<text:s/></text:p>
          </table:table-cell>
          <table:table-cell table:number-columns-repeated="16264"/>
        </table:table-row>
        <table:table-row table:style-name="ro2">
          <table:table-cell office:value-type="date" office:date-value="2020-09-06T00:00:00" table:style-name="ce5">
            <text:p>2020/9/6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33417" table:style-name="ce6">
            <text:p>33,417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13537" table:style-name="ce6">
            <text:p>13,537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14238" table:style-name="ce6">
            <text:p>14,238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4878" table:style-name="ce6">
            <text:p>24,878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21256" table:style-name="ce6">
            <text:p>21,256<text:s/></text:p>
          </table:table-cell>
          <table:table-cell office:value-type="float" office:value="16144" table:style-name="ce6">
            <text:p>16,144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25868" table:style-name="ce6">
            <text:p>25,868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128359" table:style-name="ce6">
            <text:p>128,359<text:s/></text:p>
          </table:table-cell>
          <table:table-cell office:value-type="float" office:value="35118" table:style-name="ce6">
            <text:p>35,118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22444" table:style-name="ce6">
            <text:p>22,444<text:s/></text:p>
          </table:table-cell>
          <table:table-cell office:value-type="float" office:value="22354" table:style-name="ce6">
            <text:p>22,354<text:s/></text:p>
          </table:table-cell>
          <table:table-cell office:value-type="float" office:value="19921" table:style-name="ce6">
            <text:p>19,921<text:s/></text:p>
          </table:table-cell>
          <table:table-cell office:value-type="float" office:value="16724" table:style-name="ce6">
            <text:p>16,724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14123" table:style-name="ce6">
            <text:p>14,123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31522" table:style-name="ce6">
            <text:p>31,522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14689" table:style-name="ce6">
            <text:p>14,689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21437" table:style-name="ce6">
            <text:p>21,437<text:s/></text:p>
          </table:table-cell>
          <table:table-cell office:value-type="float" office:value="32826" table:style-name="ce6">
            <text:p>32,826<text:s/></text:p>
          </table:table-cell>
          <table:table-cell office:value-type="float" office:value="25052" table:style-name="ce6">
            <text:p>25,052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20927" table:style-name="ce6">
            <text:p>20,927<text:s/></text:p>
          </table:table-cell>
          <table:table-cell office:value-type="float" office:value="54856" table:style-name="ce6">
            <text:p>54,856<text:s/></text:p>
          </table:table-cell>
          <table:table-cell office:value-type="float" office:value="11735" table:style-name="ce6">
            <text:p>11,735<text:s/></text:p>
          </table:table-cell>
          <table:table-cell office:value-type="float" office:value="25658" table:style-name="ce6">
            <text:p>25,658<text:s/></text:p>
          </table:table-cell>
          <table:table-cell office:value-type="float" office:value="23638" table:style-name="ce6">
            <text:p>23,638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46105" table:style-name="ce6">
            <text:p>46,105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27297" table:style-name="ce6">
            <text:p>27,297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11340" table:style-name="ce6">
            <text:p>11,340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16146" table:style-name="ce6">
            <text:p>16,146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1753" table:style-name="ce6">
            <text:p>1,753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2886" table:style-name="ce6">
            <text:p>2,886<text:s/></text:p>
          </table:table-cell>
          <table:table-cell table:number-columns-repeated="16264"/>
        </table:table-row>
        <table:table-row table:style-name="ro2">
          <table:table-cell office:value-type="date" office:date-value="2020-09-07T00:00:00" table:style-name="ce5">
            <text:p>2020/9/7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41706" table:style-name="ce6">
            <text:p>41,706<text:s/></text:p>
          </table:table-cell>
          <table:table-cell office:value-type="float" office:value="38644" table:style-name="ce6">
            <text:p>38,644<text:s/></text:p>
          </table:table-cell>
          <table:table-cell office:value-type="float" office:value="25702" table:style-name="ce6">
            <text:p>25,702<text:s/></text:p>
          </table:table-cell>
          <table:table-cell office:value-type="float" office:value="13961" table:style-name="ce6">
            <text:p>13,961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18901" table:style-name="ce6">
            <text:p>18,901<text:s/></text:p>
          </table:table-cell>
          <table:table-cell office:value-type="float" office:value="17233" table:style-name="ce6">
            <text:p>17,233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27686" table:style-name="ce6">
            <text:p>27,686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6283" table:style-name="ce6">
            <text:p>16,283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15704" table:style-name="ce6">
            <text:p>15,704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25042" table:style-name="ce6">
            <text:p>25,042<text:s/></text:p>
          </table:table-cell>
          <table:table-cell office:value-type="float" office:value="16803" table:style-name="ce6">
            <text:p>16,803<text:s/></text:p>
          </table:table-cell>
          <table:table-cell office:value-type="float" office:value="31889" table:style-name="ce6">
            <text:p>31,889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35360" table:style-name="ce6">
            <text:p>35,360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25494" table:style-name="ce6">
            <text:p>25,494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122236" table:style-name="ce6">
            <text:p>122,236<text:s/></text:p>
          </table:table-cell>
          <table:table-cell office:value-type="float" office:value="37154" table:style-name="ce6">
            <text:p>37,154<text:s/></text:p>
          </table:table-cell>
          <table:table-cell office:value-type="float" office:value="21055" table:style-name="ce6">
            <text:p>21,055<text:s/></text:p>
          </table:table-cell>
          <table:table-cell office:value-type="float" office:value="21765" table:style-name="ce6">
            <text:p>21,765<text:s/></text:p>
          </table:table-cell>
          <table:table-cell office:value-type="float" office:value="24934" table:style-name="ce6">
            <text:p>24,934<text:s/></text:p>
          </table:table-cell>
          <table:table-cell office:value-type="float" office:value="23819" table:style-name="ce6">
            <text:p>23,819<text:s/></text:p>
          </table:table-cell>
          <table:table-cell office:value-type="float" office:value="25145" table:style-name="ce6">
            <text:p>25,145<text:s/></text:p>
          </table:table-cell>
          <table:table-cell office:value-type="float" office:value="22196" table:style-name="ce6">
            <text:p>22,196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31610" table:style-name="ce6">
            <text:p>31,610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18238" table:style-name="ce6">
            <text:p>18,238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2614" table:style-name="ce6">
            <text:p>12,614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28388" table:style-name="ce6">
            <text:p>28,388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23620" table:style-name="ce6">
            <text:p>23,620<text:s/></text:p>
          </table:table-cell>
          <table:table-cell office:value-type="float" office:value="26436" table:style-name="ce6">
            <text:p>26,436<text:s/></text:p>
          </table:table-cell>
          <table:table-cell office:value-type="float" office:value="38859" table:style-name="ce6">
            <text:p>38,859<text:s/></text:p>
          </table:table-cell>
          <table:table-cell office:value-type="float" office:value="37977" table:style-name="ce6">
            <text:p>37,977<text:s/></text:p>
          </table:table-cell>
          <table:table-cell office:value-type="float" office:value="25935" table:style-name="ce6">
            <text:p>25,935<text:s/></text:p>
          </table:table-cell>
          <table:table-cell office:value-type="float" office:value="24962" table:style-name="ce6">
            <text:p>24,962<text:s/></text:p>
          </table:table-cell>
          <table:table-cell office:value-type="float" office:value="54279" table:style-name="ce6">
            <text:p>54,279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28439" table:style-name="ce6">
            <text:p>28,439<text:s/></text:p>
          </table:table-cell>
          <table:table-cell office:value-type="float" office:value="32484" table:style-name="ce6">
            <text:p>32,484<text:s/></text:p>
          </table:table-cell>
          <table:table-cell office:value-type="float" office:value="19816" table:style-name="ce6">
            <text:p>19,816<text:s/></text:p>
          </table:table-cell>
          <table:table-cell office:value-type="float" office:value="59586" table:style-name="ce6">
            <text:p>59,586<text:s/></text:p>
          </table:table-cell>
          <table:table-cell office:value-type="float" office:value="19754" table:style-name="ce6">
            <text:p>19,754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18313" table:style-name="ce6">
            <text:p>18,313<text:s/></text:p>
          </table:table-cell>
          <table:table-cell office:value-type="float" office:value="13525" table:style-name="ce6">
            <text:p>13,525<text:s/></text:p>
          </table:table-cell>
          <table:table-cell office:value-type="float" office:value="30109" table:style-name="ce6">
            <text:p>30,109<text:s/></text:p>
          </table:table-cell>
          <table:table-cell office:value-type="float" office:value="18538" table:style-name="ce6">
            <text:p>18,538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37858" table:style-name="ce6">
            <text:p>37,858<text:s/></text:p>
          </table:table-cell>
          <table:table-cell office:value-type="float" office:value="23280" table:style-name="ce6">
            <text:p>23,280<text:s/></text:p>
          </table:table-cell>
          <table:table-cell office:value-type="float" office:value="23923" table:style-name="ce6">
            <text:p>23,923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11280" table:style-name="ce6">
            <text:p>11,280<text:s/></text:p>
          </table:table-cell>
          <table:table-cell office:value-type="float" office:value="16712" table:style-name="ce6">
            <text:p>16,712<text:s/></text:p>
          </table:table-cell>
          <table:table-cell office:value-type="float" office:value="27770" table:style-name="ce6">
            <text:p>27,770<text:s/></text:p>
          </table:table-cell>
          <table:table-cell office:value-type="float" office:value="22104" table:style-name="ce6">
            <text:p>22,104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3750" table:style-name="ce6">
            <text:p>3,750<text:s/></text:p>
          </table:table-cell>
          <table:table-cell table:number-columns-repeated="16264"/>
        </table:table-row>
        <table:table-row table:style-name="ro2">
          <table:table-cell office:value-type="date" office:date-value="2020-09-08T00:00:00" table:style-name="ce5">
            <text:p>2020/9/8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43612" table:style-name="ce6">
            <text:p>43,612<text:s/></text:p>
          </table:table-cell>
          <table:table-cell office:value-type="float" office:value="40988" table:style-name="ce6">
            <text:p>40,988<text:s/></text:p>
          </table:table-cell>
          <table:table-cell office:value-type="float" office:value="26873" table:style-name="ce6">
            <text:p>26,873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19442" table:style-name="ce6">
            <text:p>19,442<text:s/></text:p>
          </table:table-cell>
          <table:table-cell office:value-type="float" office:value="17630" table:style-name="ce6">
            <text:p>17,630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27985" table:style-name="ce6">
            <text:p>27,985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16781" table:style-name="ce6">
            <text:p>16,781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16194" table:style-name="ce6">
            <text:p>16,194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25595" table:style-name="ce6">
            <text:p>25,595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32839" table:style-name="ce6">
            <text:p>32,839<text:s/></text:p>
          </table:table-cell>
          <table:table-cell office:value-type="float" office:value="24721" table:style-name="ce6">
            <text:p>24,721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36113" table:style-name="ce6">
            <text:p>36,113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25549" table:style-name="ce6">
            <text:p>25,549<text:s/></text:p>
          </table:table-cell>
          <table:table-cell office:value-type="float" office:value="19648" table:style-name="ce6">
            <text:p>19,648<text:s/></text:p>
          </table:table-cell>
          <table:table-cell office:value-type="float" office:value="25371" table:style-name="ce6">
            <text:p>25,371<text:s/></text:p>
          </table:table-cell>
          <table:table-cell office:value-type="float" office:value="122212" table:style-name="ce6">
            <text:p>122,212<text:s/></text:p>
          </table:table-cell>
          <table:table-cell office:value-type="float" office:value="38879" table:style-name="ce6">
            <text:p>38,879<text:s/></text:p>
          </table:table-cell>
          <table:table-cell office:value-type="float" office:value="21581" table:style-name="ce6">
            <text:p>21,581<text:s/></text:p>
          </table:table-cell>
          <table:table-cell office:value-type="float" office:value="22368" table:style-name="ce6">
            <text:p>22,368<text:s/></text:p>
          </table:table-cell>
          <table:table-cell office:value-type="float" office:value="26469" table:style-name="ce6">
            <text:p>26,469<text:s/></text:p>
          </table:table-cell>
          <table:table-cell office:value-type="float" office:value="23931" table:style-name="ce6">
            <text:p>23,931<text:s/></text:p>
          </table:table-cell>
          <table:table-cell office:value-type="float" office:value="26091" table:style-name="ce6">
            <text:p>26,091<text:s/></text:p>
          </table:table-cell>
          <table:table-cell office:value-type="float" office:value="23925" table:style-name="ce6">
            <text:p>23,925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32132" table:style-name="ce6">
            <text:p>32,132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18862" table:style-name="ce6">
            <text:p>18,862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28455" table:style-name="ce6">
            <text:p>28,455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22659" table:style-name="ce6">
            <text:p>22,659<text:s/></text:p>
          </table:table-cell>
          <table:table-cell office:value-type="float" office:value="23942" table:style-name="ce6">
            <text:p>23,942<text:s/></text:p>
          </table:table-cell>
          <table:table-cell office:value-type="float" office:value="27140" table:style-name="ce6">
            <text:p>27,140<text:s/></text:p>
          </table:table-cell>
          <table:table-cell office:value-type="float" office:value="39274" table:style-name="ce6">
            <text:p>39,274<text:s/></text:p>
          </table:table-cell>
          <table:table-cell office:value-type="float" office:value="38685" table:style-name="ce6">
            <text:p>38,685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25312" table:style-name="ce6">
            <text:p>25,312<text:s/></text:p>
          </table:table-cell>
          <table:table-cell office:value-type="float" office:value="53813" table:style-name="ce6">
            <text:p>53,813<text:s/></text:p>
          </table:table-cell>
          <table:table-cell office:value-type="float" office:value="20903" table:style-name="ce6">
            <text:p>20,903<text:s/></text:p>
          </table:table-cell>
          <table:table-cell office:value-type="float" office:value="29385" table:style-name="ce6">
            <text:p>29,385<text:s/></text:p>
          </table:table-cell>
          <table:table-cell office:value-type="float" office:value="33992" table:style-name="ce6">
            <text:p>33,992<text:s/></text:p>
          </table:table-cell>
          <table:table-cell office:value-type="float" office:value="20791" table:style-name="ce6">
            <text:p>20,791<text:s/></text:p>
          </table:table-cell>
          <table:table-cell office:value-type="float" office:value="60954" table:style-name="ce6">
            <text:p>60,954<text:s/></text:p>
          </table:table-cell>
          <table:table-cell office:value-type="float" office:value="20933" table:style-name="ce6">
            <text:p>20,933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26745" table:style-name="ce6">
            <text:p>26,745<text:s/></text:p>
          </table:table-cell>
          <table:table-cell office:value-type="float" office:value="19376" table:style-name="ce6">
            <text:p>19,376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39189" table:style-name="ce6">
            <text:p>39,189<text:s/></text:p>
          </table:table-cell>
          <table:table-cell office:value-type="float" office:value="24125" table:style-name="ce6">
            <text:p>24,125<text:s/></text:p>
          </table:table-cell>
          <table:table-cell office:value-type="float" office:value="24581" table:style-name="ce6">
            <text:p>24,581<text:s/></text:p>
          </table:table-cell>
          <table:table-cell office:value-type="float" office:value="22552" table:style-name="ce6">
            <text:p>22,552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28298" table:style-name="ce6">
            <text:p>28,298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3916" table:style-name="ce6">
            <text:p>3,916<text:s/></text:p>
          </table:table-cell>
          <table:table-cell table:number-columns-repeated="16264"/>
        </table:table-row>
        <table:table-row table:style-name="ro2">
          <table:table-cell office:value-type="date" office:date-value="2020-09-09T00:00:00" table:style-name="ce5">
            <text:p>2020/9/9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14796" table:style-name="ce6">
            <text:p>14,796<text:s/></text:p>
          </table:table-cell>
          <table:table-cell office:value-type="float" office:value="43620" table:style-name="ce6">
            <text:p>43,620<text:s/></text:p>
          </table:table-cell>
          <table:table-cell office:value-type="float" office:value="41394" table:style-name="ce6">
            <text:p>41,394<text:s/></text:p>
          </table:table-cell>
          <table:table-cell office:value-type="float" office:value="26984" table:style-name="ce6">
            <text:p>26,984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19685" table:style-name="ce6">
            <text:p>19,685<text:s/></text:p>
          </table:table-cell>
          <table:table-cell office:value-type="float" office:value="17505" table:style-name="ce6">
            <text:p>17,505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28213" table:style-name="ce6">
            <text:p>28,213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12872" table:style-name="ce6">
            <text:p>12,872<text:s/></text:p>
          </table:table-cell>
          <table:table-cell office:value-type="float" office:value="17124" table:style-name="ce6">
            <text:p>17,124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16269" table:style-name="ce6">
            <text:p>16,269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25795" table:style-name="ce6">
            <text:p>25,795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33705" table:style-name="ce6">
            <text:p>33,705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36653" table:style-name="ce6">
            <text:p>36,653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26266" table:style-name="ce6">
            <text:p>26,266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24816" table:style-name="ce6">
            <text:p>24,816<text:s/></text:p>
          </table:table-cell>
          <table:table-cell office:value-type="float" office:value="123889" table:style-name="ce6">
            <text:p>123,889<text:s/></text:p>
          </table:table-cell>
          <table:table-cell office:value-type="float" office:value="39716" table:style-name="ce6">
            <text:p>39,716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22662" table:style-name="ce6">
            <text:p>22,662<text:s/></text:p>
          </table:table-cell>
          <table:table-cell office:value-type="float" office:value="26214" table:style-name="ce6">
            <text:p>26,214<text:s/></text:p>
          </table:table-cell>
          <table:table-cell office:value-type="float" office:value="24729" table:style-name="ce6">
            <text:p>24,729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23246" table:style-name="ce6">
            <text:p>23,246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32266" table:style-name="ce6">
            <text:p>32,266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19226" table:style-name="ce6">
            <text:p>19,226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29126" table:style-name="ce6">
            <text:p>29,126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22628" table:style-name="ce6">
            <text:p>22,628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27302" table:style-name="ce6">
            <text:p>27,302<text:s/></text:p>
          </table:table-cell>
          <table:table-cell office:value-type="float" office:value="39793" table:style-name="ce6">
            <text:p>39,793<text:s/></text:p>
          </table:table-cell>
          <table:table-cell office:value-type="float" office:value="38882" table:style-name="ce6">
            <text:p>38,882<text:s/></text:p>
          </table:table-cell>
          <table:table-cell office:value-type="float" office:value="26565" table:style-name="ce6">
            <text:p>26,565<text:s/></text:p>
          </table:table-cell>
          <table:table-cell office:value-type="float" office:value="25587" table:style-name="ce6">
            <text:p>25,587<text:s/></text:p>
          </table:table-cell>
          <table:table-cell office:value-type="float" office:value="54882" table:style-name="ce6">
            <text:p>54,882<text:s/></text:p>
          </table:table-cell>
          <table:table-cell office:value-type="float" office:value="21337" table:style-name="ce6">
            <text:p>21,337<text:s/></text:p>
          </table:table-cell>
          <table:table-cell office:value-type="float" office:value="29540" table:style-name="ce6">
            <text:p>29,540<text:s/></text:p>
          </table:table-cell>
          <table:table-cell office:value-type="float" office:value="34743" table:style-name="ce6">
            <text:p>34,743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62840" table:style-name="ce6">
            <text:p>62,840<text:s/></text:p>
          </table:table-cell>
          <table:table-cell office:value-type="float" office:value="20920" table:style-name="ce6">
            <text:p>20,920<text:s/></text:p>
          </table:table-cell>
          <table:table-cell office:value-type="float" office:value="15939" table:style-name="ce6">
            <text:p>15,939<text:s/></text:p>
          </table:table-cell>
          <table:table-cell office:value-type="float" office:value="15385" table:style-name="ce6">
            <text:p>15,385<text:s/></text:p>
          </table:table-cell>
          <table:table-cell office:value-type="float" office:value="19172" table:style-name="ce6">
            <text:p>19,172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27852" table:style-name="ce6">
            <text:p>27,852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39418" table:style-name="ce6">
            <text:p>39,418<text:s/></text:p>
          </table:table-cell>
          <table:table-cell office:value-type="float" office:value="24571" table:style-name="ce6">
            <text:p>24,571<text:s/></text:p>
          </table:table-cell>
          <table:table-cell office:value-type="float" office:value="25041" table:style-name="ce6">
            <text:p>25,041<text:s/></text:p>
          </table:table-cell>
          <table:table-cell office:value-type="float" office:value="22755" table:style-name="ce6">
            <text:p>22,755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5626" table:style-name="ce6">
            <text:p>5,626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17212" table:style-name="ce6">
            <text:p>17,212<text:s/></text:p>
          </table:table-cell>
          <table:table-cell office:value-type="float" office:value="28171" table:style-name="ce6">
            <text:p>28,171<text:s/></text:p>
          </table:table-cell>
          <table:table-cell office:value-type="float" office:value="23744" table:style-name="ce6">
            <text:p>23,744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1912" table:style-name="ce6">
            <text:p>11,912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3791" table:style-name="ce6">
            <text:p>3,791<text:s/></text:p>
          </table:table-cell>
          <table:table-cell table:number-columns-repeated="16264"/>
        </table:table-row>
        <table:table-row table:style-name="ro2">
          <table:table-cell office:value-type="date" office:date-value="2020-09-10T00:00:00" table:style-name="ce5">
            <text:p>2020/9/10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14800" table:style-name="ce6">
            <text:p>14,800<text:s/></text:p>
          </table:table-cell>
          <table:table-cell office:value-type="float" office:value="44505" table:style-name="ce6">
            <text:p>44,505<text:s/></text:p>
          </table:table-cell>
          <table:table-cell office:value-type="float" office:value="42410" table:style-name="ce6">
            <text:p>42,410<text:s/></text:p>
          </table:table-cell>
          <table:table-cell office:value-type="float" office:value="27322" table:style-name="ce6">
            <text:p>27,322<text:s/></text:p>
          </table:table-cell>
          <table:table-cell office:value-type="float" office:value="15045" table:style-name="ce6">
            <text:p>15,045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19550" table:style-name="ce6">
            <text:p>19,550<text:s/></text:p>
          </table:table-cell>
          <table:table-cell office:value-type="float" office:value="17305" table:style-name="ce6">
            <text:p>17,305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28377" table:style-name="ce6">
            <text:p>28,377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16976" table:style-name="ce6">
            <text:p>16,976<text:s/></text:p>
          </table:table-cell>
          <table:table-cell office:value-type="float" office:value="23969" table:style-name="ce6">
            <text:p>23,969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17723" table:style-name="ce6">
            <text:p>17,723<text:s/></text:p>
          </table:table-cell>
          <table:table-cell office:value-type="float" office:value="34264" table:style-name="ce6">
            <text:p>34,264<text:s/></text:p>
          </table:table-cell>
          <table:table-cell office:value-type="float" office:value="24618" table:style-name="ce6">
            <text:p>24,618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36801" table:style-name="ce6">
            <text:p>36,801<text:s/></text:p>
          </table:table-cell>
          <table:table-cell office:value-type="float" office:value="26706" table:style-name="ce6">
            <text:p>26,706<text:s/></text:p>
          </table:table-cell>
          <table:table-cell office:value-type="float" office:value="26128" table:style-name="ce6">
            <text:p>26,128<text:s/></text:p>
          </table:table-cell>
          <table:table-cell office:value-type="float" office:value="20044" table:style-name="ce6">
            <text:p>20,044<text:s/></text:p>
          </table:table-cell>
          <table:table-cell office:value-type="float" office:value="25229" table:style-name="ce6">
            <text:p>25,229<text:s/></text:p>
          </table:table-cell>
          <table:table-cell office:value-type="float" office:value="129183" table:style-name="ce6">
            <text:p>129,183<text:s/></text:p>
          </table:table-cell>
          <table:table-cell office:value-type="float" office:value="40826" table:style-name="ce6">
            <text:p>40,826<text:s/></text:p>
          </table:table-cell>
          <table:table-cell office:value-type="float" office:value="21945" table:style-name="ce6">
            <text:p>21,945<text:s/></text:p>
          </table:table-cell>
          <table:table-cell office:value-type="float" office:value="23381" table:style-name="ce6">
            <text:p>23,381<text:s/></text:p>
          </table:table-cell>
          <table:table-cell office:value-type="float" office:value="26974" table:style-name="ce6">
            <text:p>26,974<text:s/></text:p>
          </table:table-cell>
          <table:table-cell office:value-type="float" office:value="25091" table:style-name="ce6">
            <text:p>25,091<text:s/></text:p>
          </table:table-cell>
          <table:table-cell office:value-type="float" office:value="25973" table:style-name="ce6">
            <text:p>25,973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31772" table:style-name="ce6">
            <text:p>31,772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19087" table:style-name="ce6">
            <text:p>19,087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24269" table:style-name="ce6">
            <text:p>24,269<text:s/></text:p>
          </table:table-cell>
          <table:table-cell office:value-type="float" office:value="27738" table:style-name="ce6">
            <text:p>27,738<text:s/></text:p>
          </table:table-cell>
          <table:table-cell office:value-type="float" office:value="40594" table:style-name="ce6">
            <text:p>40,594<text:s/></text:p>
          </table:table-cell>
          <table:table-cell office:value-type="float" office:value="38746" table:style-name="ce6">
            <text:p>38,746<text:s/></text:p>
          </table:table-cell>
          <table:table-cell office:value-type="float" office:value="26752" table:style-name="ce6">
            <text:p>26,752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55084" table:style-name="ce6">
            <text:p>55,084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29814" table:style-name="ce6">
            <text:p>29,814<text:s/></text:p>
          </table:table-cell>
          <table:table-cell office:value-type="float" office:value="35607" table:style-name="ce6">
            <text:p>35,607<text:s/></text:p>
          </table:table-cell>
          <table:table-cell office:value-type="float" office:value="21193" table:style-name="ce6">
            <text:p>21,193<text:s/></text:p>
          </table:table-cell>
          <table:table-cell office:value-type="float" office:value="63263" table:style-name="ce6">
            <text:p>63,263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16012" table:style-name="ce6">
            <text:p>16,012<text:s/></text:p>
          </table:table-cell>
          <table:table-cell office:value-type="float" office:value="16096" table:style-name="ce6">
            <text:p>16,096<text:s/></text:p>
          </table:table-cell>
          <table:table-cell office:value-type="float" office:value="19177" table:style-name="ce6">
            <text:p>19,177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32757" table:style-name="ce6">
            <text:p>32,757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40263" table:style-name="ce6">
            <text:p>40,263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24941" table:style-name="ce6">
            <text:p>24,941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17006" table:style-name="ce6">
            <text:p>17,006<text:s/></text:p>
          </table:table-cell>
          <table:table-cell office:value-type="float" office:value="28654" table:style-name="ce6">
            <text:p>28,654<text:s/></text:p>
          </table:table-cell>
          <table:table-cell office:value-type="float" office:value="23831" table:style-name="ce6">
            <text:p>23,831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3840" table:style-name="ce6">
            <text:p>3,840<text:s/></text:p>
          </table:table-cell>
          <table:table-cell table:number-columns-repeated="16264"/>
        </table:table-row>
        <table:table-row table:style-name="ro2">
          <table:table-cell office:value-type="date" office:date-value="2020-09-11T00:00:00" table:style-name="ce5">
            <text:p>2020/9/11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15293" table:style-name="ce6">
            <text:p>15,293<text:s/></text:p>
          </table:table-cell>
          <table:table-cell office:value-type="float" office:value="46018" table:style-name="ce6">
            <text:p>46,018<text:s/></text:p>
          </table:table-cell>
          <table:table-cell office:value-type="float" office:value="47986" table:style-name="ce6">
            <text:p>47,986<text:s/></text:p>
          </table:table-cell>
          <table:table-cell office:value-type="float" office:value="27980" table:style-name="ce6">
            <text:p>27,980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4816" table:style-name="ce6">
            <text:p>4,816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17280" table:style-name="ce6">
            <text:p>17,280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29384" table:style-name="ce6">
            <text:p>29,384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24954" table:style-name="ce6">
            <text:p>24,954<text:s/></text:p>
          </table:table-cell>
          <table:table-cell office:value-type="float" office:value="16948" table:style-name="ce6">
            <text:p>16,948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28683" table:style-name="ce6">
            <text:p>28,683<text:s/></text:p>
          </table:table-cell>
          <table:table-cell office:value-type="float" office:value="18853" table:style-name="ce6">
            <text:p>18,853<text:s/></text:p>
          </table:table-cell>
          <table:table-cell office:value-type="float" office:value="34911" table:style-name="ce6">
            <text:p>34,911<text:s/></text:p>
          </table:table-cell>
          <table:table-cell office:value-type="float" office:value="26226" table:style-name="ce6">
            <text:p>26,226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37722" table:style-name="ce6">
            <text:p>37,722<text:s/></text:p>
          </table:table-cell>
          <table:table-cell office:value-type="float" office:value="27573" table:style-name="ce6">
            <text:p>27,573<text:s/></text:p>
          </table:table-cell>
          <table:table-cell office:value-type="float" office:value="26523" table:style-name="ce6">
            <text:p>26,523<text:s/></text:p>
          </table:table-cell>
          <table:table-cell office:value-type="float" office:value="20438" table:style-name="ce6">
            <text:p>20,438<text:s/></text:p>
          </table:table-cell>
          <table:table-cell office:value-type="float" office:value="25224" table:style-name="ce6">
            <text:p>25,224<text:s/></text:p>
          </table:table-cell>
          <table:table-cell office:value-type="float" office:value="158874" table:style-name="ce6">
            <text:p>158,874<text:s/></text:p>
          </table:table-cell>
          <table:table-cell office:value-type="float" office:value="46902" table:style-name="ce6">
            <text:p>46,902<text:s/></text:p>
          </table:table-cell>
          <table:table-cell office:value-type="float" office:value="23229" table:style-name="ce6">
            <text:p>23,229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28552" table:style-name="ce6">
            <text:p>28,552<text:s/></text:p>
          </table:table-cell>
          <table:table-cell office:value-type="float" office:value="26988" table:style-name="ce6">
            <text:p>26,988<text:s/></text:p>
          </table:table-cell>
          <table:table-cell office:value-type="float" office:value="26769" table:style-name="ce6">
            <text:p>26,769<text:s/></text:p>
          </table:table-cell>
          <table:table-cell office:value-type="float" office:value="24246" table:style-name="ce6">
            <text:p>24,246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33105" table:style-name="ce6">
            <text:p>33,105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31717" table:style-name="ce6">
            <text:p>31,717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3663" table:style-name="ce6">
            <text:p>23,663<text:s/></text:p>
          </table:table-cell>
          <table:table-cell office:value-type="float" office:value="23968" table:style-name="ce6">
            <text:p>23,968<text:s/></text:p>
          </table:table-cell>
          <table:table-cell office:value-type="float" office:value="30091" table:style-name="ce6">
            <text:p>30,091<text:s/></text:p>
          </table:table-cell>
          <table:table-cell office:value-type="float" office:value="44780" table:style-name="ce6">
            <text:p>44,780<text:s/></text:p>
          </table:table-cell>
          <table:table-cell office:value-type="float" office:value="41689" table:style-name="ce6">
            <text:p>41,689<text:s/></text:p>
          </table:table-cell>
          <table:table-cell office:value-type="float" office:value="27435" table:style-name="ce6">
            <text:p>27,435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65234" table:style-name="ce6">
            <text:p>65,234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34531" table:style-name="ce6">
            <text:p>34,531<text:s/></text:p>
          </table:table-cell>
          <table:table-cell office:value-type="float" office:value="39744" table:style-name="ce6">
            <text:p>39,744<text:s/></text:p>
          </table:table-cell>
          <table:table-cell office:value-type="float" office:value="23531" table:style-name="ce6">
            <text:p>23,531<text:s/></text:p>
          </table:table-cell>
          <table:table-cell office:value-type="float" office:value="71998" table:style-name="ce6">
            <text:p>71,998<text:s/></text:p>
          </table:table-cell>
          <table:table-cell office:value-type="float" office:value="21841" table:style-name="ce6">
            <text:p>21,841<text:s/></text:p>
          </table:table-cell>
          <table:table-cell office:value-type="float" office:value="16961" table:style-name="ce6">
            <text:p>16,961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22642" table:style-name="ce6">
            <text:p>22,642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34989" table:style-name="ce6">
            <text:p>34,989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41216" table:style-name="ce6">
            <text:p>41,216<text:s/></text:p>
          </table:table-cell>
          <table:table-cell office:value-type="float" office:value="26053" table:style-name="ce6">
            <text:p>26,053<text:s/></text:p>
          </table:table-cell>
          <table:table-cell office:value-type="float" office:value="25849" table:style-name="ce6">
            <text:p>25,849<text:s/></text:p>
          </table:table-cell>
          <table:table-cell office:value-type="float" office:value="24449" table:style-name="ce6">
            <text:p>24,449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18349" table:style-name="ce6">
            <text:p>18,349<text:s/></text:p>
          </table:table-cell>
          <table:table-cell office:value-type="float" office:value="29826" table:style-name="ce6">
            <text:p>29,826<text:s/></text:p>
          </table:table-cell>
          <table:table-cell office:value-type="float" office:value="25637" table:style-name="ce6">
            <text:p>25,637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4227" table:style-name="ce6">
            <text:p>4,227<text:s/></text:p>
          </table:table-cell>
          <table:table-cell table:number-columns-repeated="16264"/>
        </table:table-row>
        <table:table-row table:style-name="ro2">
          <table:table-cell office:value-type="date" office:date-value="2020-09-12T00:00:00" table:style-name="ce5">
            <text:p>2020/9/12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45452" table:style-name="ce6">
            <text:p>45,452<text:s/></text:p>
          </table:table-cell>
          <table:table-cell office:value-type="float" office:value="19932" table:style-name="ce6">
            <text:p>19,932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17325" table:style-name="ce6">
            <text:p>17,325<text:s/></text:p>
          </table:table-cell>
          <table:table-cell office:value-type="float" office:value="4257" table:style-name="ce6">
            <text:p>4,257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29710" table:style-name="ce6">
            <text:p>29,710<text:s/></text:p>
          </table:table-cell>
          <table:table-cell office:value-type="float" office:value="16602" table:style-name="ce6">
            <text:p>16,602<text:s/></text:p>
          </table:table-cell>
          <table:table-cell office:value-type="float" office:value="27446" table:style-name="ce6">
            <text:p>27,446<text:s/></text:p>
          </table:table-cell>
          <table:table-cell office:value-type="float" office:value="19574" table:style-name="ce6">
            <text:p>19,574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30193" table:style-name="ce6">
            <text:p>30,193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20042" table:style-name="ce6">
            <text:p>20,042<text:s/></text:p>
          </table:table-cell>
          <table:table-cell office:value-type="float" office:value="16444" table:style-name="ce6">
            <text:p>16,444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151412" table:style-name="ce6">
            <text:p>151,412<text:s/></text:p>
          </table:table-cell>
          <table:table-cell office:value-type="float" office:value="49717" table:style-name="ce6">
            <text:p>49,717<text:s/></text:p>
          </table:table-cell>
          <table:table-cell office:value-type="float" office:value="17484" table:style-name="ce6">
            <text:p>17,484<text:s/></text:p>
          </table:table-cell>
          <table:table-cell office:value-type="float" office:value="17415" table:style-name="ce6">
            <text:p>17,415<text:s/></text:p>
          </table:table-cell>
          <table:table-cell office:value-type="float" office:value="27698" table:style-name="ce6">
            <text:p>27,698<text:s/></text:p>
          </table:table-cell>
          <table:table-cell office:value-type="float" office:value="25744" table:style-name="ce6">
            <text:p>25,744<text:s/></text:p>
          </table:table-cell>
          <table:table-cell office:value-type="float" office:value="25575" table:style-name="ce6">
            <text:p>25,575<text:s/></text:p>
          </table:table-cell>
          <table:table-cell office:value-type="float" office:value="19595" table:style-name="ce6">
            <text:p>19,595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23120" table:style-name="ce6">
            <text:p>23,120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15226" table:style-name="ce6">
            <text:p>15,226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31827" table:style-name="ce6">
            <text:p>31,827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17633" table:style-name="ce6">
            <text:p>17,633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27646" table:style-name="ce6">
            <text:p>27,646<text:s/></text:p>
          </table:table-cell>
          <table:table-cell office:value-type="float" office:value="38689" table:style-name="ce6">
            <text:p>38,689<text:s/></text:p>
          </table:table-cell>
          <table:table-cell office:value-type="float" office:value="30984" table:style-name="ce6">
            <text:p>30,984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70073" table:style-name="ce6">
            <text:p>70,073<text:s/></text:p>
          </table:table-cell>
          <table:table-cell office:value-type="float" office:value="14792" table:style-name="ce6">
            <text:p>14,792<text:s/></text:p>
          </table:table-cell>
          <table:table-cell office:value-type="float" office:value="31972" table:style-name="ce6">
            <text:p>31,972<text:s/></text:p>
          </table:table-cell>
          <table:table-cell office:value-type="float" office:value="34732" table:style-name="ce6">
            <text:p>34,732<text:s/></text:p>
          </table:table-cell>
          <table:table-cell office:value-type="float" office:value="19848" table:style-name="ce6">
            <text:p>19,848<text:s/></text:p>
          </table:table-cell>
          <table:table-cell office:value-type="float" office:value="61329" table:style-name="ce6">
            <text:p>61,329<text:s/></text:p>
          </table:table-cell>
          <table:table-cell office:value-type="float" office:value="15646" table:style-name="ce6">
            <text:p>15,646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17545" table:style-name="ce6">
            <text:p>17,545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30387" table:style-name="ce6">
            <text:p>30,387<text:s/></text:p>
          </table:table-cell>
          <table:table-cell office:value-type="float" office:value="14597" table:style-name="ce6">
            <text:p>14,597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20724" table:style-name="ce6">
            <text:p>20,724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16743" table:style-name="ce6">
            <text:p>16,743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19661" table:style-name="ce6">
            <text:p>19,661<text:s/></text:p>
          </table:table-cell>
          <table:table-cell office:value-type="float" office:value="21303" table:style-name="ce6">
            <text:p>21,303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3155" table:style-name="ce6">
            <text:p>3,155<text:s/></text:p>
          </table:table-cell>
          <table:table-cell table:number-columns-repeated="16264"/>
        </table:table-row>
        <table:table-row table:style-name="ro2">
          <table:table-cell office:value-type="date" office:date-value="2020-09-13T00:00:00" table:style-name="ce5">
            <text:p>2020/9/13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18453" table:style-name="ce6">
            <text:p>18,453<text:s/></text:p>
          </table:table-cell>
          <table:table-cell office:value-type="float" office:value="33986" table:style-name="ce6">
            <text:p>33,986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26563" table:style-name="ce6">
            <text:p>26,563<text:s/></text:p>
          </table:table-cell>
          <table:table-cell office:value-type="float" office:value="14278" table:style-name="ce6">
            <text:p>14,278<text:s/></text:p>
          </table:table-cell>
          <table:table-cell office:value-type="float" office:value="21556" table:style-name="ce6">
            <text:p>21,556<text:s/></text:p>
          </table:table-cell>
          <table:table-cell office:value-type="float" office:value="19830" table:style-name="ce6">
            <text:p>19,830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26184" table:style-name="ce6">
            <text:p>26,184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138622" table:style-name="ce6">
            <text:p>138,622<text:s/></text:p>
          </table:table-cell>
          <table:table-cell office:value-type="float" office:value="37967" table:style-name="ce6">
            <text:p>37,967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0361" table:style-name="ce6">
            <text:p>20,361<text:s/></text:p>
          </table:table-cell>
          <table:table-cell office:value-type="float" office:value="16615" table:style-name="ce6">
            <text:p>16,615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19120" table:style-name="ce6">
            <text:p>19,120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32292" table:style-name="ce6">
            <text:p>32,292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14727" table:style-name="ce6">
            <text:p>14,727<text:s/></text:p>
          </table:table-cell>
          <table:table-cell office:value-type="float" office:value="12330" table:style-name="ce6">
            <text:p>12,330<text:s/></text:p>
          </table:table-cell>
          <table:table-cell office:value-type="float" office:value="22437" table:style-name="ce6">
            <text:p>22,437<text:s/></text:p>
          </table:table-cell>
          <table:table-cell office:value-type="float" office:value="33201" table:style-name="ce6">
            <text:p>33,201<text:s/></text:p>
          </table:table-cell>
          <table:table-cell office:value-type="float" office:value="25284" table:style-name="ce6">
            <text:p>25,284<text:s/></text:p>
          </table:table-cell>
          <table:table-cell office:value-type="float" office:value="17505" table:style-name="ce6">
            <text:p>17,505<text:s/></text:p>
          </table:table-cell>
          <table:table-cell office:value-type="float" office:value="20983" table:style-name="ce6">
            <text:p>20,983<text:s/></text:p>
          </table:table-cell>
          <table:table-cell office:value-type="float" office:value="57631" table:style-name="ce6">
            <text:p>57,631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27367" table:style-name="ce6">
            <text:p>27,367<text:s/></text:p>
          </table:table-cell>
          <table:table-cell office:value-type="float" office:value="24967" table:style-name="ce6">
            <text:p>24,967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48268" table:style-name="ce6">
            <text:p>48,268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13613" table:style-name="ce6">
            <text:p>13,613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26861" table:style-name="ce6">
            <text:p>26,861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5376" table:style-name="ce6">
            <text:p>5,376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14705" table:style-name="ce6">
            <text:p>14,705<text:s/></text:p>
          </table:table-cell>
          <table:table-cell office:value-type="float" office:value="17869" table:style-name="ce6">
            <text:p>17,869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659" table:style-name="ce6">
            <text:p>659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2809" table:style-name="ce6">
            <text:p>2,809<text:s/></text:p>
          </table:table-cell>
          <table:table-cell table:number-columns-repeated="16264"/>
        </table:table-row>
        <table:table-row table:style-name="ro2">
          <table:table-cell office:value-type="date" office:date-value="2020-09-14T00:00:00" table:style-name="ce5">
            <text:p>2020/9/14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14370" table:style-name="ce6">
            <text:p>14,370<text:s/></text:p>
          </table:table-cell>
          <table:table-cell office:value-type="float" office:value="41286" table:style-name="ce6">
            <text:p>41,286<text:s/></text:p>
          </table:table-cell>
          <table:table-cell office:value-type="float" office:value="37562" table:style-name="ce6">
            <text:p>37,562<text:s/></text:p>
          </table:table-cell>
          <table:table-cell office:value-type="float" office:value="25419" table:style-name="ce6">
            <text:p>25,419<text:s/></text:p>
          </table:table-cell>
          <table:table-cell office:value-type="float" office:value="14802" table:style-name="ce6">
            <text:p>14,802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17261" table:style-name="ce6">
            <text:p>17,261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28004" table:style-name="ce6">
            <text:p>28,004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16721" table:style-name="ce6">
            <text:p>16,721<text:s/></text:p>
          </table:table-cell>
          <table:table-cell office:value-type="float" office:value="23697" table:style-name="ce6">
            <text:p>23,697<text:s/></text:p>
          </table:table-cell>
          <table:table-cell office:value-type="float" office:value="17314" table:style-name="ce6">
            <text:p>17,314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32879" table:style-name="ce6">
            <text:p>32,879<text:s/></text:p>
          </table:table-cell>
          <table:table-cell office:value-type="float" office:value="24073" table:style-name="ce6">
            <text:p>24,073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36023" table:style-name="ce6">
            <text:p>36,023<text:s/></text:p>
          </table:table-cell>
          <table:table-cell office:value-type="float" office:value="25894" table:style-name="ce6">
            <text:p>25,894<text:s/></text:p>
          </table:table-cell>
          <table:table-cell office:value-type="float" office:value="25661" table:style-name="ce6">
            <text:p>25,661<text:s/></text:p>
          </table:table-cell>
          <table:table-cell office:value-type="float" office:value="20239" table:style-name="ce6">
            <text:p>20,239<text:s/></text:p>
          </table:table-cell>
          <table:table-cell office:value-type="float" office:value="24542" table:style-name="ce6">
            <text:p>24,542<text:s/></text:p>
          </table:table-cell>
          <table:table-cell office:value-type="float" office:value="117037" table:style-name="ce6">
            <text:p>117,037<text:s/></text:p>
          </table:table-cell>
          <table:table-cell office:value-type="float" office:value="35636" table:style-name="ce6">
            <text:p>35,636<text:s/></text:p>
          </table:table-cell>
          <table:table-cell office:value-type="float" office:value="20814" table:style-name="ce6">
            <text:p>20,814<text:s/></text:p>
          </table:table-cell>
          <table:table-cell office:value-type="float" office:value="22808" table:style-name="ce6">
            <text:p>22,808<text:s/></text:p>
          </table:table-cell>
          <table:table-cell office:value-type="float" office:value="25213" table:style-name="ce6">
            <text:p>25,213<text:s/></text:p>
          </table:table-cell>
          <table:table-cell office:value-type="float" office:value="26773" table:style-name="ce6">
            <text:p>26,773<text:s/></text:p>
          </table:table-cell>
          <table:table-cell office:value-type="float" office:value="26845" table:style-name="ce6">
            <text:p>26,845<text:s/></text:p>
          </table:table-cell>
          <table:table-cell office:value-type="float" office:value="21842" table:style-name="ce6">
            <text:p>21,842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31644" table:style-name="ce6">
            <text:p>31,644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18640" table:style-name="ce6">
            <text:p>18,640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31834" table:style-name="ce6">
            <text:p>31,834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22700" table:style-name="ce6">
            <text:p>22,700<text:s/></text:p>
          </table:table-cell>
          <table:table-cell office:value-type="float" office:value="23758" table:style-name="ce6">
            <text:p>23,758<text:s/></text:p>
          </table:table-cell>
          <table:table-cell office:value-type="float" office:value="26718" table:style-name="ce6">
            <text:p>26,718<text:s/></text:p>
          </table:table-cell>
          <table:table-cell office:value-type="float" office:value="38469" table:style-name="ce6">
            <text:p>38,469<text:s/></text:p>
          </table:table-cell>
          <table:table-cell office:value-type="float" office:value="39606" table:style-name="ce6">
            <text:p>39,606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50557" table:style-name="ce6">
            <text:p>50,557<text:s/></text:p>
          </table:table-cell>
          <table:table-cell office:value-type="float" office:value="22366" table:style-name="ce6">
            <text:p>22,366<text:s/></text:p>
          </table:table-cell>
          <table:table-cell office:value-type="float" office:value="29853" table:style-name="ce6">
            <text:p>29,853<text:s/></text:p>
          </table:table-cell>
          <table:table-cell office:value-type="float" office:value="31351" table:style-name="ce6">
            <text:p>31,351<text:s/></text:p>
          </table:table-cell>
          <table:table-cell office:value-type="float" office:value="19061" table:style-name="ce6">
            <text:p>19,061<text:s/></text:p>
          </table:table-cell>
          <table:table-cell office:value-type="float" office:value="59003" table:style-name="ce6">
            <text:p>59,003<text:s/></text:p>
          </table:table-cell>
          <table:table-cell office:value-type="float" office:value="19887" table:style-name="ce6">
            <text:p>19,887<text:s/></text:p>
          </table:table-cell>
          <table:table-cell office:value-type="float" office:value="15521" table:style-name="ce6">
            <text:p>15,521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18097" table:style-name="ce6">
            <text:p>18,097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27863" table:style-name="ce6">
            <text:p>27,863<text:s/></text:p>
          </table:table-cell>
          <table:table-cell office:value-type="float" office:value="18523" table:style-name="ce6">
            <text:p>18,523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37142" table:style-name="ce6">
            <text:p>37,142<text:s/></text:p>
          </table:table-cell>
          <table:table-cell office:value-type="float" office:value="23664" table:style-name="ce6">
            <text:p>23,664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22331" table:style-name="ce6">
            <text:p>22,331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16654" table:style-name="ce6">
            <text:p>16,654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21888" table:style-name="ce6">
            <text:p>21,888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3770" table:style-name="ce6">
            <text:p>3,770<text:s/></text:p>
          </table:table-cell>
          <table:table-cell table:number-columns-repeated="16264"/>
        </table:table-row>
        <table:table-row table:style-name="ro2">
          <table:table-cell office:value-type="date" office:date-value="2020-09-15T00:00:00" table:style-name="ce5">
            <text:p>2020/9/15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43335" table:style-name="ce6">
            <text:p>43,335<text:s/></text:p>
          </table:table-cell>
          <table:table-cell office:value-type="float" office:value="39923" table:style-name="ce6">
            <text:p>39,923<text:s/></text:p>
          </table:table-cell>
          <table:table-cell office:value-type="float" office:value="26512" table:style-name="ce6">
            <text:p>26,512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19467" table:style-name="ce6">
            <text:p>19,467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28494" table:style-name="ce6">
            <text:p>28,494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6727" table:style-name="ce6">
            <text:p>16,727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27834" table:style-name="ce6">
            <text:p>27,834<text:s/></text:p>
          </table:table-cell>
          <table:table-cell office:value-type="float" office:value="17502" table:style-name="ce6">
            <text:p>17,502<text:s/></text:p>
          </table:table-cell>
          <table:table-cell office:value-type="float" office:value="34355" table:style-name="ce6">
            <text:p>34,355<text:s/></text:p>
          </table:table-cell>
          <table:table-cell office:value-type="float" office:value="25369" table:style-name="ce6">
            <text:p>25,369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36844" table:style-name="ce6">
            <text:p>36,844<text:s/></text:p>
          </table:table-cell>
          <table:table-cell office:value-type="float" office:value="26811" table:style-name="ce6">
            <text:p>26,811<text:s/></text:p>
          </table:table-cell>
          <table:table-cell office:value-type="float" office:value="26151" table:style-name="ce6">
            <text:p>26,151<text:s/></text:p>
          </table:table-cell>
          <table:table-cell office:value-type="float" office:value="20547" table:style-name="ce6">
            <text:p>20,547<text:s/></text:p>
          </table:table-cell>
          <table:table-cell office:value-type="float" office:value="25911" table:style-name="ce6">
            <text:p>25,911<text:s/></text:p>
          </table:table-cell>
          <table:table-cell office:value-type="float" office:value="116102" table:style-name="ce6">
            <text:p>116,102<text:s/></text:p>
          </table:table-cell>
          <table:table-cell office:value-type="float" office:value="37270" table:style-name="ce6">
            <text:p>37,270<text:s/></text:p>
          </table:table-cell>
          <table:table-cell office:value-type="float" office:value="21145" table:style-name="ce6">
            <text:p>21,145<text:s/></text:p>
          </table:table-cell>
          <table:table-cell office:value-type="float" office:value="23566" table:style-name="ce6">
            <text:p>23,566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27810" table:style-name="ce6">
            <text:p>27,810<text:s/></text:p>
          </table:table-cell>
          <table:table-cell office:value-type="float" office:value="27345" table:style-name="ce6">
            <text:p>27,345<text:s/></text:p>
          </table:table-cell>
          <table:table-cell office:value-type="float" office:value="23035" table:style-name="ce6">
            <text:p>23,035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32045" table:style-name="ce6">
            <text:p>32,045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14473" table:style-name="ce6">
            <text:p>14,473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31082" table:style-name="ce6">
            <text:p>31,082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24421" table:style-name="ce6">
            <text:p>24,421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39146" table:style-name="ce6">
            <text:p>39,146<text:s/></text:p>
          </table:table-cell>
          <table:table-cell office:value-type="float" office:value="40574" table:style-name="ce6">
            <text:p>40,574<text:s/></text:p>
          </table:table-cell>
          <table:table-cell office:value-type="float" office:value="26548" table:style-name="ce6">
            <text:p>26,548<text:s/></text:p>
          </table:table-cell>
          <table:table-cell office:value-type="float" office:value="25598" table:style-name="ce6">
            <text:p>25,598<text:s/></text:p>
          </table:table-cell>
          <table:table-cell office:value-type="float" office:value="52020" table:style-name="ce6">
            <text:p>52,020<text:s/></text:p>
          </table:table-cell>
          <table:table-cell office:value-type="float" office:value="23702" table:style-name="ce6">
            <text:p>23,702<text:s/></text:p>
          </table:table-cell>
          <table:table-cell office:value-type="float" office:value="30871" table:style-name="ce6">
            <text:p>30,871<text:s/></text:p>
          </table:table-cell>
          <table:table-cell office:value-type="float" office:value="32388" table:style-name="ce6">
            <text:p>32,388<text:s/></text:p>
          </table:table-cell>
          <table:table-cell office:value-type="float" office:value="20249" table:style-name="ce6">
            <text:p>20,249<text:s/></text:p>
          </table:table-cell>
          <table:table-cell office:value-type="float" office:value="60210" table:style-name="ce6">
            <text:p>60,210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15820" table:style-name="ce6">
            <text:p>15,820<text:s/></text:p>
          </table:table-cell>
          <table:table-cell office:value-type="float" office:value="15502" table:style-name="ce6">
            <text:p>15,502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25529" table:style-name="ce6">
            <text:p>25,529<text:s/></text:p>
          </table:table-cell>
          <table:table-cell office:value-type="float" office:value="19335" table:style-name="ce6">
            <text:p>19,335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38690" table:style-name="ce6">
            <text:p>38,690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24680" table:style-name="ce6">
            <text:p>24,680<text:s/></text:p>
          </table:table-cell>
          <table:table-cell office:value-type="float" office:value="23047" table:style-name="ce6">
            <text:p>23,047<text:s/></text:p>
          </table:table-cell>
          <table:table-cell office:value-type="float" office:value="16129" table:style-name="ce6">
            <text:p>16,129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17230" table:style-name="ce6">
            <text:p>17,230<text:s/></text:p>
          </table:table-cell>
          <table:table-cell office:value-type="float" office:value="28135" table:style-name="ce6">
            <text:p>28,135<text:s/></text:p>
          </table:table-cell>
          <table:table-cell office:value-type="float" office:value="23411" table:style-name="ce6">
            <text:p>23,411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3803" table:style-name="ce6">
            <text:p>3,803<text:s/></text:p>
          </table:table-cell>
          <table:table-cell table:number-columns-repeated="16264"/>
        </table:table-row>
        <table:table-row table:style-name="ro2">
          <table:table-cell office:value-type="date" office:date-value="2020-09-16T00:00:00" table:style-name="ce5">
            <text:p>2020/9/16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43443" table:style-name="ce6">
            <text:p>43,443<text:s/></text:p>
          </table:table-cell>
          <table:table-cell office:value-type="float" office:value="39911" table:style-name="ce6">
            <text:p>39,911<text:s/></text:p>
          </table:table-cell>
          <table:table-cell office:value-type="float" office:value="26570" table:style-name="ce6">
            <text:p>26,570<text:s/></text:p>
          </table:table-cell>
          <table:table-cell office:value-type="float" office:value="15184" table:style-name="ce6">
            <text:p>15,184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29224" table:style-name="ce6">
            <text:p>29,224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6948" table:style-name="ce6">
            <text:p>16,948<text:s/></text:p>
          </table:table-cell>
          <table:table-cell office:value-type="float" office:value="24517" table:style-name="ce6">
            <text:p>24,517<text:s/></text:p>
          </table:table-cell>
          <table:table-cell office:value-type="float" office:value="17773" table:style-name="ce6">
            <text:p>17,773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28043" table:style-name="ce6">
            <text:p>28,043<text:s/></text:p>
          </table:table-cell>
          <table:table-cell office:value-type="float" office:value="17162" table:style-name="ce6">
            <text:p>17,162<text:s/></text:p>
          </table:table-cell>
          <table:table-cell office:value-type="float" office:value="34683" table:style-name="ce6">
            <text:p>34,683<text:s/></text:p>
          </table:table-cell>
          <table:table-cell office:value-type="float" office:value="25988" table:style-name="ce6">
            <text:p>25,988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36967" table:style-name="ce6">
            <text:p>36,967<text:s/></text:p>
          </table:table-cell>
          <table:table-cell office:value-type="float" office:value="26626" table:style-name="ce6">
            <text:p>26,626<text:s/></text:p>
          </table:table-cell>
          <table:table-cell office:value-type="float" office:value="26341" table:style-name="ce6">
            <text:p>26,341<text:s/></text:p>
          </table:table-cell>
          <table:table-cell office:value-type="float" office:value="20646" table:style-name="ce6">
            <text:p>20,646<text:s/></text:p>
          </table:table-cell>
          <table:table-cell office:value-type="float" office:value="25207" table:style-name="ce6">
            <text:p>25,207<text:s/></text:p>
          </table:table-cell>
          <table:table-cell office:value-type="float" office:value="118998" table:style-name="ce6">
            <text:p>118,998<text:s/></text:p>
          </table:table-cell>
          <table:table-cell office:value-type="float" office:value="38269" table:style-name="ce6">
            <text:p>38,269<text:s/></text:p>
          </table:table-cell>
          <table:table-cell office:value-type="float" office:value="21905" table:style-name="ce6">
            <text:p>21,905<text:s/></text:p>
          </table:table-cell>
          <table:table-cell office:value-type="float" office:value="23642" table:style-name="ce6">
            <text:p>23,642<text:s/></text:p>
          </table:table-cell>
          <table:table-cell office:value-type="float" office:value="26631" table:style-name="ce6">
            <text:p>26,631<text:s/></text:p>
          </table:table-cell>
          <table:table-cell office:value-type="float" office:value="27604" table:style-name="ce6">
            <text:p>27,604<text:s/></text:p>
          </table:table-cell>
          <table:table-cell office:value-type="float" office:value="27689" table:style-name="ce6">
            <text:p>27,689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32257" table:style-name="ce6">
            <text:p>32,257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19353" table:style-name="ce6">
            <text:p>19,353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30790" table:style-name="ce6">
            <text:p>30,790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23179" table:style-name="ce6">
            <text:p>23,179<text:s/></text:p>
          </table:table-cell>
          <table:table-cell office:value-type="float" office:value="24110" table:style-name="ce6">
            <text:p>24,110<text:s/></text:p>
          </table:table-cell>
          <table:table-cell office:value-type="float" office:value="27493" table:style-name="ce6">
            <text:p>27,493<text:s/></text:p>
          </table:table-cell>
          <table:table-cell office:value-type="float" office:value="39495" table:style-name="ce6">
            <text:p>39,495<text:s/></text:p>
          </table:table-cell>
          <table:table-cell office:value-type="float" office:value="40561" table:style-name="ce6">
            <text:p>40,561<text:s/></text:p>
          </table:table-cell>
          <table:table-cell office:value-type="float" office:value="26696" table:style-name="ce6">
            <text:p>26,696<text:s/></text:p>
          </table:table-cell>
          <table:table-cell office:value-type="float" office:value="25754" table:style-name="ce6">
            <text:p>25,754<text:s/></text:p>
          </table:table-cell>
          <table:table-cell office:value-type="float" office:value="53663" table:style-name="ce6">
            <text:p>53,663<text:s/></text:p>
          </table:table-cell>
          <table:table-cell office:value-type="float" office:value="24330" table:style-name="ce6">
            <text:p>24,330<text:s/></text:p>
          </table:table-cell>
          <table:table-cell office:value-type="float" office:value="30837" table:style-name="ce6">
            <text:p>30,837<text:s/></text:p>
          </table:table-cell>
          <table:table-cell office:value-type="float" office:value="33657" table:style-name="ce6">
            <text:p>33,657<text:s/></text:p>
          </table:table-cell>
          <table:table-cell office:value-type="float" office:value="20645" table:style-name="ce6">
            <text:p>20,645<text:s/></text:p>
          </table:table-cell>
          <table:table-cell office:value-type="float" office:value="60822" table:style-name="ce6">
            <text:p>60,822<text:s/></text:p>
          </table:table-cell>
          <table:table-cell office:value-type="float" office:value="20945" table:style-name="ce6">
            <text:p>20,945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15793" table:style-name="ce6">
            <text:p>15,793<text:s/></text:p>
          </table:table-cell>
          <table:table-cell office:value-type="float" office:value="18589" table:style-name="ce6">
            <text:p>18,589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27656" table:style-name="ce6">
            <text:p>27,656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39299" table:style-name="ce6">
            <text:p>39,299<text:s/></text:p>
          </table:table-cell>
          <table:table-cell office:value-type="float" office:value="25529" table:style-name="ce6">
            <text:p>25,529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16265" table:style-name="ce6">
            <text:p>16,265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6015" table:style-name="ce6">
            <text:p>6,015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11870" table:style-name="ce6">
            <text:p>11,870<text:s/></text:p>
          </table:table-cell>
          <table:table-cell office:value-type="float" office:value="17106" table:style-name="ce6">
            <text:p>17,106<text:s/></text:p>
          </table:table-cell>
          <table:table-cell office:value-type="float" office:value="28456" table:style-name="ce6">
            <text:p>28,456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12960" table:style-name="ce6">
            <text:p>12,960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3759" table:style-name="ce6">
            <text:p>3,759<text:s/></text:p>
          </table:table-cell>
          <table:table-cell table:number-columns-repeated="16264"/>
        </table:table-row>
        <table:table-row table:style-name="ro2">
          <table:table-cell office:value-type="date" office:date-value="2020-09-17T00:00:00" table:style-name="ce5">
            <text:p>2020/9/17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15214" table:style-name="ce6">
            <text:p>15,214<text:s/></text:p>
          </table:table-cell>
          <table:table-cell office:value-type="float" office:value="44045" table:style-name="ce6">
            <text:p>44,045<text:s/></text:p>
          </table:table-cell>
          <table:table-cell office:value-type="float" office:value="41838" table:style-name="ce6">
            <text:p>41,838<text:s/></text:p>
          </table:table-cell>
          <table:table-cell office:value-type="float" office:value="26644" table:style-name="ce6">
            <text:p>26,644<text:s/></text:p>
          </table:table-cell>
          <table:table-cell office:value-type="float" office:value="15219" table:style-name="ce6">
            <text:p>15,219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17696" table:style-name="ce6">
            <text:p>17,696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5739" table:style-name="ce6">
            <text:p>5,739<text:s/></text:p>
          </table:table-cell>
          <table:table-cell office:value-type="float" office:value="30212" table:style-name="ce6">
            <text:p>30,212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10938" table:style-name="ce6">
            <text:p>10,938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17096" table:style-name="ce6">
            <text:p>17,096<text:s/></text:p>
          </table:table-cell>
          <table:table-cell office:value-type="float" office:value="24329" table:style-name="ce6">
            <text:p>24,329<text:s/></text:p>
          </table:table-cell>
          <table:table-cell office:value-type="float" office:value="17745" table:style-name="ce6">
            <text:p>17,745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28366" table:style-name="ce6">
            <text:p>28,366<text:s/></text:p>
          </table:table-cell>
          <table:table-cell office:value-type="float" office:value="17554" table:style-name="ce6">
            <text:p>17,554<text:s/></text:p>
          </table:table-cell>
          <table:table-cell office:value-type="float" office:value="34741" table:style-name="ce6">
            <text:p>34,741<text:s/></text:p>
          </table:table-cell>
          <table:table-cell office:value-type="float" office:value="25449" table:style-name="ce6">
            <text:p>25,449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37345" table:style-name="ce6">
            <text:p>37,345<text:s/></text:p>
          </table:table-cell>
          <table:table-cell office:value-type="float" office:value="27099" table:style-name="ce6">
            <text:p>27,099<text:s/></text:p>
          </table:table-cell>
          <table:table-cell office:value-type="float" office:value="26215" table:style-name="ce6">
            <text:p>26,215<text:s/></text:p>
          </table:table-cell>
          <table:table-cell office:value-type="float" office:value="20782" table:style-name="ce6">
            <text:p>20,782<text:s/></text:p>
          </table:table-cell>
          <table:table-cell office:value-type="float" office:value="24675" table:style-name="ce6">
            <text:p>24,675<text:s/></text:p>
          </table:table-cell>
          <table:table-cell office:value-type="float" office:value="124493" table:style-name="ce6">
            <text:p>124,493<text:s/></text:p>
          </table:table-cell>
          <table:table-cell office:value-type="float" office:value="40012" table:style-name="ce6">
            <text:p>40,012<text:s/></text:p>
          </table:table-cell>
          <table:table-cell office:value-type="float" office:value="21432" table:style-name="ce6">
            <text:p>21,432<text:s/></text:p>
          </table:table-cell>
          <table:table-cell office:value-type="float" office:value="23672" table:style-name="ce6">
            <text:p>23,672<text:s/></text:p>
          </table:table-cell>
          <table:table-cell office:value-type="float" office:value="27276" table:style-name="ce6">
            <text:p>27,276<text:s/></text:p>
          </table:table-cell>
          <table:table-cell office:value-type="float" office:value="28180" table:style-name="ce6">
            <text:p>28,180<text:s/></text:p>
          </table:table-cell>
          <table:table-cell office:value-type="float" office:value="27939" table:style-name="ce6">
            <text:p>27,939<text:s/></text:p>
          </table:table-cell>
          <table:table-cell office:value-type="float" office:value="23169" table:style-name="ce6">
            <text:p>23,169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31703" table:style-name="ce6">
            <text:p>31,703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19431" table:style-name="ce6">
            <text:p>19,431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14602" table:style-name="ce6">
            <text:p>14,602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31812" table:style-name="ce6">
            <text:p>31,812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7771" table:style-name="ce6">
            <text:p>7,771<text:s/></text:p>
          </table:table-cell>
          <table:table-cell office:value-type="float" office:value="23377" table:style-name="ce6">
            <text:p>23,377<text:s/></text:p>
          </table:table-cell>
          <table:table-cell office:value-type="float" office:value="24407" table:style-name="ce6">
            <text:p>24,407<text:s/></text:p>
          </table:table-cell>
          <table:table-cell office:value-type="float" office:value="28663" table:style-name="ce6">
            <text:p>28,663<text:s/></text:p>
          </table:table-cell>
          <table:table-cell office:value-type="float" office:value="40501" table:style-name="ce6">
            <text:p>40,501<text:s/></text:p>
          </table:table-cell>
          <table:table-cell office:value-type="float" office:value="41104" table:style-name="ce6">
            <text:p>41,104<text:s/></text:p>
          </table:table-cell>
          <table:table-cell office:value-type="float" office:value="27064" table:style-name="ce6">
            <text:p>27,064<text:s/></text:p>
          </table:table-cell>
          <table:table-cell office:value-type="float" office:value="27721" table:style-name="ce6">
            <text:p>27,721<text:s/></text:p>
          </table:table-cell>
          <table:table-cell office:value-type="float" office:value="53817" table:style-name="ce6">
            <text:p>53,817<text:s/></text:p>
          </table:table-cell>
          <table:table-cell office:value-type="float" office:value="24422" table:style-name="ce6">
            <text:p>24,422<text:s/></text:p>
          </table:table-cell>
          <table:table-cell office:value-type="float" office:value="30931" table:style-name="ce6">
            <text:p>30,931<text:s/></text:p>
          </table:table-cell>
          <table:table-cell office:value-type="float" office:value="33570" table:style-name="ce6">
            <text:p>33,570<text:s/></text:p>
          </table:table-cell>
          <table:table-cell office:value-type="float" office:value="21185" table:style-name="ce6">
            <text:p>21,185<text:s/></text:p>
          </table:table-cell>
          <table:table-cell office:value-type="float" office:value="62451" table:style-name="ce6">
            <text:p>62,451<text:s/></text:p>
          </table:table-cell>
          <table:table-cell office:value-type="float" office:value="20949" table:style-name="ce6">
            <text:p>20,949<text:s/></text:p>
          </table:table-cell>
          <table:table-cell office:value-type="float" office:value="16443" table:style-name="ce6">
            <text:p>16,443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19430" table:style-name="ce6">
            <text:p>19,430<text:s/></text:p>
          </table:table-cell>
          <table:table-cell office:value-type="float" office:value="13209" table:style-name="ce6">
            <text:p>13,209<text:s/></text:p>
          </table:table-cell>
          <table:table-cell office:value-type="float" office:value="26670" table:style-name="ce6">
            <text:p>26,670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39193" table:style-name="ce6">
            <text:p>39,193<text:s/></text:p>
          </table:table-cell>
          <table:table-cell office:value-type="float" office:value="26514" table:style-name="ce6">
            <text:p>26,514<text:s/></text:p>
          </table:table-cell>
          <table:table-cell office:value-type="float" office:value="25413" table:style-name="ce6">
            <text:p>25,413<text:s/></text:p>
          </table:table-cell>
          <table:table-cell office:value-type="float" office:value="23770" table:style-name="ce6">
            <text:p>23,770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7168" table:style-name="ce6">
            <text:p>17,168<text:s/></text:p>
          </table:table-cell>
          <table:table-cell office:value-type="float" office:value="30746" table:style-name="ce6">
            <text:p>30,746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3762" table:style-name="ce6">
            <text:p>3,762<text:s/></text:p>
          </table:table-cell>
          <table:table-cell table:number-columns-repeated="16264"/>
        </table:table-row>
        <table:table-row table:style-name="ro2">
          <table:table-cell office:value-type="date" office:date-value="2020-09-18T00:00:00" table:style-name="ce5">
            <text:p>2020/9/18</text:p>
          </table:table-cell>
          <table:table-cell office:value-type="float" office:value="5167" table:style-name="ce6">
            <text:p>5,167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46072" table:style-name="ce6">
            <text:p>46,072<text:s/></text:p>
          </table:table-cell>
          <table:table-cell office:value-type="float" office:value="48227" table:style-name="ce6">
            <text:p>48,227<text:s/></text:p>
          </table:table-cell>
          <table:table-cell office:value-type="float" office:value="27882" table:style-name="ce6">
            <text:p>27,882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5158" table:style-name="ce6">
            <text:p>15,158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19159" table:style-name="ce6">
            <text:p>19,159<text:s/></text:p>
          </table:table-cell>
          <table:table-cell office:value-type="float" office:value="18002" table:style-name="ce6">
            <text:p>18,002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35964" table:style-name="ce6">
            <text:p>35,964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13168" table:style-name="ce6">
            <text:p>13,168<text:s/></text:p>
          </table:table-cell>
          <table:table-cell office:value-type="float" office:value="18006" table:style-name="ce6">
            <text:p>18,006<text:s/></text:p>
          </table:table-cell>
          <table:table-cell office:value-type="float" office:value="25245" table:style-name="ce6">
            <text:p>25,245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10551" table:style-name="ce6">
            <text:p>10,551<text:s/></text:p>
          </table:table-cell>
          <table:table-cell office:value-type="float" office:value="31508" table:style-name="ce6">
            <text:p>31,508<text:s/></text:p>
          </table:table-cell>
          <table:table-cell office:value-type="float" office:value="18930" table:style-name="ce6">
            <text:p>18,930<text:s/></text:p>
          </table:table-cell>
          <table:table-cell office:value-type="float" office:value="35647" table:style-name="ce6">
            <text:p>35,647<text:s/></text:p>
          </table:table-cell>
          <table:table-cell office:value-type="float" office:value="26845" table:style-name="ce6">
            <text:p>26,845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38543" table:style-name="ce6">
            <text:p>38,543<text:s/></text:p>
          </table:table-cell>
          <table:table-cell office:value-type="float" office:value="27994" table:style-name="ce6">
            <text:p>27,994<text:s/></text:p>
          </table:table-cell>
          <table:table-cell office:value-type="float" office:value="27183" table:style-name="ce6">
            <text:p>27,183<text:s/></text:p>
          </table:table-cell>
          <table:table-cell office:value-type="float" office:value="21311" table:style-name="ce6">
            <text:p>21,311<text:s/></text:p>
          </table:table-cell>
          <table:table-cell office:value-type="float" office:value="24886" table:style-name="ce6">
            <text:p>24,886<text:s/></text:p>
          </table:table-cell>
          <table:table-cell office:value-type="float" office:value="163082" table:style-name="ce6">
            <text:p>163,082<text:s/></text:p>
          </table:table-cell>
          <table:table-cell office:value-type="float" office:value="46417" table:style-name="ce6">
            <text:p>46,417<text:s/></text:p>
          </table:table-cell>
          <table:table-cell office:value-type="float" office:value="23298" table:style-name="ce6">
            <text:p>23,298<text:s/></text:p>
          </table:table-cell>
          <table:table-cell office:value-type="float" office:value="24205" table:style-name="ce6">
            <text:p>24,205<text:s/></text:p>
          </table:table-cell>
          <table:table-cell office:value-type="float" office:value="29625" table:style-name="ce6">
            <text:p>29,625<text:s/></text:p>
          </table:table-cell>
          <table:table-cell office:value-type="float" office:value="29507" table:style-name="ce6">
            <text:p>29,507<text:s/></text:p>
          </table:table-cell>
          <table:table-cell office:value-type="float" office:value="29568" table:style-name="ce6">
            <text:p>29,568<text:s/></text:p>
          </table:table-cell>
          <table:table-cell office:value-type="float" office:value="25090" table:style-name="ce6">
            <text:p>25,090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32958" table:style-name="ce6">
            <text:p>32,958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20168" table:style-name="ce6">
            <text:p>20,168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4337" table:style-name="ce6">
            <text:p>14,337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33557" table:style-name="ce6">
            <text:p>33,557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15315" table:style-name="ce6">
            <text:p>15,315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23878" table:style-name="ce6">
            <text:p>23,878<text:s/></text:p>
          </table:table-cell>
          <table:table-cell office:value-type="float" office:value="24660" table:style-name="ce6">
            <text:p>24,660<text:s/></text:p>
          </table:table-cell>
          <table:table-cell office:value-type="float" office:value="29751" table:style-name="ce6">
            <text:p>29,751<text:s/></text:p>
          </table:table-cell>
          <table:table-cell office:value-type="float" office:value="45489" table:style-name="ce6">
            <text:p>45,489<text:s/></text:p>
          </table:table-cell>
          <table:table-cell office:value-type="float" office:value="42047" table:style-name="ce6">
            <text:p>42,047<text:s/></text:p>
          </table:table-cell>
          <table:table-cell office:value-type="float" office:value="27479" table:style-name="ce6">
            <text:p>27,479<text:s/></text:p>
          </table:table-cell>
          <table:table-cell office:value-type="float" office:value="27501" table:style-name="ce6">
            <text:p>27,501<text:s/></text:p>
          </table:table-cell>
          <table:table-cell office:value-type="float" office:value="63839" table:style-name="ce6">
            <text:p>63,839<text:s/></text:p>
          </table:table-cell>
          <table:table-cell office:value-type="float" office:value="25420" table:style-name="ce6">
            <text:p>25,420<text:s/></text:p>
          </table:table-cell>
          <table:table-cell office:value-type="float" office:value="34771" table:style-name="ce6">
            <text:p>34,771<text:s/></text:p>
          </table:table-cell>
          <table:table-cell office:value-type="float" office:value="39344" table:style-name="ce6">
            <text:p>39,344<text:s/></text:p>
          </table:table-cell>
          <table:table-cell office:value-type="float" office:value="23355" table:style-name="ce6">
            <text:p>23,355<text:s/></text:p>
          </table:table-cell>
          <table:table-cell office:value-type="float" office:value="71895" table:style-name="ce6">
            <text:p>71,895<text:s/></text:p>
          </table:table-cell>
          <table:table-cell office:value-type="float" office:value="22100" table:style-name="ce6">
            <text:p>22,100<text:s/></text:p>
          </table:table-cell>
          <table:table-cell office:value-type="float" office:value="17259" table:style-name="ce6">
            <text:p>17,259<text:s/></text:p>
          </table:table-cell>
          <table:table-cell office:value-type="float" office:value="16140" table:style-name="ce6">
            <text:p>16,140<text:s/></text:p>
          </table:table-cell>
          <table:table-cell office:value-type="float" office:value="23723" table:style-name="ce6">
            <text:p>23,723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30155" table:style-name="ce6">
            <text:p>30,155<text:s/></text:p>
          </table:table-cell>
          <table:table-cell office:value-type="float" office:value="21253" table:style-name="ce6">
            <text:p>21,253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12405" table:style-name="ce6">
            <text:p>12,405<text:s/></text:p>
          </table:table-cell>
          <table:table-cell office:value-type="float" office:value="40522" table:style-name="ce6">
            <text:p>40,522<text:s/></text:p>
          </table:table-cell>
          <table:table-cell office:value-type="float" office:value="27207" table:style-name="ce6">
            <text:p>27,207<text:s/></text:p>
          </table:table-cell>
          <table:table-cell office:value-type="float" office:value="26245" table:style-name="ce6">
            <text:p>26,245<text:s/></text:p>
          </table:table-cell>
          <table:table-cell office:value-type="float" office:value="24648" table:style-name="ce6">
            <text:p>24,648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18005" table:style-name="ce6">
            <text:p>18,005<text:s/></text:p>
          </table:table-cell>
          <table:table-cell office:value-type="float" office:value="30766" table:style-name="ce6">
            <text:p>30,766<text:s/></text:p>
          </table:table-cell>
          <table:table-cell office:value-type="float" office:value="25310" table:style-name="ce6">
            <text:p>25,310<text:s/></text:p>
          </table:table-cell>
          <table:table-cell office:value-type="float" office:value="14782" table:style-name="ce6">
            <text:p>14,782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8754" table:style-name="ce6">
            <text:p>8,754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4055" table:style-name="ce6">
            <text:p>4,055<text:s/></text:p>
          </table:table-cell>
          <table:table-cell table:number-columns-repeated="16264"/>
        </table:table-row>
        <table:table-row table:style-name="ro2">
          <table:table-cell office:value-type="date" office:date-value="2020-09-19T00:00:00" table:style-name="ce5">
            <text:p>2020/9/19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45545" table:style-name="ce6">
            <text:p>45,545<text:s/></text:p>
          </table:table-cell>
          <table:table-cell office:value-type="float" office:value="17071" table:style-name="ce6">
            <text:p>17,071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8398" table:style-name="ce6">
            <text:p>8,398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23790" table:style-name="ce6">
            <text:p>23,790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15799" table:style-name="ce6">
            <text:p>15,799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30430" table:style-name="ce6">
            <text:p>30,430<text:s/></text:p>
          </table:table-cell>
          <table:table-cell office:value-type="float" office:value="16739" table:style-name="ce6">
            <text:p>16,739<text:s/></text:p>
          </table:table-cell>
          <table:table-cell office:value-type="float" office:value="27483" table:style-name="ce6">
            <text:p>27,483<text:s/></text:p>
          </table:table-cell>
          <table:table-cell office:value-type="float" office:value="20115" table:style-name="ce6">
            <text:p>20,115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31556" table:style-name="ce6">
            <text:p>31,556<text:s/></text:p>
          </table:table-cell>
          <table:table-cell office:value-type="float" office:value="22249" table:style-name="ce6">
            <text:p>22,249<text:s/></text:p>
          </table:table-cell>
          <table:table-cell office:value-type="float" office:value="20881" table:style-name="ce6">
            <text:p>20,881<text:s/></text:p>
          </table:table-cell>
          <table:table-cell office:value-type="float" office:value="17494" table:style-name="ce6">
            <text:p>17,494<text:s/></text:p>
          </table:table-cell>
          <table:table-cell office:value-type="float" office:value="13379" table:style-name="ce6">
            <text:p>13,379<text:s/></text:p>
          </table:table-cell>
          <table:table-cell office:value-type="float" office:value="153499" table:style-name="ce6">
            <text:p>153,499<text:s/></text:p>
          </table:table-cell>
          <table:table-cell office:value-type="float" office:value="46223" table:style-name="ce6">
            <text:p>46,223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17519" table:style-name="ce6">
            <text:p>17,519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27153" table:style-name="ce6">
            <text:p>27,153<text:s/></text:p>
          </table:table-cell>
          <table:table-cell office:value-type="float" office:value="25585" table:style-name="ce6">
            <text:p>25,585<text:s/></text:p>
          </table:table-cell>
          <table:table-cell office:value-type="float" office:value="20082" table:style-name="ce6">
            <text:p>20,082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23869" table:style-name="ce6">
            <text:p>23,869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16357" table:style-name="ce6">
            <text:p>16,357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34527" table:style-name="ce6">
            <text:p>34,527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17821" table:style-name="ce6">
            <text:p>17,821<text:s/></text:p>
          </table:table-cell>
          <table:table-cell office:value-type="float" office:value="16575" table:style-name="ce6">
            <text:p>16,575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39622" table:style-name="ce6">
            <text:p>39,622<text:s/></text:p>
          </table:table-cell>
          <table:table-cell office:value-type="float" office:value="31395" table:style-name="ce6">
            <text:p>31,395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26856" table:style-name="ce6">
            <text:p>26,856<text:s/></text:p>
          </table:table-cell>
          <table:table-cell office:value-type="float" office:value="71374" table:style-name="ce6">
            <text:p>71,374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32486" table:style-name="ce6">
            <text:p>32,486<text:s/></text:p>
          </table:table-cell>
          <table:table-cell office:value-type="float" office:value="33757" table:style-name="ce6">
            <text:p>33,757<text:s/></text:p>
          </table:table-cell>
          <table:table-cell office:value-type="float" office:value="20926" table:style-name="ce6">
            <text:p>20,926<text:s/></text:p>
          </table:table-cell>
          <table:table-cell office:value-type="float" office:value="61009" table:style-name="ce6">
            <text:p>61,009<text:s/></text:p>
          </table:table-cell>
          <table:table-cell office:value-type="float" office:value="16342" table:style-name="ce6">
            <text:p>16,342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8313" table:style-name="ce6">
            <text:p>18,313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27271" table:style-name="ce6">
            <text:p>27,271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20897" table:style-name="ce6">
            <text:p>20,897<text:s/></text:p>
          </table:table-cell>
          <table:table-cell office:value-type="float" office:value="20948" table:style-name="ce6">
            <text:p>20,948<text:s/></text:p>
          </table:table-cell>
          <table:table-cell office:value-type="float" office:value="16003" table:style-name="ce6">
            <text:p>16,003<text:s/></text:p>
          </table:table-cell>
          <table:table-cell office:value-type="float" office:value="17790" table:style-name="ce6">
            <text:p>17,790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21669" table:style-name="ce6">
            <text:p>21,669<text:s/></text:p>
          </table:table-cell>
          <table:table-cell office:value-type="float" office:value="21753" table:style-name="ce6">
            <text:p>21,753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3430" table:style-name="ce6">
            <text:p>3,430<text:s/></text:p>
          </table:table-cell>
          <table:table-cell table:number-columns-repeated="16264"/>
        </table:table-row>
        <table:table-row table:style-name="ro2">
          <table:table-cell office:value-type="date" office:date-value="2020-09-20T00:00:00" table:style-name="ce5">
            <text:p>2020/9/20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17978" table:style-name="ce6">
            <text:p>17,978<text:s/></text:p>
          </table:table-cell>
          <table:table-cell office:value-type="float" office:value="33510" table:style-name="ce6">
            <text:p>33,510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16605" table:style-name="ce6">
            <text:p>16,605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11627" table:style-name="ce6">
            <text:p>11,627<text:s/></text:p>
          </table:table-cell>
          <table:table-cell office:value-type="float" office:value="15208" table:style-name="ce6">
            <text:p>15,208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24832" table:style-name="ce6">
            <text:p>24,832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21993" table:style-name="ce6">
            <text:p>21,993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26133" table:style-name="ce6">
            <text:p>26,133<text:s/></text:p>
          </table:table-cell>
          <table:table-cell office:value-type="float" office:value="17817" table:style-name="ce6">
            <text:p>17,817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39368" table:style-name="ce6">
            <text:p>139,368<text:s/></text:p>
          </table:table-cell>
          <table:table-cell office:value-type="float" office:value="35777" table:style-name="ce6">
            <text:p>35,777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15940" table:style-name="ce6">
            <text:p>15,940<text:s/></text:p>
          </table:table-cell>
          <table:table-cell office:value-type="float" office:value="20734" table:style-name="ce6">
            <text:p>20,734<text:s/></text:p>
          </table:table-cell>
          <table:table-cell office:value-type="float" office:value="21027" table:style-name="ce6">
            <text:p>21,027<text:s/></text:p>
          </table:table-cell>
          <table:table-cell office:value-type="float" office:value="20658" table:style-name="ce6">
            <text:p>20,658<text:s/></text:p>
          </table:table-cell>
          <table:table-cell office:value-type="float" office:value="16458" table:style-name="ce6">
            <text:p>16,458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9067" table:style-name="ce6">
            <text:p>19,067<text:s/></text:p>
          </table:table-cell>
          <table:table-cell office:value-type="float" office:value="4841" table:style-name="ce6">
            <text:p>4,841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1368" table:style-name="ce6">
            <text:p>1,368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8977" table:style-name="ce6">
            <text:p>8,977<text:s/></text:p>
          </table:table-cell>
          <table:table-cell office:value-type="float" office:value="30055" table:style-name="ce6">
            <text:p>30,055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21504" table:style-name="ce6">
            <text:p>21,504<text:s/></text:p>
          </table:table-cell>
          <table:table-cell office:value-type="float" office:value="35270" table:style-name="ce6">
            <text:p>35,270<text:s/></text:p>
          </table:table-cell>
          <table:table-cell office:value-type="float" office:value="25732" table:style-name="ce6">
            <text:p>25,732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54666" table:style-name="ce6">
            <text:p>54,666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7014" table:style-name="ce6">
            <text:p>17,014<text:s/></text:p>
          </table:table-cell>
          <table:table-cell office:value-type="float" office:value="50125" table:style-name="ce6">
            <text:p>50,125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22845" table:style-name="ce6">
            <text:p>22,845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8297" table:style-name="ce6">
            <text:p>8,297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13955" table:style-name="ce6">
            <text:p>13,955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17825" table:style-name="ce6">
            <text:p>17,825<text:s/></text:p>
          </table:table-cell>
          <table:table-cell office:value-type="float" office:value="17208" table:style-name="ce6">
            <text:p>17,208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607" table:style-name="ce6">
            <text:p>607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2993" table:style-name="ce6">
            <text:p>2,993<text:s/></text:p>
          </table:table-cell>
          <table:table-cell table:number-columns-repeated="16264"/>
        </table:table-row>
        <table:table-row table:style-name="ro2">
          <table:table-cell office:value-type="date" office:date-value="2020-09-21T00:00:00" table:style-name="ce5">
            <text:p>2020/9/21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41226" table:style-name="ce6">
            <text:p>41,226<text:s/></text:p>
          </table:table-cell>
          <table:table-cell office:value-type="float" office:value="37642" table:style-name="ce6">
            <text:p>37,642<text:s/></text:p>
          </table:table-cell>
          <table:table-cell office:value-type="float" office:value="25052" table:style-name="ce6">
            <text:p>25,052<text:s/></text:p>
          </table:table-cell>
          <table:table-cell office:value-type="float" office:value="14786" table:style-name="ce6">
            <text:p>14,786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18726" table:style-name="ce6">
            <text:p>18,726<text:s/></text:p>
          </table:table-cell>
          <table:table-cell office:value-type="float" office:value="17229" table:style-name="ce6">
            <text:p>17,229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9015" table:style-name="ce6">
            <text:p>9,015<text:s/></text:p>
          </table:table-cell>
          <table:table-cell office:value-type="float" office:value="8407" table:style-name="ce6">
            <text:p>8,407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29385" table:style-name="ce6">
            <text:p>29,385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16743" table:style-name="ce6">
            <text:p>16,743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17263" table:style-name="ce6">
            <text:p>17,263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27595" table:style-name="ce6">
            <text:p>27,595<text:s/></text:p>
          </table:table-cell>
          <table:table-cell office:value-type="float" office:value="16623" table:style-name="ce6">
            <text:p>16,623<text:s/></text:p>
          </table:table-cell>
          <table:table-cell office:value-type="float" office:value="32775" table:style-name="ce6">
            <text:p>32,775<text:s/></text:p>
          </table:table-cell>
          <table:table-cell office:value-type="float" office:value="24048" table:style-name="ce6">
            <text:p>24,048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35851" table:style-name="ce6">
            <text:p>35,851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25744" table:style-name="ce6">
            <text:p>25,744<text:s/></text:p>
          </table:table-cell>
          <table:table-cell office:value-type="float" office:value="20294" table:style-name="ce6">
            <text:p>20,294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119092" table:style-name="ce6">
            <text:p>119,092<text:s/></text:p>
          </table:table-cell>
          <table:table-cell office:value-type="float" office:value="35824" table:style-name="ce6">
            <text:p>35,824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22601" table:style-name="ce6">
            <text:p>22,601<text:s/></text:p>
          </table:table-cell>
          <table:table-cell office:value-type="float" office:value="25404" table:style-name="ce6">
            <text:p>25,404<text:s/></text:p>
          </table:table-cell>
          <table:table-cell office:value-type="float" office:value="27188" table:style-name="ce6">
            <text:p>27,188<text:s/></text:p>
          </table:table-cell>
          <table:table-cell office:value-type="float" office:value="26405" table:style-name="ce6">
            <text:p>26,405<text:s/></text:p>
          </table:table-cell>
          <table:table-cell office:value-type="float" office:value="22156" table:style-name="ce6">
            <text:p>22,156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32244" table:style-name="ce6">
            <text:p>32,244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18894" table:style-name="ce6">
            <text:p>18,894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32850" table:style-name="ce6">
            <text:p>32,850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22467" table:style-name="ce6">
            <text:p>22,467<text:s/></text:p>
          </table:table-cell>
          <table:table-cell office:value-type="float" office:value="23626" table:style-name="ce6">
            <text:p>23,626<text:s/></text:p>
          </table:table-cell>
          <table:table-cell office:value-type="float" office:value="26293" table:style-name="ce6">
            <text:p>26,293<text:s/></text:p>
          </table:table-cell>
          <table:table-cell office:value-type="float" office:value="38470" table:style-name="ce6">
            <text:p>38,470<text:s/></text:p>
          </table:table-cell>
          <table:table-cell office:value-type="float" office:value="39312" table:style-name="ce6">
            <text:p>39,312<text:s/></text:p>
          </table:table-cell>
          <table:table-cell office:value-type="float" office:value="25939" table:style-name="ce6">
            <text:p>25,939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50629" table:style-name="ce6">
            <text:p>50,629<text:s/></text:p>
          </table:table-cell>
          <table:table-cell office:value-type="float" office:value="22767" table:style-name="ce6">
            <text:p>22,767<text:s/></text:p>
          </table:table-cell>
          <table:table-cell office:value-type="float" office:value="29451" table:style-name="ce6">
            <text:p>29,451<text:s/></text:p>
          </table:table-cell>
          <table:table-cell office:value-type="float" office:value="30960" table:style-name="ce6">
            <text:p>30,960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58445" table:style-name="ce6">
            <text:p>58,445<text:s/></text:p>
          </table:table-cell>
          <table:table-cell office:value-type="float" office:value="19821" table:style-name="ce6">
            <text:p>19,821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13014" table:style-name="ce6">
            <text:p>13,014<text:s/></text:p>
          </table:table-cell>
          <table:table-cell office:value-type="float" office:value="26156" table:style-name="ce6">
            <text:p>26,156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37079" table:style-name="ce6">
            <text:p>37,079<text:s/></text:p>
          </table:table-cell>
          <table:table-cell office:value-type="float" office:value="22612" table:style-name="ce6">
            <text:p>22,612<text:s/></text:p>
          </table:table-cell>
          <table:table-cell office:value-type="float" office:value="24181" table:style-name="ce6">
            <text:p>24,181<text:s/></text:p>
          </table:table-cell>
          <table:table-cell office:value-type="float" office:value="22301" table:style-name="ce6">
            <text:p>22,301<text:s/></text:p>
          </table:table-cell>
          <table:table-cell office:value-type="float" office:value="16101" table:style-name="ce6">
            <text:p>16,101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10207" table:style-name="ce6">
            <text:p>10,207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6479" table:style-name="ce6">
            <text:p>16,479<text:s/></text:p>
          </table:table-cell>
          <table:table-cell office:value-type="float" office:value="29176" table:style-name="ce6">
            <text:p>29,176<text:s/></text:p>
          </table:table-cell>
          <table:table-cell office:value-type="float" office:value="21596" table:style-name="ce6">
            <text:p>21,596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2222" table:style-name="ce6">
            <text:p>12,222<text:s/></text:p>
          </table:table-cell>
          <table:table-cell office:value-type="float" office:value="11917" table:style-name="ce6">
            <text:p>11,917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3754" table:style-name="ce6">
            <text:p>3,754<text:s/></text:p>
          </table:table-cell>
          <table:table-cell table:number-columns-repeated="16264"/>
        </table:table-row>
        <table:table-row table:style-name="ro2">
          <table:table-cell office:value-type="date" office:date-value="2020-09-22T00:00:00" table:style-name="ce5">
            <text:p>2020/9/22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15025" table:style-name="ce6">
            <text:p>15,025<text:s/></text:p>
          </table:table-cell>
          <table:table-cell office:value-type="float" office:value="43277" table:style-name="ce6">
            <text:p>43,277<text:s/></text:p>
          </table:table-cell>
          <table:table-cell office:value-type="float" office:value="39999" table:style-name="ce6">
            <text:p>39,999<text:s/></text:p>
          </table:table-cell>
          <table:table-cell office:value-type="float" office:value="25845" table:style-name="ce6">
            <text:p>25,845<text:s/></text:p>
          </table:table-cell>
          <table:table-cell office:value-type="float" office:value="15218" table:style-name="ce6">
            <text:p>15,218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15026" table:style-name="ce6">
            <text:p>15,026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17935" table:style-name="ce6">
            <text:p>17,935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9723" table:style-name="ce6">
            <text:p>29,723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24250" table:style-name="ce6">
            <text:p>24,250<text:s/></text:p>
          </table:table-cell>
          <table:table-cell office:value-type="float" office:value="18205" table:style-name="ce6">
            <text:p>18,205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28124" table:style-name="ce6">
            <text:p>28,124<text:s/></text:p>
          </table:table-cell>
          <table:table-cell office:value-type="float" office:value="17676" table:style-name="ce6">
            <text:p>17,676<text:s/></text:p>
          </table:table-cell>
          <table:table-cell office:value-type="float" office:value="34417" table:style-name="ce6">
            <text:p>34,417<text:s/></text:p>
          </table:table-cell>
          <table:table-cell office:value-type="float" office:value="25339" table:style-name="ce6">
            <text:p>25,339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36896" table:style-name="ce6">
            <text:p>36,896<text:s/></text:p>
          </table:table-cell>
          <table:table-cell office:value-type="float" office:value="26877" table:style-name="ce6">
            <text:p>26,877<text:s/></text:p>
          </table:table-cell>
          <table:table-cell office:value-type="float" office:value="26434" table:style-name="ce6">
            <text:p>26,434<text:s/></text:p>
          </table:table-cell>
          <table:table-cell office:value-type="float" office:value="20905" table:style-name="ce6">
            <text:p>20,905<text:s/></text:p>
          </table:table-cell>
          <table:table-cell office:value-type="float" office:value="25576" table:style-name="ce6">
            <text:p>25,576<text:s/></text:p>
          </table:table-cell>
          <table:table-cell office:value-type="float" office:value="118494" table:style-name="ce6">
            <text:p>118,494<text:s/></text:p>
          </table:table-cell>
          <table:table-cell office:value-type="float" office:value="38510" table:style-name="ce6">
            <text:p>38,510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23336" table:style-name="ce6">
            <text:p>23,336<text:s/></text:p>
          </table:table-cell>
          <table:table-cell office:value-type="float" office:value="27426" table:style-name="ce6">
            <text:p>27,426<text:s/></text:p>
          </table:table-cell>
          <table:table-cell office:value-type="float" office:value="28430" table:style-name="ce6">
            <text:p>28,430<text:s/></text:p>
          </table:table-cell>
          <table:table-cell office:value-type="float" office:value="27278" table:style-name="ce6">
            <text:p>27,278<text:s/></text:p>
          </table:table-cell>
          <table:table-cell office:value-type="float" office:value="23114" table:style-name="ce6">
            <text:p>23,114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32311" table:style-name="ce6">
            <text:p>32,311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19400" table:style-name="ce6">
            <text:p>19,400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31995" table:style-name="ce6">
            <text:p>31,995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23296" table:style-name="ce6">
            <text:p>23,296<text:s/></text:p>
          </table:table-cell>
          <table:table-cell office:value-type="float" office:value="24415" table:style-name="ce6">
            <text:p>24,415<text:s/></text:p>
          </table:table-cell>
          <table:table-cell office:value-type="float" office:value="27203" table:style-name="ce6">
            <text:p>27,203<text:s/></text:p>
          </table:table-cell>
          <table:table-cell office:value-type="float" office:value="39022" table:style-name="ce6">
            <text:p>39,022<text:s/></text:p>
          </table:table-cell>
          <table:table-cell office:value-type="float" office:value="40520" table:style-name="ce6">
            <text:p>40,520<text:s/></text:p>
          </table:table-cell>
          <table:table-cell office:value-type="float" office:value="26848" table:style-name="ce6">
            <text:p>26,848<text:s/></text:p>
          </table:table-cell>
          <table:table-cell office:value-type="float" office:value="25760" table:style-name="ce6">
            <text:p>25,760<text:s/></text:p>
          </table:table-cell>
          <table:table-cell office:value-type="float" office:value="51760" table:style-name="ce6">
            <text:p>51,760<text:s/></text:p>
          </table:table-cell>
          <table:table-cell office:value-type="float" office:value="24468" table:style-name="ce6">
            <text:p>24,468<text:s/></text:p>
          </table:table-cell>
          <table:table-cell office:value-type="float" office:value="30518" table:style-name="ce6">
            <text:p>30,518<text:s/></text:p>
          </table:table-cell>
          <table:table-cell office:value-type="float" office:value="32402" table:style-name="ce6">
            <text:p>32,402<text:s/></text:p>
          </table:table-cell>
          <table:table-cell office:value-type="float" office:value="19782" table:style-name="ce6">
            <text:p>19,782<text:s/></text:p>
          </table:table-cell>
          <table:table-cell office:value-type="float" office:value="59994" table:style-name="ce6">
            <text:p>59,994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16280" table:style-name="ce6">
            <text:p>16,280<text:s/></text:p>
          </table:table-cell>
          <table:table-cell office:value-type="float" office:value="15657" table:style-name="ce6">
            <text:p>15,657<text:s/></text:p>
          </table:table-cell>
          <table:table-cell office:value-type="float" office:value="19263" table:style-name="ce6">
            <text:p>19,263<text:s/></text:p>
          </table:table-cell>
          <table:table-cell office:value-type="float" office:value="13236" table:style-name="ce6">
            <text:p>13,236<text:s/></text:p>
          </table:table-cell>
          <table:table-cell office:value-type="float" office:value="26857" table:style-name="ce6">
            <text:p>26,857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7852" table:style-name="ce6">
            <text:p>7,852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38774" table:style-name="ce6">
            <text:p>38,774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24980" table:style-name="ce6">
            <text:p>24,980<text:s/></text:p>
          </table:table-cell>
          <table:table-cell office:value-type="float" office:value="22934" table:style-name="ce6">
            <text:p>22,934<text:s/></text:p>
          </table:table-cell>
          <table:table-cell office:value-type="float" office:value="16047" table:style-name="ce6">
            <text:p>16,047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0518" table:style-name="ce6">
            <text:p>10,518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17161" table:style-name="ce6">
            <text:p>17,161<text:s/></text:p>
          </table:table-cell>
          <table:table-cell office:value-type="float" office:value="29128" table:style-name="ce6">
            <text:p>29,128<text:s/></text:p>
          </table:table-cell>
          <table:table-cell office:value-type="float" office:value="23124" table:style-name="ce6">
            <text:p>23,124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3828" table:style-name="ce6">
            <text:p>3,828<text:s/></text:p>
          </table:table-cell>
          <table:table-cell table:number-columns-repeated="16264"/>
        </table:table-row>
        <table:table-row table:style-name="ro2">
          <table:table-cell office:value-type="date" office:date-value="2020-09-23T00:00:00" table:style-name="ce5">
            <text:p>2020/9/23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44134" table:style-name="ce6">
            <text:p>44,134<text:s/></text:p>
          </table:table-cell>
          <table:table-cell office:value-type="float" office:value="42123" table:style-name="ce6">
            <text:p>42,123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15398" table:style-name="ce6">
            <text:p>15,398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19424" table:style-name="ce6">
            <text:p>19,424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36043" table:style-name="ce6">
            <text:p>36,043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24604" table:style-name="ce6">
            <text:p>24,604<text:s/></text:p>
          </table:table-cell>
          <table:table-cell office:value-type="float" office:value="17782" table:style-name="ce6">
            <text:p>17,782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28364" table:style-name="ce6">
            <text:p>28,364<text:s/></text:p>
          </table:table-cell>
          <table:table-cell office:value-type="float" office:value="17724" table:style-name="ce6">
            <text:p>17,724<text:s/></text:p>
          </table:table-cell>
          <table:table-cell office:value-type="float" office:value="34653" table:style-name="ce6">
            <text:p>34,653<text:s/></text:p>
          </table:table-cell>
          <table:table-cell office:value-type="float" office:value="25953" table:style-name="ce6">
            <text:p>25,953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37430" table:style-name="ce6">
            <text:p>37,430<text:s/></text:p>
          </table:table-cell>
          <table:table-cell office:value-type="float" office:value="27301" table:style-name="ce6">
            <text:p>27,301<text:s/></text:p>
          </table:table-cell>
          <table:table-cell office:value-type="float" office:value="26622" table:style-name="ce6">
            <text:p>26,622<text:s/></text:p>
          </table:table-cell>
          <table:table-cell office:value-type="float" office:value="21000" table:style-name="ce6">
            <text:p>21,000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121939" table:style-name="ce6">
            <text:p>121,939<text:s/></text:p>
          </table:table-cell>
          <table:table-cell office:value-type="float" office:value="38665" table:style-name="ce6">
            <text:p>38,665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23443" table:style-name="ce6">
            <text:p>23,443<text:s/></text:p>
          </table:table-cell>
          <table:table-cell office:value-type="float" office:value="26875" table:style-name="ce6">
            <text:p>26,875<text:s/></text:p>
          </table:table-cell>
          <table:table-cell office:value-type="float" office:value="28412" table:style-name="ce6">
            <text:p>28,412<text:s/></text:p>
          </table:table-cell>
          <table:table-cell office:value-type="float" office:value="28025" table:style-name="ce6">
            <text:p>28,025<text:s/></text:p>
          </table:table-cell>
          <table:table-cell office:value-type="float" office:value="23661" table:style-name="ce6">
            <text:p>23,661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32999" table:style-name="ce6">
            <text:p>32,999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19830" table:style-name="ce6">
            <text:p>19,830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32202" table:style-name="ce6">
            <text:p>32,202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23030" table:style-name="ce6">
            <text:p>23,030<text:s/></text:p>
          </table:table-cell>
          <table:table-cell office:value-type="float" office:value="24576" table:style-name="ce6">
            <text:p>24,576<text:s/></text:p>
          </table:table-cell>
          <table:table-cell office:value-type="float" office:value="27678" table:style-name="ce6">
            <text:p>27,678<text:s/></text:p>
          </table:table-cell>
          <table:table-cell office:value-type="float" office:value="39713" table:style-name="ce6">
            <text:p>39,713<text:s/></text:p>
          </table:table-cell>
          <table:table-cell office:value-type="float" office:value="40917" table:style-name="ce6">
            <text:p>40,917<text:s/></text:p>
          </table:table-cell>
          <table:table-cell office:value-type="float" office:value="27167" table:style-name="ce6">
            <text:p>27,167<text:s/></text:p>
          </table:table-cell>
          <table:table-cell office:value-type="float" office:value="26301" table:style-name="ce6">
            <text:p>26,301<text:s/></text:p>
          </table:table-cell>
          <table:table-cell office:value-type="float" office:value="53174" table:style-name="ce6">
            <text:p>53,174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31381" table:style-name="ce6">
            <text:p>31,381<text:s/></text:p>
          </table:table-cell>
          <table:table-cell office:value-type="float" office:value="33799" table:style-name="ce6">
            <text:p>33,799<text:s/></text:p>
          </table:table-cell>
          <table:table-cell office:value-type="float" office:value="21105" table:style-name="ce6">
            <text:p>21,105<text:s/></text:p>
          </table:table-cell>
          <table:table-cell office:value-type="float" office:value="61757" table:style-name="ce6">
            <text:p>61,757<text:s/></text:p>
          </table:table-cell>
          <table:table-cell office:value-type="float" office:value="20975" table:style-name="ce6">
            <text:p>20,975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13629" table:style-name="ce6">
            <text:p>13,629<text:s/></text:p>
          </table:table-cell>
          <table:table-cell office:value-type="float" office:value="27559" table:style-name="ce6">
            <text:p>27,559<text:s/></text:p>
          </table:table-cell>
          <table:table-cell office:value-type="float" office:value="19756" table:style-name="ce6">
            <text:p>19,756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39785" table:style-name="ce6">
            <text:p>39,785<text:s/></text:p>
          </table:table-cell>
          <table:table-cell office:value-type="float" office:value="24101" table:style-name="ce6">
            <text:p>24,101<text:s/></text:p>
          </table:table-cell>
          <table:table-cell office:value-type="float" office:value="25532" table:style-name="ce6">
            <text:p>25,532<text:s/></text:p>
          </table:table-cell>
          <table:table-cell office:value-type="float" office:value="23357" table:style-name="ce6">
            <text:p>23,357<text:s/></text:p>
          </table:table-cell>
          <table:table-cell office:value-type="float" office:value="16001" table:style-name="ce6">
            <text:p>16,001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10630" table:style-name="ce6">
            <text:p>10,630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17179" table:style-name="ce6">
            <text:p>17,179<text:s/></text:p>
          </table:table-cell>
          <table:table-cell office:value-type="float" office:value="29428" table:style-name="ce6">
            <text:p>29,428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1052" table:style-name="ce6">
            <text:p>1,052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3851" table:style-name="ce6">
            <text:p>3,851<text:s/></text:p>
          </table:table-cell>
          <table:table-cell table:number-columns-repeated="16264"/>
        </table:table-row>
        <table:table-row table:style-name="ro2">
          <table:table-cell office:value-type="date" office:date-value="2020-09-24T00:00:00" table:style-name="ce5">
            <text:p>2020/9/24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44816" table:style-name="ce6">
            <text:p>44,816<text:s/></text:p>
          </table:table-cell>
          <table:table-cell office:value-type="float" office:value="42014" table:style-name="ce6">
            <text:p>42,014<text:s/></text:p>
          </table:table-cell>
          <table:table-cell office:value-type="float" office:value="27065" table:style-name="ce6">
            <text:p>27,065<text:s/></text:p>
          </table:table-cell>
          <table:table-cell office:value-type="float" office:value="15931" table:style-name="ce6">
            <text:p>15,931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5389" table:style-name="ce6">
            <text:p>15,389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9780" table:style-name="ce6">
            <text:p>19,780<text:s/></text:p>
          </table:table-cell>
          <table:table-cell office:value-type="float" office:value="18082" table:style-name="ce6">
            <text:p>18,082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38057" table:style-name="ce6">
            <text:p>38,057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17331" table:style-name="ce6">
            <text:p>17,331<text:s/></text:p>
          </table:table-cell>
          <table:table-cell office:value-type="float" office:value="24763" table:style-name="ce6">
            <text:p>24,763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28424" table:style-name="ce6">
            <text:p>28,424<text:s/></text:p>
          </table:table-cell>
          <table:table-cell office:value-type="float" office:value="17928" table:style-name="ce6">
            <text:p>17,928<text:s/></text:p>
          </table:table-cell>
          <table:table-cell office:value-type="float" office:value="35527" table:style-name="ce6">
            <text:p>35,527<text:s/></text:p>
          </table:table-cell>
          <table:table-cell office:value-type="float" office:value="26738" table:style-name="ce6">
            <text:p>26,738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38107" table:style-name="ce6">
            <text:p>38,107<text:s/></text:p>
          </table:table-cell>
          <table:table-cell office:value-type="float" office:value="27593" table:style-name="ce6">
            <text:p>27,593<text:s/></text:p>
          </table:table-cell>
          <table:table-cell office:value-type="float" office:value="27084" table:style-name="ce6">
            <text:p>27,084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25867" table:style-name="ce6">
            <text:p>25,867<text:s/></text:p>
          </table:table-cell>
          <table:table-cell office:value-type="float" office:value="125823" table:style-name="ce6">
            <text:p>125,823<text:s/></text:p>
          </table:table-cell>
          <table:table-cell office:value-type="float" office:value="40578" table:style-name="ce6">
            <text:p>40,578<text:s/></text:p>
          </table:table-cell>
          <table:table-cell office:value-type="float" office:value="21999" table:style-name="ce6">
            <text:p>21,999<text:s/></text:p>
          </table:table-cell>
          <table:table-cell office:value-type="float" office:value="23455" table:style-name="ce6">
            <text:p>23,455<text:s/></text:p>
          </table:table-cell>
          <table:table-cell office:value-type="float" office:value="26628" table:style-name="ce6">
            <text:p>26,628<text:s/></text:p>
          </table:table-cell>
          <table:table-cell office:value-type="float" office:value="27210" table:style-name="ce6">
            <text:p>27,210<text:s/></text:p>
          </table:table-cell>
          <table:table-cell office:value-type="float" office:value="27478" table:style-name="ce6">
            <text:p>27,478<text:s/></text:p>
          </table:table-cell>
          <table:table-cell office:value-type="float" office:value="23244" table:style-name="ce6">
            <text:p>23,244<text:s/></text:p>
          </table:table-cell>
          <table:table-cell office:value-type="float" office:value="13401" table:style-name="ce6">
            <text:p>13,401<text:s/></text:p>
          </table:table-cell>
          <table:table-cell office:value-type="float" office:value="32774" table:style-name="ce6">
            <text:p>32,774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19425" table:style-name="ce6">
            <text:p>19,425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14501" table:style-name="ce6">
            <text:p>14,501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30847" table:style-name="ce6">
            <text:p>30,847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24650" table:style-name="ce6">
            <text:p>24,650<text:s/></text:p>
          </table:table-cell>
          <table:table-cell office:value-type="float" office:value="27725" table:style-name="ce6">
            <text:p>27,725<text:s/></text:p>
          </table:table-cell>
          <table:table-cell office:value-type="float" office:value="41387" table:style-name="ce6">
            <text:p>41,387<text:s/></text:p>
          </table:table-cell>
          <table:table-cell office:value-type="float" office:value="41613" table:style-name="ce6">
            <text:p>41,613<text:s/></text:p>
          </table:table-cell>
          <table:table-cell office:value-type="float" office:value="27641" table:style-name="ce6">
            <text:p>27,641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53547" table:style-name="ce6">
            <text:p>53,547<text:s/></text:p>
          </table:table-cell>
          <table:table-cell office:value-type="float" office:value="25053" table:style-name="ce6">
            <text:p>25,053<text:s/></text:p>
          </table:table-cell>
          <table:table-cell office:value-type="float" office:value="31818" table:style-name="ce6">
            <text:p>31,818<text:s/></text:p>
          </table:table-cell>
          <table:table-cell office:value-type="float" office:value="34429" table:style-name="ce6">
            <text:p>34,429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65489" table:style-name="ce6">
            <text:p>65,489<text:s/></text:p>
          </table:table-cell>
          <table:table-cell office:value-type="float" office:value="21184" table:style-name="ce6">
            <text:p>21,184<text:s/></text:p>
          </table:table-cell>
          <table:table-cell office:value-type="float" office:value="16766" table:style-name="ce6">
            <text:p>16,766<text:s/></text:p>
          </table:table-cell>
          <table:table-cell office:value-type="float" office:value="16355" table:style-name="ce6">
            <text:p>16,355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29746" table:style-name="ce6">
            <text:p>29,746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40507" table:style-name="ce6">
            <text:p>40,507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25841" table:style-name="ce6">
            <text:p>25,841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16242" table:style-name="ce6">
            <text:p>16,242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17660" table:style-name="ce6">
            <text:p>17,660<text:s/></text:p>
          </table:table-cell>
          <table:table-cell office:value-type="float" office:value="29591" table:style-name="ce6">
            <text:p>29,591<text:s/></text:p>
          </table:table-cell>
          <table:table-cell office:value-type="float" office:value="24033" table:style-name="ce6">
            <text:p>24,033<text:s/></text:p>
          </table:table-cell>
          <table:table-cell office:value-type="float" office:value="14353" table:style-name="ce6">
            <text:p>14,353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13110" table:style-name="ce6">
            <text:p>13,110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3911" table:style-name="ce6">
            <text:p>3,911<text:s/></text:p>
          </table:table-cell>
          <table:table-cell table:number-columns-repeated="16264"/>
        </table:table-row>
        <table:table-row table:style-name="ro2">
          <table:table-cell office:value-type="date" office:date-value="2020-09-25T00:00:00" table:style-name="ce5">
            <text:p>2020/9/25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46957" table:style-name="ce6">
            <text:p>46,957<text:s/></text:p>
          </table:table-cell>
          <table:table-cell office:value-type="float" office:value="46654" table:style-name="ce6">
            <text:p>46,654<text:s/></text:p>
          </table:table-cell>
          <table:table-cell office:value-type="float" office:value="28484" table:style-name="ce6">
            <text:p>28,484<text:s/></text:p>
          </table:table-cell>
          <table:table-cell office:value-type="float" office:value="16391" table:style-name="ce6">
            <text:p>16,391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9733" table:style-name="ce6">
            <text:p>19,733<text:s/></text:p>
          </table:table-cell>
          <table:table-cell office:value-type="float" office:value="18236" table:style-name="ce6">
            <text:p>18,236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37442" table:style-name="ce6">
            <text:p>37,442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17820" table:style-name="ce6">
            <text:p>17,820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18750" table:style-name="ce6">
            <text:p>18,750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31282" table:style-name="ce6">
            <text:p>31,282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36267" table:style-name="ce6">
            <text:p>36,267<text:s/></text:p>
          </table:table-cell>
          <table:table-cell office:value-type="float" office:value="27772" table:style-name="ce6">
            <text:p>27,772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38681" table:style-name="ce6">
            <text:p>38,681<text:s/></text:p>
          </table:table-cell>
          <table:table-cell office:value-type="float" office:value="28336" table:style-name="ce6">
            <text:p>28,336<text:s/></text:p>
          </table:table-cell>
          <table:table-cell office:value-type="float" office:value="27732" table:style-name="ce6">
            <text:p>27,732<text:s/></text:p>
          </table:table-cell>
          <table:table-cell office:value-type="float" office:value="21128" table:style-name="ce6">
            <text:p>21,128<text:s/></text:p>
          </table:table-cell>
          <table:table-cell office:value-type="float" office:value="26274" table:style-name="ce6">
            <text:p>26,274<text:s/></text:p>
          </table:table-cell>
          <table:table-cell office:value-type="float" office:value="145247" table:style-name="ce6">
            <text:p>145,247<text:s/></text:p>
          </table:table-cell>
          <table:table-cell office:value-type="float" office:value="45790" table:style-name="ce6">
            <text:p>45,790<text:s/></text:p>
          </table:table-cell>
          <table:table-cell office:value-type="float" office:value="23494" table:style-name="ce6">
            <text:p>23,494<text:s/></text:p>
          </table:table-cell>
          <table:table-cell office:value-type="float" office:value="24322" table:style-name="ce6">
            <text:p>24,322<text:s/></text:p>
          </table:table-cell>
          <table:table-cell office:value-type="float" office:value="27994" table:style-name="ce6">
            <text:p>27,994<text:s/></text:p>
          </table:table-cell>
          <table:table-cell office:value-type="float" office:value="28594" table:style-name="ce6">
            <text:p>28,594<text:s/></text:p>
          </table:table-cell>
          <table:table-cell office:value-type="float" office:value="28589" table:style-name="ce6">
            <text:p>28,589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34031" table:style-name="ce6">
            <text:p>34,031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19853" table:style-name="ce6">
            <text:p>19,853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4393" table:style-name="ce6">
            <text:p>14,393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32506" table:style-name="ce6">
            <text:p>32,506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14638" table:style-name="ce6">
            <text:p>14,638<text:s/></text:p>
          </table:table-cell>
          <table:table-cell office:value-type="float" office:value="8221" table:style-name="ce6">
            <text:p>8,221<text:s/></text:p>
          </table:table-cell>
          <table:table-cell office:value-type="float" office:value="24004" table:style-name="ce6">
            <text:p>24,004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29339" table:style-name="ce6">
            <text:p>29,339<text:s/></text:p>
          </table:table-cell>
          <table:table-cell office:value-type="float" office:value="43065" table:style-name="ce6">
            <text:p>43,065<text:s/></text:p>
          </table:table-cell>
          <table:table-cell office:value-type="float" office:value="42381" table:style-name="ce6">
            <text:p>42,381<text:s/></text:p>
          </table:table-cell>
          <table:table-cell office:value-type="float" office:value="27536" table:style-name="ce6">
            <text:p>27,536<text:s/></text:p>
          </table:table-cell>
          <table:table-cell office:value-type="float" office:value="27745" table:style-name="ce6">
            <text:p>27,745<text:s/></text:p>
          </table:table-cell>
          <table:table-cell office:value-type="float" office:value="61378" table:style-name="ce6">
            <text:p>61,378<text:s/></text:p>
          </table:table-cell>
          <table:table-cell office:value-type="float" office:value="25768" table:style-name="ce6">
            <text:p>25,768<text:s/></text:p>
          </table:table-cell>
          <table:table-cell office:value-type="float" office:value="34528" table:style-name="ce6">
            <text:p>34,528<text:s/></text:p>
          </table:table-cell>
          <table:table-cell office:value-type="float" office:value="38073" table:style-name="ce6">
            <text:p>38,073<text:s/></text:p>
          </table:table-cell>
          <table:table-cell office:value-type="float" office:value="23759" table:style-name="ce6">
            <text:p>23,759<text:s/></text:p>
          </table:table-cell>
          <table:table-cell office:value-type="float" office:value="73052" table:style-name="ce6">
            <text:p>73,052<text:s/></text:p>
          </table:table-cell>
          <table:table-cell office:value-type="float" office:value="22332" table:style-name="ce6">
            <text:p>22,332<text:s/></text:p>
          </table:table-cell>
          <table:table-cell office:value-type="float" office:value="17482" table:style-name="ce6">
            <text:p>17,482<text:s/></text:p>
          </table:table-cell>
          <table:table-cell office:value-type="float" office:value="16528" table:style-name="ce6">
            <text:p>16,528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32688" table:style-name="ce6">
            <text:p>32,688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12544" table:style-name="ce6">
            <text:p>12,544<text:s/></text:p>
          </table:table-cell>
          <table:table-cell office:value-type="float" office:value="42130" table:style-name="ce6">
            <text:p>42,130<text:s/></text:p>
          </table:table-cell>
          <table:table-cell office:value-type="float" office:value="30453" table:style-name="ce6">
            <text:p>30,453<text:s/></text:p>
          </table:table-cell>
          <table:table-cell office:value-type="float" office:value="26812" table:style-name="ce6">
            <text:p>26,812<text:s/></text:p>
          </table:table-cell>
          <table:table-cell office:value-type="float" office:value="24904" table:style-name="ce6">
            <text:p>24,904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30601" table:style-name="ce6">
            <text:p>30,601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14571" table:style-name="ce6">
            <text:p>14,571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12878" table:style-name="ce6">
            <text:p>12,878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4056" table:style-name="ce6">
            <text:p>4,056<text:s/></text:p>
          </table:table-cell>
          <table:table-cell table:number-columns-repeated="16264"/>
        </table:table-row>
        <table:table-row table:style-name="ro2">
          <table:table-cell office:value-type="date" office:date-value="2020-09-26T00:00:00" table:style-name="ce5">
            <text:p>2020/9/26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38101" table:style-name="ce6">
            <text:p>38,101<text:s/></text:p>
          </table:table-cell>
          <table:table-cell office:value-type="float" office:value="48795" table:style-name="ce6">
            <text:p>48,795<text:s/></text:p>
          </table:table-cell>
          <table:table-cell office:value-type="float" office:value="25176" table:style-name="ce6">
            <text:p>25,176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10924" table:style-name="ce6">
            <text:p>10,924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15887" table:style-name="ce6">
            <text:p>15,887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29296" table:style-name="ce6">
            <text:p>29,296<text:s/></text:p>
          </table:table-cell>
          <table:table-cell office:value-type="float" office:value="18219" table:style-name="ce6">
            <text:p>18,219<text:s/></text:p>
          </table:table-cell>
          <table:table-cell office:value-type="float" office:value="30146" table:style-name="ce6">
            <text:p>30,146<text:s/></text:p>
          </table:table-cell>
          <table:table-cell office:value-type="float" office:value="24595" table:style-name="ce6">
            <text:p>24,595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35932" table:style-name="ce6">
            <text:p>35,932<text:s/></text:p>
          </table:table-cell>
          <table:table-cell office:value-type="float" office:value="25570" table:style-name="ce6">
            <text:p>25,570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19043" table:style-name="ce6">
            <text:p>19,043<text:s/></text:p>
          </table:table-cell>
          <table:table-cell office:value-type="float" office:value="15960" table:style-name="ce6">
            <text:p>15,960<text:s/></text:p>
          </table:table-cell>
          <table:table-cell office:value-type="float" office:value="143718" table:style-name="ce6">
            <text:p>143,718<text:s/></text:p>
          </table:table-cell>
          <table:table-cell office:value-type="float" office:value="50213" table:style-name="ce6">
            <text:p>50,213<text:s/></text:p>
          </table:table-cell>
          <table:table-cell office:value-type="float" office:value="20598" table:style-name="ce6">
            <text:p>20,598<text:s/></text:p>
          </table:table-cell>
          <table:table-cell office:value-type="float" office:value="22233" table:style-name="ce6">
            <text:p>22,233<text:s/></text:p>
          </table:table-cell>
          <table:table-cell office:value-type="float" office:value="28476" table:style-name="ce6">
            <text:p>28,476<text:s/></text:p>
          </table:table-cell>
          <table:table-cell office:value-type="float" office:value="25836" table:style-name="ce6">
            <text:p>25,836<text:s/></text:p>
          </table:table-cell>
          <table:table-cell office:value-type="float" office:value="26574" table:style-name="ce6">
            <text:p>26,574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32218" table:style-name="ce6">
            <text:p>32,218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21585" table:style-name="ce6">
            <text:p>21,585<text:s/></text:p>
          </table:table-cell>
          <table:table-cell office:value-type="float" office:value="19548" table:style-name="ce6">
            <text:p>19,548<text:s/></text:p>
          </table:table-cell>
          <table:table-cell office:value-type="float" office:value="28583" table:style-name="ce6">
            <text:p>28,583<text:s/></text:p>
          </table:table-cell>
          <table:table-cell office:value-type="float" office:value="42627" table:style-name="ce6">
            <text:p>42,627<text:s/></text:p>
          </table:table-cell>
          <table:table-cell office:value-type="float" office:value="36466" table:style-name="ce6">
            <text:p>36,466<text:s/></text:p>
          </table:table-cell>
          <table:table-cell office:value-type="float" office:value="25658" table:style-name="ce6">
            <text:p>25,658<text:s/></text:p>
          </table:table-cell>
          <table:table-cell office:value-type="float" office:value="27273" table:style-name="ce6">
            <text:p>27,273<text:s/></text:p>
          </table:table-cell>
          <table:table-cell office:value-type="float" office:value="68434" table:style-name="ce6">
            <text:p>68,434<text:s/></text:p>
          </table:table-cell>
          <table:table-cell office:value-type="float" office:value="21420" table:style-name="ce6">
            <text:p>21,420<text:s/></text:p>
          </table:table-cell>
          <table:table-cell office:value-type="float" office:value="31701" table:style-name="ce6">
            <text:p>31,701<text:s/></text:p>
          </table:table-cell>
          <table:table-cell office:value-type="float" office:value="38706" table:style-name="ce6">
            <text:p>38,706<text:s/></text:p>
          </table:table-cell>
          <table:table-cell office:value-type="float" office:value="24205" table:style-name="ce6">
            <text:p>24,205<text:s/></text:p>
          </table:table-cell>
          <table:table-cell office:value-type="float" office:value="72006" table:style-name="ce6">
            <text:p>72,006<text:s/></text:p>
          </table:table-cell>
          <table:table-cell office:value-type="float" office:value="20788" table:style-name="ce6">
            <text:p>20,788<text:s/></text:p>
          </table:table-cell>
          <table:table-cell office:value-type="float" office:value="15841" table:style-name="ce6">
            <text:p>15,841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20234" table:style-name="ce6">
            <text:p>20,234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34051" table:style-name="ce6">
            <text:p>34,051<text:s/></text:p>
          </table:table-cell>
          <table:table-cell office:value-type="float" office:value="18895" table:style-name="ce6">
            <text:p>18,895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35640" table:style-name="ce6">
            <text:p>35,640<text:s/></text:p>
          </table:table-cell>
          <table:table-cell office:value-type="float" office:value="27059" table:style-name="ce6">
            <text:p>27,059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21784" table:style-name="ce6">
            <text:p>21,784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27486" table:style-name="ce6">
            <text:p>27,486<text:s/></text:p>
          </table:table-cell>
          <table:table-cell office:value-type="float" office:value="24394" table:style-name="ce6">
            <text:p>24,394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3898" table:style-name="ce6">
            <text:p>3,898<text:s/></text:p>
          </table:table-cell>
          <table:table-cell table:number-columns-repeated="16264"/>
        </table:table-row>
        <table:table-row table:style-name="ro2">
          <table:table-cell office:value-type="date" office:date-value="2020-09-27T00:00:00" table:style-name="ce5">
            <text:p>2020/9/27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19831" table:style-name="ce6">
            <text:p>19,831<text:s/></text:p>
          </table:table-cell>
          <table:table-cell office:value-type="float" office:value="35890" table:style-name="ce6">
            <text:p>35,890<text:s/></text:p>
          </table:table-cell>
          <table:table-cell office:value-type="float" office:value="13357" table:style-name="ce6">
            <text:p>13,357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3980" table:style-name="ce6">
            <text:p>13,980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13229" table:style-name="ce6">
            <text:p>13,229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24372" table:style-name="ce6">
            <text:p>24,372<text:s/></text:p>
          </table:table-cell>
          <table:table-cell office:value-type="float" office:value="13928" table:style-name="ce6">
            <text:p>13,928<text:s/></text:p>
          </table:table-cell>
          <table:table-cell office:value-type="float" office:value="21918" table:style-name="ce6">
            <text:p>21,918<text:s/></text:p>
          </table:table-cell>
          <table:table-cell office:value-type="float" office:value="16283" table:style-name="ce6">
            <text:p>16,283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25793" table:style-name="ce6">
            <text:p>25,793<text:s/></text:p>
          </table:table-cell>
          <table:table-cell office:value-type="float" office:value="17840" table:style-name="ce6">
            <text:p>17,840<text:s/></text:p>
          </table:table-cell>
          <table:table-cell office:value-type="float" office:value="17306" table:style-name="ce6">
            <text:p>17,306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130988" table:style-name="ce6">
            <text:p>130,988<text:s/></text:p>
          </table:table-cell>
          <table:table-cell office:value-type="float" office:value="38895" table:style-name="ce6">
            <text:p>38,895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21673" table:style-name="ce6">
            <text:p>21,673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15250" table:style-name="ce6">
            <text:p>15,250<text:s/></text:p>
          </table:table-cell>
          <table:table-cell office:value-type="float" office:value="6765" table:style-name="ce6">
            <text:p>6,765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4841" table:style-name="ce6">
            <text:p>4,841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1322" table:style-name="ce6">
            <text:p>1,322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23703" table:style-name="ce6">
            <text:p>23,703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33744" table:style-name="ce6">
            <text:p>33,744<text:s/></text:p>
          </table:table-cell>
          <table:table-cell office:value-type="float" office:value="25135" table:style-name="ce6">
            <text:p>25,135<text:s/></text:p>
          </table:table-cell>
          <table:table-cell office:value-type="float" office:value="17385" table:style-name="ce6">
            <text:p>17,385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53000" table:style-name="ce6">
            <text:p>53,000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22872" table:style-name="ce6">
            <text:p>22,872<text:s/></text:p>
          </table:table-cell>
          <table:table-cell office:value-type="float" office:value="25049" table:style-name="ce6">
            <text:p>25,049<text:s/></text:p>
          </table:table-cell>
          <table:table-cell office:value-type="float" office:value="14397" table:style-name="ce6">
            <text:p>14,397<text:s/></text:p>
          </table:table-cell>
          <table:table-cell office:value-type="float" office:value="48948" table:style-name="ce6">
            <text:p>48,948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4244" table:style-name="ce6">
            <text:p>14,244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20762" table:style-name="ce6">
            <text:p>20,762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16150" table:style-name="ce6">
            <text:p>16,150<text:s/></text:p>
          </table:table-cell>
          <table:table-cell office:value-type="float" office:value="17901" table:style-name="ce6">
            <text:p>17,901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2208" table:style-name="ce6">
            <text:p>12,208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15798" table:style-name="ce6">
            <text:p>15,798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604" table:style-name="ce6">
            <text:p>604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2870" table:style-name="ce6">
            <text:p>2,870<text:s/></text:p>
          </table:table-cell>
          <table:table-cell table:number-columns-repeated="16264"/>
        </table:table-row>
        <table:table-row table:style-name="ro2">
          <table:table-cell office:value-type="date" office:date-value="2020-09-28T00:00:00" table:style-name="ce5">
            <text:p>2020/9/28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45219" table:style-name="ce6">
            <text:p>45,219<text:s/></text:p>
          </table:table-cell>
          <table:table-cell office:value-type="float" office:value="41443" table:style-name="ce6">
            <text:p>41,443<text:s/></text:p>
          </table:table-cell>
          <table:table-cell office:value-type="float" office:value="27325" table:style-name="ce6">
            <text:p>27,325<text:s/></text:p>
          </table:table-cell>
          <table:table-cell office:value-type="float" office:value="15854" table:style-name="ce6">
            <text:p>15,854<text:s/></text:p>
          </table:table-cell>
          <table:table-cell office:value-type="float" office:value="12353" table:style-name="ce6">
            <text:p>12,353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15361" table:style-name="ce6">
            <text:p>15,361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19942" table:style-name="ce6">
            <text:p>19,942<text:s/></text:p>
          </table:table-cell>
          <table:table-cell office:value-type="float" office:value="18051" table:style-name="ce6">
            <text:p>18,051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28174" table:style-name="ce6">
            <text:p>28,174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17210" table:style-name="ce6">
            <text:p>17,210<text:s/></text:p>
          </table:table-cell>
          <table:table-cell office:value-type="float" office:value="24826" table:style-name="ce6">
            <text:p>24,826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28963" table:style-name="ce6">
            <text:p>28,963<text:s/></text:p>
          </table:table-cell>
          <table:table-cell office:value-type="float" office:value="17281" table:style-name="ce6">
            <text:p>17,281<text:s/></text:p>
          </table:table-cell>
          <table:table-cell office:value-type="float" office:value="35222" table:style-name="ce6">
            <text:p>35,222<text:s/></text:p>
          </table:table-cell>
          <table:table-cell office:value-type="float" office:value="24193" table:style-name="ce6">
            <text:p>24,193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37857" table:style-name="ce6">
            <text:p>37,857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20715" table:style-name="ce6">
            <text:p>20,715<text:s/></text:p>
          </table:table-cell>
          <table:table-cell office:value-type="float" office:value="25464" table:style-name="ce6">
            <text:p>25,464<text:s/></text:p>
          </table:table-cell>
          <table:table-cell office:value-type="float" office:value="125337" table:style-name="ce6">
            <text:p>125,337<text:s/></text:p>
          </table:table-cell>
          <table:table-cell office:value-type="float" office:value="39409" table:style-name="ce6">
            <text:p>39,409<text:s/></text:p>
          </table:table-cell>
          <table:table-cell office:value-type="float" office:value="22311" table:style-name="ce6">
            <text:p>22,311<text:s/></text:p>
          </table:table-cell>
          <table:table-cell office:value-type="float" office:value="22695" table:style-name="ce6">
            <text:p>22,695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26258" table:style-name="ce6">
            <text:p>26,258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32211" table:style-name="ce6">
            <text:p>32,211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14533" table:style-name="ce6">
            <text:p>14,533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29724" table:style-name="ce6">
            <text:p>29,724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22908" table:style-name="ce6">
            <text:p>22,908<text:s/></text:p>
          </table:table-cell>
          <table:table-cell office:value-type="float" office:value="24310" table:style-name="ce6">
            <text:p>24,310<text:s/></text:p>
          </table:table-cell>
          <table:table-cell office:value-type="float" office:value="27111" table:style-name="ce6">
            <text:p>27,111<text:s/></text:p>
          </table:table-cell>
          <table:table-cell office:value-type="float" office:value="41422" table:style-name="ce6">
            <text:p>41,422<text:s/></text:p>
          </table:table-cell>
          <table:table-cell office:value-type="float" office:value="40855" table:style-name="ce6">
            <text:p>40,855<text:s/></text:p>
          </table:table-cell>
          <table:table-cell office:value-type="float" office:value="27122" table:style-name="ce6">
            <text:p>27,122<text:s/></text:p>
          </table:table-cell>
          <table:table-cell office:value-type="float" office:value="25393" table:style-name="ce6">
            <text:p>25,393<text:s/></text:p>
          </table:table-cell>
          <table:table-cell office:value-type="float" office:value="53234" table:style-name="ce6">
            <text:p>53,234<text:s/></text:p>
          </table:table-cell>
          <table:table-cell office:value-type="float" office:value="24162" table:style-name="ce6">
            <text:p>24,162<text:s/></text:p>
          </table:table-cell>
          <table:table-cell office:value-type="float" office:value="31017" table:style-name="ce6">
            <text:p>31,017<text:s/></text:p>
          </table:table-cell>
          <table:table-cell office:value-type="float" office:value="33648" table:style-name="ce6">
            <text:p>33,648<text:s/></text:p>
          </table:table-cell>
          <table:table-cell office:value-type="float" office:value="20859" table:style-name="ce6">
            <text:p>20,859<text:s/></text:p>
          </table:table-cell>
          <table:table-cell office:value-type="float" office:value="62684" table:style-name="ce6">
            <text:p>62,684<text:s/></text:p>
          </table:table-cell>
          <table:table-cell office:value-type="float" office:value="21328" table:style-name="ce6">
            <text:p>21,328<text:s/></text:p>
          </table:table-cell>
          <table:table-cell office:value-type="float" office:value="16623" table:style-name="ce6">
            <text:p>16,623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19183" table:style-name="ce6">
            <text:p>19,183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27048" table:style-name="ce6">
            <text:p>27,048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41108" table:style-name="ce6">
            <text:p>41,108<text:s/></text:p>
          </table:table-cell>
          <table:table-cell office:value-type="float" office:value="30026" table:style-name="ce6">
            <text:p>30,026<text:s/></text:p>
          </table:table-cell>
          <table:table-cell office:value-type="float" office:value="26045" table:style-name="ce6">
            <text:p>26,045<text:s/></text:p>
          </table:table-cell>
          <table:table-cell office:value-type="float" office:value="23629" table:style-name="ce6">
            <text:p>23,629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6610" table:style-name="ce6">
            <text:p>6,610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17833" table:style-name="ce6">
            <text:p>17,833<text:s/></text:p>
          </table:table-cell>
          <table:table-cell office:value-type="float" office:value="29559" table:style-name="ce6">
            <text:p>29,559<text:s/></text:p>
          </table:table-cell>
          <table:table-cell office:value-type="float" office:value="23479" table:style-name="ce6">
            <text:p>23,479<text:s/></text:p>
          </table:table-cell>
          <table:table-cell office:value-type="float" office:value="14303" table:style-name="ce6">
            <text:p>14,303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4057" table:style-name="ce6">
            <text:p>4,057<text:s/></text:p>
          </table:table-cell>
          <table:table-cell table:number-columns-repeated="16264"/>
        </table:table-row>
        <table:table-row table:style-name="ro2">
          <table:table-cell office:value-type="date" office:date-value="2020-09-29T00:00:00" table:style-name="ce5">
            <text:p>2020/9/29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15575" table:style-name="ce6">
            <text:p>15,575<text:s/></text:p>
          </table:table-cell>
          <table:table-cell office:value-type="float" office:value="45000" table:style-name="ce6">
            <text:p>45,000<text:s/></text:p>
          </table:table-cell>
          <table:table-cell office:value-type="float" office:value="43801" table:style-name="ce6">
            <text:p>43,801<text:s/></text:p>
          </table:table-cell>
          <table:table-cell office:value-type="float" office:value="27092" table:style-name="ce6">
            <text:p>27,092<text:s/></text:p>
          </table:table-cell>
          <table:table-cell office:value-type="float" office:value="15788" table:style-name="ce6">
            <text:p>15,788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11174" table:style-name="ce6">
            <text:p>11,174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29335" table:style-name="ce6">
            <text:p>29,335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17413" table:style-name="ce6">
            <text:p>17,413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28927" table:style-name="ce6">
            <text:p>28,927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35771" table:style-name="ce6">
            <text:p>35,771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38230" table:style-name="ce6">
            <text:p>38,230<text:s/></text:p>
          </table:table-cell>
          <table:table-cell office:value-type="float" office:value="27738" table:style-name="ce6">
            <text:p>27,738<text:s/></text:p>
          </table:table-cell>
          <table:table-cell office:value-type="float" office:value="27142" table:style-name="ce6">
            <text:p>27,142<text:s/></text:p>
          </table:table-cell>
          <table:table-cell office:value-type="float" office:value="21135" table:style-name="ce6">
            <text:p>21,135<text:s/></text:p>
          </table:table-cell>
          <table:table-cell office:value-type="float" office:value="27214" table:style-name="ce6">
            <text:p>27,214<text:s/></text:p>
          </table:table-cell>
          <table:table-cell office:value-type="float" office:value="131458" table:style-name="ce6">
            <text:p>131,458<text:s/></text:p>
          </table:table-cell>
          <table:table-cell office:value-type="float" office:value="40369" table:style-name="ce6">
            <text:p>40,369<text:s/></text:p>
          </table:table-cell>
          <table:table-cell office:value-type="float" office:value="22269" table:style-name="ce6">
            <text:p>22,269<text:s/></text:p>
          </table:table-cell>
          <table:table-cell office:value-type="float" office:value="24389" table:style-name="ce6">
            <text:p>24,389<text:s/></text:p>
          </table:table-cell>
          <table:table-cell office:value-type="float" office:value="27596" table:style-name="ce6">
            <text:p>27,596<text:s/></text:p>
          </table:table-cell>
          <table:table-cell office:value-type="float" office:value="28118" table:style-name="ce6">
            <text:p>28,118<text:s/></text:p>
          </table:table-cell>
          <table:table-cell office:value-type="float" office:value="28467" table:style-name="ce6">
            <text:p>28,467<text:s/></text:p>
          </table:table-cell>
          <table:table-cell office:value-type="float" office:value="23867" table:style-name="ce6">
            <text:p>23,867<text:s/></text:p>
          </table:table-cell>
          <table:table-cell office:value-type="float" office:value="13970" table:style-name="ce6">
            <text:p>13,970<text:s/></text:p>
          </table:table-cell>
          <table:table-cell office:value-type="float" office:value="33395" table:style-name="ce6">
            <text:p>33,395<text:s/></text:p>
          </table:table-cell>
          <table:table-cell office:value-type="float" office:value="7033" table:style-name="ce6">
            <text:p>7,033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19868" table:style-name="ce6">
            <text:p>19,868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32240" table:style-name="ce6">
            <text:p>32,240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13775" table:style-name="ce6">
            <text:p>13,775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23692" table:style-name="ce6">
            <text:p>23,692<text:s/></text:p>
          </table:table-cell>
          <table:table-cell office:value-type="float" office:value="24824" table:style-name="ce6">
            <text:p>24,824<text:s/></text:p>
          </table:table-cell>
          <table:table-cell office:value-type="float" office:value="28192" table:style-name="ce6">
            <text:p>28,192<text:s/></text:p>
          </table:table-cell>
          <table:table-cell office:value-type="float" office:value="41417" table:style-name="ce6">
            <text:p>41,417<text:s/></text:p>
          </table:table-cell>
          <table:table-cell office:value-type="float" office:value="41756" table:style-name="ce6">
            <text:p>41,756<text:s/></text:p>
          </table:table-cell>
          <table:table-cell office:value-type="float" office:value="27567" table:style-name="ce6">
            <text:p>27,567<text:s/></text:p>
          </table:table-cell>
          <table:table-cell office:value-type="float" office:value="26793" table:style-name="ce6">
            <text:p>26,793<text:s/></text:p>
          </table:table-cell>
          <table:table-cell office:value-type="float" office:value="54469" table:style-name="ce6">
            <text:p>54,469<text:s/></text:p>
          </table:table-cell>
          <table:table-cell office:value-type="float" office:value="24999" table:style-name="ce6">
            <text:p>24,999<text:s/></text:p>
          </table:table-cell>
          <table:table-cell office:value-type="float" office:value="31045" table:style-name="ce6">
            <text:p>31,045<text:s/></text:p>
          </table:table-cell>
          <table:table-cell office:value-type="float" office:value="34176" table:style-name="ce6">
            <text:p>34,176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63092" table:style-name="ce6">
            <text:p>63,092<text:s/></text:p>
          </table:table-cell>
          <table:table-cell office:value-type="float" office:value="22095" table:style-name="ce6">
            <text:p>22,095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16436" table:style-name="ce6">
            <text:p>16,436<text:s/></text:p>
          </table:table-cell>
          <table:table-cell office:value-type="float" office:value="20246" table:style-name="ce6">
            <text:p>20,246<text:s/></text:p>
          </table:table-cell>
          <table:table-cell office:value-type="float" office:value="13779" table:style-name="ce6">
            <text:p>13,779<text:s/></text:p>
          </table:table-cell>
          <table:table-cell office:value-type="float" office:value="27200" table:style-name="ce6">
            <text:p>27,200<text:s/></text:p>
          </table:table-cell>
          <table:table-cell office:value-type="float" office:value="20039" table:style-name="ce6">
            <text:p>20,039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40779" table:style-name="ce6">
            <text:p>40,779<text:s/></text:p>
          </table:table-cell>
          <table:table-cell office:value-type="float" office:value="24641" table:style-name="ce6">
            <text:p>24,641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23624" table:style-name="ce6">
            <text:p>23,624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6726" table:style-name="ce6">
            <text:p>6,726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17753" table:style-name="ce6">
            <text:p>17,753<text:s/></text:p>
          </table:table-cell>
          <table:table-cell office:value-type="float" office:value="29483" table:style-name="ce6">
            <text:p>29,483<text:s/></text:p>
          </table:table-cell>
          <table:table-cell office:value-type="float" office:value="24650" table:style-name="ce6">
            <text:p>24,650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3499" table:style-name="ce6">
            <text:p>13,499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024" table:style-name="ce6">
            <text:p>4,024<text:s/></text:p>
          </table:table-cell>
          <table:table-cell table:number-columns-repeated="16264"/>
        </table:table-row>
        <table:table-row table:style-name="ro2">
          <table:table-cell office:value-type="date" office:date-value="2020-09-30T00:00:00" table:style-name="ce5">
            <text:p>2020/9/30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45459" table:style-name="ce6">
            <text:p>45,459<text:s/></text:p>
          </table:table-cell>
          <table:table-cell office:value-type="float" office:value="47463" table:style-name="ce6">
            <text:p>47,463<text:s/></text:p>
          </table:table-cell>
          <table:table-cell office:value-type="float" office:value="27438" table:style-name="ce6">
            <text:p>27,438<text:s/></text:p>
          </table:table-cell>
          <table:table-cell office:value-type="float" office:value="16274" table:style-name="ce6">
            <text:p>16,274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5195" table:style-name="ce6">
            <text:p>15,195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19171" table:style-name="ce6">
            <text:p>19,171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6232" table:style-name="ce6">
            <text:p>6,232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29344" table:style-name="ce6">
            <text:p>29,344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18266" table:style-name="ce6">
            <text:p>18,266<text:s/></text:p>
          </table:table-cell>
          <table:table-cell office:value-type="float" office:value="25665" table:style-name="ce6">
            <text:p>25,665<text:s/></text:p>
          </table:table-cell>
          <table:table-cell office:value-type="float" office:value="19172" table:style-name="ce6">
            <text:p>19,172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29212" table:style-name="ce6">
            <text:p>29,212<text:s/></text:p>
          </table:table-cell>
          <table:table-cell office:value-type="float" office:value="17898" table:style-name="ce6">
            <text:p>17,898<text:s/></text:p>
          </table:table-cell>
          <table:table-cell office:value-type="float" office:value="35308" table:style-name="ce6">
            <text:p>35,308<text:s/></text:p>
          </table:table-cell>
          <table:table-cell office:value-type="float" office:value="25005" table:style-name="ce6">
            <text:p>25,005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38547" table:style-name="ce6">
            <text:p>38,547<text:s/></text:p>
          </table:table-cell>
          <table:table-cell office:value-type="float" office:value="27915" table:style-name="ce6">
            <text:p>27,915<text:s/></text:p>
          </table:table-cell>
          <table:table-cell office:value-type="float" office:value="27655" table:style-name="ce6">
            <text:p>27,655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25661" table:style-name="ce6">
            <text:p>25,661<text:s/></text:p>
          </table:table-cell>
          <table:table-cell office:value-type="float" office:value="183844" table:style-name="ce6">
            <text:p>183,844<text:s/></text:p>
          </table:table-cell>
          <table:table-cell office:value-type="float" office:value="44714" table:style-name="ce6">
            <text:p>44,714<text:s/></text:p>
          </table:table-cell>
          <table:table-cell office:value-type="float" office:value="22937" table:style-name="ce6">
            <text:p>22,937<text:s/></text:p>
          </table:table-cell>
          <table:table-cell office:value-type="float" office:value="24375" table:style-name="ce6">
            <text:p>24,375<text:s/></text:p>
          </table:table-cell>
          <table:table-cell office:value-type="float" office:value="28556" table:style-name="ce6">
            <text:p>28,556<text:s/></text:p>
          </table:table-cell>
          <table:table-cell office:value-type="float" office:value="28674" table:style-name="ce6">
            <text:p>28,674<text:s/></text:p>
          </table:table-cell>
          <table:table-cell office:value-type="float" office:value="28860" table:style-name="ce6">
            <text:p>28,860<text:s/></text:p>
          </table:table-cell>
          <table:table-cell office:value-type="float" office:value="24792" table:style-name="ce6">
            <text:p>24,792<text:s/></text:p>
          </table:table-cell>
          <table:table-cell office:value-type="float" office:value="13822" table:style-name="ce6">
            <text:p>13,822<text:s/></text:p>
          </table:table-cell>
          <table:table-cell office:value-type="float" office:value="33598" table:style-name="ce6">
            <text:p>33,598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20131" table:style-name="ce6">
            <text:p>20,131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32095" table:style-name="ce6">
            <text:p>32,095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15681" table:style-name="ce6">
            <text:p>15,681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24702" table:style-name="ce6">
            <text:p>24,702<text:s/></text:p>
          </table:table-cell>
          <table:table-cell office:value-type="float" office:value="25043" table:style-name="ce6">
            <text:p>25,043<text:s/></text:p>
          </table:table-cell>
          <table:table-cell office:value-type="float" office:value="29510" table:style-name="ce6">
            <text:p>29,510<text:s/></text:p>
          </table:table-cell>
          <table:table-cell office:value-type="float" office:value="46973" table:style-name="ce6">
            <text:p>46,973<text:s/></text:p>
          </table:table-cell>
          <table:table-cell office:value-type="float" office:value="42077" table:style-name="ce6">
            <text:p>42,077<text:s/></text:p>
          </table:table-cell>
          <table:table-cell office:value-type="float" office:value="28091" table:style-name="ce6">
            <text:p>28,091<text:s/></text:p>
          </table:table-cell>
          <table:table-cell office:value-type="float" office:value="27529" table:style-name="ce6">
            <text:p>27,529<text:s/></text:p>
          </table:table-cell>
          <table:table-cell office:value-type="float" office:value="61007" table:style-name="ce6">
            <text:p>61,007<text:s/></text:p>
          </table:table-cell>
          <table:table-cell office:value-type="float" office:value="25177" table:style-name="ce6">
            <text:p>25,177<text:s/></text:p>
          </table:table-cell>
          <table:table-cell office:value-type="float" office:value="32416" table:style-name="ce6">
            <text:p>32,416<text:s/></text:p>
          </table:table-cell>
          <table:table-cell office:value-type="float" office:value="37562" table:style-name="ce6">
            <text:p>37,562<text:s/></text:p>
          </table:table-cell>
          <table:table-cell office:value-type="float" office:value="21724" table:style-name="ce6">
            <text:p>21,724<text:s/></text:p>
          </table:table-cell>
          <table:table-cell office:value-type="float" office:value="71919" table:style-name="ce6">
            <text:p>71,919<text:s/></text:p>
          </table:table-cell>
          <table:table-cell office:value-type="float" office:value="22635" table:style-name="ce6">
            <text:p>22,635<text:s/></text:p>
          </table:table-cell>
          <table:table-cell office:value-type="float" office:value="17201" table:style-name="ce6">
            <text:p>17,201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30076" table:style-name="ce6">
            <text:p>30,076<text:s/></text:p>
          </table:table-cell>
          <table:table-cell office:value-type="float" office:value="14024" table:style-name="ce6">
            <text:p>14,024<text:s/></text:p>
          </table:table-cell>
          <table:table-cell office:value-type="float" office:value="28219" table:style-name="ce6">
            <text:p>28,219<text:s/></text:p>
          </table:table-cell>
          <table:table-cell office:value-type="float" office:value="20695" table:style-name="ce6">
            <text:p>20,695<text:s/></text:p>
          </table:table-cell>
          <table:table-cell office:value-type="float" office:value="7852" table:style-name="ce6">
            <text:p>7,852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41502" table:style-name="ce6">
            <text:p>41,502<text:s/></text:p>
          </table:table-cell>
          <table:table-cell office:value-type="float" office:value="24922" table:style-name="ce6">
            <text:p>24,922<text:s/></text:p>
          </table:table-cell>
          <table:table-cell office:value-type="float" office:value="26158" table:style-name="ce6">
            <text:p>26,158<text:s/></text:p>
          </table:table-cell>
          <table:table-cell office:value-type="float" office:value="24766" table:style-name="ce6">
            <text:p>24,766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8264" table:style-name="ce6">
            <text:p>18,264<text:s/></text:p>
          </table:table-cell>
          <table:table-cell office:value-type="float" office:value="30297" table:style-name="ce6">
            <text:p>30,297<text:s/></text:p>
          </table:table-cell>
          <table:table-cell office:value-type="float" office:value="25118" table:style-name="ce6">
            <text:p>25,118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13484" table:style-name="ce6">
            <text:p>13,484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4394" table:style-name="ce6">
            <text:p>4,394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xit_logs.$A$1:Exit_logs.$A$6553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9-01T00:00:00" table:style-name="ce5">
            <text:p>2020/9/1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4372" table:style-name="ce6">
            <text:p>14,372<text:s/></text:p>
          </table:table-cell>
          <table:table-cell office:value-type="float" office:value="40594" table:style-name="ce6">
            <text:p>40,594<text:s/></text:p>
          </table:table-cell>
          <table:table-cell office:value-type="float" office:value="39649" table:style-name="ce6">
            <text:p>39,649<text:s/></text:p>
          </table:table-cell>
          <table:table-cell office:value-type="float" office:value="26470" table:style-name="ce6">
            <text:p>26,470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7741" table:style-name="ce6">
            <text:p>17,741<text:s/></text:p>
          </table:table-cell>
          <table:table-cell office:value-type="float" office:value="18365" table:style-name="ce6">
            <text:p>18,365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29258" table:style-name="ce6">
            <text:p>29,258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23812" table:style-name="ce6">
            <text:p>23,812<text:s/></text:p>
          </table:table-cell>
          <table:table-cell office:value-type="float" office:value="15290" table:style-name="ce6">
            <text:p>15,290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25199" table:style-name="ce6">
            <text:p>25,199<text:s/></text:p>
          </table:table-cell>
          <table:table-cell office:value-type="float" office:value="17322" table:style-name="ce6">
            <text:p>17,322<text:s/></text:p>
          </table:table-cell>
          <table:table-cell office:value-type="float" office:value="32289" table:style-name="ce6">
            <text:p>32,289<text:s/></text:p>
          </table:table-cell>
          <table:table-cell office:value-type="float" office:value="24518" table:style-name="ce6">
            <text:p>24,518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34708" table:style-name="ce6">
            <text:p>34,708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25742" table:style-name="ce6">
            <text:p>25,742<text:s/></text:p>
          </table:table-cell>
          <table:table-cell office:value-type="float" office:value="20481" table:style-name="ce6">
            <text:p>20,481<text:s/></text:p>
          </table:table-cell>
          <table:table-cell office:value-type="float" office:value="24817" table:style-name="ce6">
            <text:p>24,817<text:s/></text:p>
          </table:table-cell>
          <table:table-cell office:value-type="float" office:value="117265" table:style-name="ce6">
            <text:p>117,265<text:s/></text:p>
          </table:table-cell>
          <table:table-cell office:value-type="float" office:value="37110" table:style-name="ce6">
            <text:p>37,110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22576" table:style-name="ce6">
            <text:p>22,576<text:s/></text:p>
          </table:table-cell>
          <table:table-cell office:value-type="float" office:value="24184" table:style-name="ce6">
            <text:p>24,184<text:s/></text:p>
          </table:table-cell>
          <table:table-cell office:value-type="float" office:value="22368" table:style-name="ce6">
            <text:p>22,368<text:s/></text:p>
          </table:table-cell>
          <table:table-cell office:value-type="float" office:value="23514" table:style-name="ce6">
            <text:p>23,514<text:s/></text:p>
          </table:table-cell>
          <table:table-cell office:value-type="float" office:value="22241" table:style-name="ce6">
            <text:p>22,241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29394" table:style-name="ce6">
            <text:p>29,394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27268" table:style-name="ce6">
            <text:p>27,268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21576" table:style-name="ce6">
            <text:p>21,576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29253" table:style-name="ce6">
            <text:p>29,253<text:s/></text:p>
          </table:table-cell>
          <table:table-cell office:value-type="float" office:value="33938" table:style-name="ce6">
            <text:p>33,938<text:s/></text:p>
          </table:table-cell>
          <table:table-cell office:value-type="float" office:value="37987" table:style-name="ce6">
            <text:p>37,987<text:s/></text:p>
          </table:table-cell>
          <table:table-cell office:value-type="float" office:value="25038" table:style-name="ce6">
            <text:p>25,038<text:s/></text:p>
          </table:table-cell>
          <table:table-cell office:value-type="float" office:value="26000" table:style-name="ce6">
            <text:p>26,000<text:s/></text:p>
          </table:table-cell>
          <table:table-cell office:value-type="float" office:value="51955" table:style-name="ce6">
            <text:p>51,955<text:s/></text:p>
          </table:table-cell>
          <table:table-cell office:value-type="float" office:value="21181" table:style-name="ce6">
            <text:p>21,181<text:s/></text:p>
          </table:table-cell>
          <table:table-cell office:value-type="float" office:value="28081" table:style-name="ce6">
            <text:p>28,081<text:s/></text:p>
          </table:table-cell>
          <table:table-cell office:value-type="float" office:value="31414" table:style-name="ce6">
            <text:p>31,414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57810" table:style-name="ce6">
            <text:p>57,810<text:s/></text:p>
          </table:table-cell>
          <table:table-cell office:value-type="float" office:value="20722" table:style-name="ce6">
            <text:p>20,722<text:s/></text:p>
          </table:table-cell>
          <table:table-cell office:value-type="float" office:value="16163" table:style-name="ce6">
            <text:p>16,163<text:s/></text:p>
          </table:table-cell>
          <table:table-cell office:value-type="float" office:value="14557" table:style-name="ce6">
            <text:p>14,557<text:s/></text:p>
          </table:table-cell>
          <table:table-cell office:value-type="float" office:value="18050" table:style-name="ce6">
            <text:p>18,050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24524" table:style-name="ce6">
            <text:p>24,524<text:s/></text:p>
          </table:table-cell>
          <table:table-cell office:value-type="float" office:value="18304" table:style-name="ce6">
            <text:p>18,304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38411" table:style-name="ce6">
            <text:p>38,411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23538" table:style-name="ce6">
            <text:p>23,538<text:s/></text:p>
          </table:table-cell>
          <table:table-cell office:value-type="float" office:value="23085" table:style-name="ce6">
            <text:p>23,085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7058" table:style-name="ce6">
            <text:p>17,058<text:s/></text:p>
          </table:table-cell>
          <table:table-cell office:value-type="float" office:value="27640" table:style-name="ce6">
            <text:p>27,640<text:s/></text:p>
          </table:table-cell>
          <table:table-cell office:value-type="float" office:value="22511" table:style-name="ce6">
            <text:p>22,511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3607" table:style-name="ce6">
            <text:p>3,607<text:s/></text:p>
          </table:table-cell>
          <table:table-cell table:number-columns-repeated="16264"/>
        </table:table-row>
        <table:table-row table:style-name="ro2">
          <table:table-cell office:value-type="date" office:date-value="2020-09-02T00:00:00" table:style-name="ce5">
            <text:p>2020/9/2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39723" table:style-name="ce6">
            <text:p>39,723<text:s/></text:p>
          </table:table-cell>
          <table:table-cell office:value-type="float" office:value="39170" table:style-name="ce6">
            <text:p>39,170<text:s/></text:p>
          </table:table-cell>
          <table:table-cell office:value-type="float" office:value="26420" table:style-name="ce6">
            <text:p>26,420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7293" table:style-name="ce6">
            <text:p>17,293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29305" table:style-name="ce6">
            <text:p>29,305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11093" table:style-name="ce6">
            <text:p>11,093<text:s/></text:p>
          </table:table-cell>
          <table:table-cell office:value-type="float" office:value="16207" table:style-name="ce6">
            <text:p>16,207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24767" table:style-name="ce6">
            <text:p>24,767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32296" table:style-name="ce6">
            <text:p>32,296<text:s/></text:p>
          </table:table-cell>
          <table:table-cell office:value-type="float" office:value="24415" table:style-name="ce6">
            <text:p>24,415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33948" table:style-name="ce6">
            <text:p>33,948<text:s/></text:p>
          </table:table-cell>
          <table:table-cell office:value-type="float" office:value="25243" table:style-name="ce6">
            <text:p>25,243<text:s/></text:p>
          </table:table-cell>
          <table:table-cell office:value-type="float" office:value="25408" table:style-name="ce6">
            <text:p>25,408<text:s/></text:p>
          </table:table-cell>
          <table:table-cell office:value-type="float" office:value="20391" table:style-name="ce6">
            <text:p>20,391<text:s/></text:p>
          </table:table-cell>
          <table:table-cell office:value-type="float" office:value="23288" table:style-name="ce6">
            <text:p>23,288<text:s/></text:p>
          </table:table-cell>
          <table:table-cell office:value-type="float" office:value="116247" table:style-name="ce6">
            <text:p>116,247<text:s/></text:p>
          </table:table-cell>
          <table:table-cell office:value-type="float" office:value="36457" table:style-name="ce6">
            <text:p>36,457<text:s/></text:p>
          </table:table-cell>
          <table:table-cell office:value-type="float" office:value="19483" table:style-name="ce6">
            <text:p>19,483<text:s/></text:p>
          </table:table-cell>
          <table:table-cell office:value-type="float" office:value="21908" table:style-name="ce6">
            <text:p>21,908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22415" table:style-name="ce6">
            <text:p>22,415<text:s/></text:p>
          </table:table-cell>
          <table:table-cell office:value-type="float" office:value="23085" table:style-name="ce6">
            <text:p>23,085<text:s/></text:p>
          </table:table-cell>
          <table:table-cell office:value-type="float" office:value="22267" table:style-name="ce6">
            <text:p>22,267<text:s/></text:p>
          </table:table-cell>
          <table:table-cell office:value-type="float" office:value="13052" table:style-name="ce6">
            <text:p>13,052<text:s/></text:p>
          </table:table-cell>
          <table:table-cell office:value-type="float" office:value="29713" table:style-name="ce6">
            <text:p>29,713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17011" table:style-name="ce6">
            <text:p>17,011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27788" table:style-name="ce6">
            <text:p>27,788<text:s/></text:p>
          </table:table-cell>
          <table:table-cell office:value-type="float" office:value="9289" table:style-name="ce6">
            <text:p>9,289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21321" table:style-name="ce6">
            <text:p>21,321<text:s/></text:p>
          </table:table-cell>
          <table:table-cell office:value-type="float" office:value="24236" table:style-name="ce6">
            <text:p>24,236<text:s/></text:p>
          </table:table-cell>
          <table:table-cell office:value-type="float" office:value="28912" table:style-name="ce6">
            <text:p>28,912<text:s/></text:p>
          </table:table-cell>
          <table:table-cell office:value-type="float" office:value="33465" table:style-name="ce6">
            <text:p>33,465<text:s/></text:p>
          </table:table-cell>
          <table:table-cell office:value-type="float" office:value="37489" table:style-name="ce6">
            <text:p>37,489<text:s/></text:p>
          </table:table-cell>
          <table:table-cell office:value-type="float" office:value="24862" table:style-name="ce6">
            <text:p>24,862<text:s/></text:p>
          </table:table-cell>
          <table:table-cell office:value-type="float" office:value="25757" table:style-name="ce6">
            <text:p>25,757<text:s/></text:p>
          </table:table-cell>
          <table:table-cell office:value-type="float" office:value="52134" table:style-name="ce6">
            <text:p>52,134<text:s/></text:p>
          </table:table-cell>
          <table:table-cell office:value-type="float" office:value="20780" table:style-name="ce6">
            <text:p>20,780<text:s/></text:p>
          </table:table-cell>
          <table:table-cell office:value-type="float" office:value="27573" table:style-name="ce6">
            <text:p>27,573<text:s/></text:p>
          </table:table-cell>
          <table:table-cell office:value-type="float" office:value="31018" table:style-name="ce6">
            <text:p>31,018<text:s/></text:p>
          </table:table-cell>
          <table:table-cell office:value-type="float" office:value="19096" table:style-name="ce6">
            <text:p>19,096<text:s/></text:p>
          </table:table-cell>
          <table:table-cell office:value-type="float" office:value="57460" table:style-name="ce6">
            <text:p>57,460<text:s/></text:p>
          </table:table-cell>
          <table:table-cell office:value-type="float" office:value="20038" table:style-name="ce6">
            <text:p>20,038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14693" table:style-name="ce6">
            <text:p>14,693<text:s/></text:p>
          </table:table-cell>
          <table:table-cell office:value-type="float" office:value="18087" table:style-name="ce6">
            <text:p>18,087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24384" table:style-name="ce6">
            <text:p>24,384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37764" table:style-name="ce6">
            <text:p>37,764<text:s/></text:p>
          </table:table-cell>
          <table:table-cell office:value-type="float" office:value="23252" table:style-name="ce6">
            <text:p>23,252<text:s/></text:p>
          </table:table-cell>
          <table:table-cell office:value-type="float" office:value="23473" table:style-name="ce6">
            <text:p>23,473<text:s/></text:p>
          </table:table-cell>
          <table:table-cell office:value-type="float" office:value="23549" table:style-name="ce6">
            <text:p>23,549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5516" table:style-name="ce6">
            <text:p>5,516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16558" table:style-name="ce6">
            <text:p>16,558<text:s/></text:p>
          </table:table-cell>
          <table:table-cell office:value-type="float" office:value="27372" table:style-name="ce6">
            <text:p>27,372<text:s/></text:p>
          </table:table-cell>
          <table:table-cell office:value-type="float" office:value="22630" table:style-name="ce6">
            <text:p>22,630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626" table:style-name="ce6">
            <text:p>3,626<text:s/></text:p>
          </table:table-cell>
          <table:table-cell table:number-columns-repeated="16264"/>
        </table:table-row>
        <table:table-row table:style-name="ro2">
          <table:table-cell office:value-type="date" office:date-value="2020-09-03T00:00:00" table:style-name="ce5">
            <text:p>2020/9/3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41294" table:style-name="ce6">
            <text:p>41,294<text:s/></text:p>
          </table:table-cell>
          <table:table-cell office:value-type="float" office:value="42252" table:style-name="ce6">
            <text:p>42,252<text:s/></text:p>
          </table:table-cell>
          <table:table-cell office:value-type="float" office:value="26943" table:style-name="ce6">
            <text:p>26,943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16984" table:style-name="ce6">
            <text:p>16,984<text:s/></text:p>
          </table:table-cell>
          <table:table-cell office:value-type="float" office:value="18433" table:style-name="ce6">
            <text:p>18,433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29609" table:style-name="ce6">
            <text:p>29,609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16367" table:style-name="ce6">
            <text:p>16,367<text:s/></text:p>
          </table:table-cell>
          <table:table-cell office:value-type="float" office:value="24232" table:style-name="ce6">
            <text:p>24,232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26055" table:style-name="ce6">
            <text:p>26,055<text:s/></text:p>
          </table:table-cell>
          <table:table-cell office:value-type="float" office:value="17208" table:style-name="ce6">
            <text:p>17,208<text:s/></text:p>
          </table:table-cell>
          <table:table-cell office:value-type="float" office:value="32523" table:style-name="ce6">
            <text:p>32,523<text:s/></text:p>
          </table:table-cell>
          <table:table-cell office:value-type="float" office:value="23913" table:style-name="ce6">
            <text:p>23,913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34804" table:style-name="ce6">
            <text:p>34,804<text:s/></text:p>
          </table:table-cell>
          <table:table-cell office:value-type="float" office:value="25396" table:style-name="ce6">
            <text:p>25,396<text:s/></text:p>
          </table:table-cell>
          <table:table-cell office:value-type="float" office:value="25832" table:style-name="ce6">
            <text:p>25,832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23852" table:style-name="ce6">
            <text:p>23,852<text:s/></text:p>
          </table:table-cell>
          <table:table-cell office:value-type="float" office:value="125804" table:style-name="ce6">
            <text:p>125,804<text:s/></text:p>
          </table:table-cell>
          <table:table-cell office:value-type="float" office:value="38404" table:style-name="ce6">
            <text:p>38,404<text:s/></text:p>
          </table:table-cell>
          <table:table-cell office:value-type="float" office:value="19837" table:style-name="ce6">
            <text:p>19,837<text:s/></text:p>
          </table:table-cell>
          <table:table-cell office:value-type="float" office:value="22746" table:style-name="ce6">
            <text:p>22,746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23188" table:style-name="ce6">
            <text:p>23,188<text:s/></text:p>
          </table:table-cell>
          <table:table-cell office:value-type="float" office:value="24011" table:style-name="ce6">
            <text:p>24,011<text:s/></text:p>
          </table:table-cell>
          <table:table-cell office:value-type="float" office:value="22439" table:style-name="ce6">
            <text:p>22,439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29282" table:style-name="ce6">
            <text:p>29,282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7142" table:style-name="ce6">
            <text:p>17,142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28729" table:style-name="ce6">
            <text:p>28,729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21430" table:style-name="ce6">
            <text:p>21,430<text:s/></text:p>
          </table:table-cell>
          <table:table-cell office:value-type="float" office:value="24853" table:style-name="ce6">
            <text:p>24,853<text:s/></text:p>
          </table:table-cell>
          <table:table-cell office:value-type="float" office:value="29589" table:style-name="ce6">
            <text:p>29,589<text:s/></text:p>
          </table:table-cell>
          <table:table-cell office:value-type="float" office:value="35311" table:style-name="ce6">
            <text:p>35,311<text:s/></text:p>
          </table:table-cell>
          <table:table-cell office:value-type="float" office:value="38386" table:style-name="ce6">
            <text:p>38,386<text:s/></text:p>
          </table:table-cell>
          <table:table-cell office:value-type="float" office:value="25345" table:style-name="ce6">
            <text:p>25,345<text:s/></text:p>
          </table:table-cell>
          <table:table-cell office:value-type="float" office:value="26273" table:style-name="ce6">
            <text:p>26,273<text:s/></text:p>
          </table:table-cell>
          <table:table-cell office:value-type="float" office:value="54592" table:style-name="ce6">
            <text:p>54,592<text:s/></text:p>
          </table:table-cell>
          <table:table-cell office:value-type="float" office:value="20452" table:style-name="ce6">
            <text:p>20,452<text:s/></text:p>
          </table:table-cell>
          <table:table-cell office:value-type="float" office:value="28929" table:style-name="ce6">
            <text:p>28,929<text:s/></text:p>
          </table:table-cell>
          <table:table-cell office:value-type="float" office:value="32415" table:style-name="ce6">
            <text:p>32,415<text:s/></text:p>
          </table:table-cell>
          <table:table-cell office:value-type="float" office:value="19419" table:style-name="ce6">
            <text:p>19,419<text:s/></text:p>
          </table:table-cell>
          <table:table-cell office:value-type="float" office:value="59378" table:style-name="ce6">
            <text:p>59,378<text:s/></text:p>
          </table:table-cell>
          <table:table-cell office:value-type="float" office:value="20177" table:style-name="ce6">
            <text:p>20,177<text:s/></text:p>
          </table:table-cell>
          <table:table-cell office:value-type="float" office:value="16000" table:style-name="ce6">
            <text:p>16,000<text:s/></text:p>
          </table:table-cell>
          <table:table-cell office:value-type="float" office:value="14920" table:style-name="ce6">
            <text:p>14,920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25799" table:style-name="ce6">
            <text:p>25,799<text:s/></text:p>
          </table:table-cell>
          <table:table-cell office:value-type="float" office:value="18386" table:style-name="ce6">
            <text:p>18,386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38793" table:style-name="ce6">
            <text:p>38,793<text:s/></text:p>
          </table:table-cell>
          <table:table-cell office:value-type="float" office:value="23712" table:style-name="ce6">
            <text:p>23,712<text:s/></text:p>
          </table:table-cell>
          <table:table-cell office:value-type="float" office:value="23773" table:style-name="ce6">
            <text:p>23,773<text:s/></text:p>
          </table:table-cell>
          <table:table-cell office:value-type="float" office:value="23168" table:style-name="ce6">
            <text:p>23,168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13297" table:style-name="ce6">
            <text:p>13,297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27744" table:style-name="ce6">
            <text:p>27,744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3680" table:style-name="ce6">
            <text:p>3,680<text:s/></text:p>
          </table:table-cell>
          <table:table-cell table:number-columns-repeated="16264"/>
        </table:table-row>
        <table:table-row table:style-name="ro2">
          <table:table-cell office:value-type="date" office:date-value="2020-09-04T00:00:00" table:style-name="ce5">
            <text:p>2020/9/4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15229" table:style-name="ce6">
            <text:p>15,229<text:s/></text:p>
          </table:table-cell>
          <table:table-cell office:value-type="float" office:value="42274" table:style-name="ce6">
            <text:p>42,274<text:s/></text:p>
          </table:table-cell>
          <table:table-cell office:value-type="float" office:value="47889" table:style-name="ce6">
            <text:p>47,889<text:s/></text:p>
          </table:table-cell>
          <table:table-cell office:value-type="float" office:value="27650" table:style-name="ce6">
            <text:p>27,650<text:s/></text:p>
          </table:table-cell>
          <table:table-cell office:value-type="float" office:value="14664" table:style-name="ce6">
            <text:p>14,664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17571" table:style-name="ce6">
            <text:p>17,571<text:s/></text:p>
          </table:table-cell>
          <table:table-cell office:value-type="float" office:value="18867" table:style-name="ce6">
            <text:p>18,867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30863" table:style-name="ce6">
            <text:p>30,863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17690" table:style-name="ce6">
            <text:p>17,690<text:s/></text:p>
          </table:table-cell>
          <table:table-cell office:value-type="float" office:value="26082" table:style-name="ce6">
            <text:p>26,082<text:s/></text:p>
          </table:table-cell>
          <table:table-cell office:value-type="float" office:value="16546" table:style-name="ce6">
            <text:p>16,546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28337" table:style-name="ce6">
            <text:p>28,337<text:s/></text:p>
          </table:table-cell>
          <table:table-cell office:value-type="float" office:value="18989" table:style-name="ce6">
            <text:p>18,989<text:s/></text:p>
          </table:table-cell>
          <table:table-cell office:value-type="float" office:value="34013" table:style-name="ce6">
            <text:p>34,013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36856" table:style-name="ce6">
            <text:p>36,856<text:s/></text:p>
          </table:table-cell>
          <table:table-cell office:value-type="float" office:value="26946" table:style-name="ce6">
            <text:p>26,946<text:s/></text:p>
          </table:table-cell>
          <table:table-cell office:value-type="float" office:value="27110" table:style-name="ce6">
            <text:p>27,110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24200" table:style-name="ce6">
            <text:p>24,200<text:s/></text:p>
          </table:table-cell>
          <table:table-cell office:value-type="float" office:value="143791" table:style-name="ce6">
            <text:p>143,791<text:s/></text:p>
          </table:table-cell>
          <table:table-cell office:value-type="float" office:value="43647" table:style-name="ce6">
            <text:p>43,647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25947" table:style-name="ce6">
            <text:p>25,947<text:s/></text:p>
          </table:table-cell>
          <table:table-cell office:value-type="float" office:value="26033" table:style-name="ce6">
            <text:p>26,033<text:s/></text:p>
          </table:table-cell>
          <table:table-cell office:value-type="float" office:value="26944" table:style-name="ce6">
            <text:p>26,944<text:s/></text:p>
          </table:table-cell>
          <table:table-cell office:value-type="float" office:value="24506" table:style-name="ce6">
            <text:p>24,506<text:s/></text:p>
          </table:table-cell>
          <table:table-cell office:value-type="float" office:value="13995" table:style-name="ce6">
            <text:p>13,995<text:s/></text:p>
          </table:table-cell>
          <table:table-cell office:value-type="float" office:value="30846" table:style-name="ce6">
            <text:p>30,846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18923" table:style-name="ce6">
            <text:p>18,923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2669" table:style-name="ce6">
            <text:p>12,669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31768" table:style-name="ce6">
            <text:p>31,768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13484" table:style-name="ce6">
            <text:p>13,484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22912" table:style-name="ce6">
            <text:p>22,912<text:s/></text:p>
          </table:table-cell>
          <table:table-cell office:value-type="float" office:value="26237" table:style-name="ce6">
            <text:p>26,237<text:s/></text:p>
          </table:table-cell>
          <table:table-cell office:value-type="float" office:value="32261" table:style-name="ce6">
            <text:p>32,261<text:s/></text:p>
          </table:table-cell>
          <table:table-cell office:value-type="float" office:value="39050" table:style-name="ce6">
            <text:p>39,050<text:s/></text:p>
          </table:table-cell>
          <table:table-cell office:value-type="float" office:value="40217" table:style-name="ce6">
            <text:p>40,217<text:s/></text:p>
          </table:table-cell>
          <table:table-cell office:value-type="float" office:value="27059" table:style-name="ce6">
            <text:p>27,059<text:s/></text:p>
          </table:table-cell>
          <table:table-cell office:value-type="float" office:value="28333" table:style-name="ce6">
            <text:p>28,333<text:s/></text:p>
          </table:table-cell>
          <table:table-cell office:value-type="float" office:value="61836" table:style-name="ce6">
            <text:p>61,836<text:s/></text:p>
          </table:table-cell>
          <table:table-cell office:value-type="float" office:value="21370" table:style-name="ce6">
            <text:p>21,370<text:s/></text:p>
          </table:table-cell>
          <table:table-cell office:value-type="float" office:value="31630" table:style-name="ce6">
            <text:p>31,630<text:s/></text:p>
          </table:table-cell>
          <table:table-cell office:value-type="float" office:value="36051" table:style-name="ce6">
            <text:p>36,051<text:s/></text:p>
          </table:table-cell>
          <table:table-cell office:value-type="float" office:value="21398" table:style-name="ce6">
            <text:p>21,398<text:s/></text:p>
          </table:table-cell>
          <table:table-cell office:value-type="float" office:value="66908" table:style-name="ce6">
            <text:p>66,908<text:s/></text:p>
          </table:table-cell>
          <table:table-cell office:value-type="float" office:value="21551" table:style-name="ce6">
            <text:p>21,551<text:s/></text:p>
          </table:table-cell>
          <table:table-cell office:value-type="float" office:value="17125" table:style-name="ce6">
            <text:p>17,125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20832" table:style-name="ce6">
            <text:p>20,832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32482" table:style-name="ce6">
            <text:p>32,482<text:s/></text:p>
          </table:table-cell>
          <table:table-cell office:value-type="float" office:value="19590" table:style-name="ce6">
            <text:p>19,590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39205" table:style-name="ce6">
            <text:p>39,205<text:s/></text:p>
          </table:table-cell>
          <table:table-cell office:value-type="float" office:value="24294" table:style-name="ce6">
            <text:p>24,294<text:s/></text:p>
          </table:table-cell>
          <table:table-cell office:value-type="float" office:value="24489" table:style-name="ce6">
            <text:p>24,489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17894" table:style-name="ce6">
            <text:p>17,894<text:s/></text:p>
          </table:table-cell>
          <table:table-cell office:value-type="float" office:value="28541" table:style-name="ce6">
            <text:p>28,541<text:s/></text:p>
          </table:table-cell>
          <table:table-cell office:value-type="float" office:value="24541" table:style-name="ce6">
            <text:p>24,541<text:s/></text:p>
          </table:table-cell>
          <table:table-cell office:value-type="float" office:value="15478" table:style-name="ce6">
            <text:p>15,478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3434" table:style-name="ce6">
            <text:p>13,434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3847" table:style-name="ce6">
            <text:p>3,847<text:s/></text:p>
          </table:table-cell>
          <table:table-cell table:number-columns-repeated="16264"/>
        </table:table-row>
        <table:table-row table:style-name="ro2">
          <table:table-cell office:value-type="date" office:date-value="2020-09-05T00:00:00" table:style-name="ce5">
            <text:p>2020/9/5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22341" table:style-name="ce6">
            <text:p>22,341<text:s/></text:p>
          </table:table-cell>
          <table:table-cell office:value-type="float" office:value="44092" table:style-name="ce6">
            <text:p>44,092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19954" table:style-name="ce6">
            <text:p>19,954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17250" table:style-name="ce6">
            <text:p>17,250<text:s/></text:p>
          </table:table-cell>
          <table:table-cell office:value-type="float" office:value="14342" table:style-name="ce6">
            <text:p>14,342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26736" table:style-name="ce6">
            <text:p>26,736<text:s/></text:p>
          </table:table-cell>
          <table:table-cell office:value-type="float" office:value="16023" table:style-name="ce6">
            <text:p>16,023<text:s/></text:p>
          </table:table-cell>
          <table:table-cell office:value-type="float" office:value="27168" table:style-name="ce6">
            <text:p>27,168<text:s/></text:p>
          </table:table-cell>
          <table:table-cell office:value-type="float" office:value="20794" table:style-name="ce6">
            <text:p>20,794<text:s/></text:p>
          </table:table-cell>
          <table:table-cell office:value-type="float" office:value="4860" table:style-name="ce6">
            <text:p>4,860<text:s/></text:p>
          </table:table-cell>
          <table:table-cell office:value-type="float" office:value="30326" table:style-name="ce6">
            <text:p>30,326<text:s/></text:p>
          </table:table-cell>
          <table:table-cell office:value-type="float" office:value="21368" table:style-name="ce6">
            <text:p>21,368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17072" table:style-name="ce6">
            <text:p>17,072<text:s/></text:p>
          </table:table-cell>
          <table:table-cell office:value-type="float" office:value="11454" table:style-name="ce6">
            <text:p>11,454<text:s/></text:p>
          </table:table-cell>
          <table:table-cell office:value-type="float" office:value="144506" table:style-name="ce6">
            <text:p>144,506<text:s/></text:p>
          </table:table-cell>
          <table:table-cell office:value-type="float" office:value="42754" table:style-name="ce6">
            <text:p>42,754<text:s/></text:p>
          </table:table-cell>
          <table:table-cell office:value-type="float" office:value="16234" table:style-name="ce6">
            <text:p>16,234<text:s/></text:p>
          </table:table-cell>
          <table:table-cell office:value-type="float" office:value="17160" table:style-name="ce6">
            <text:p>17,160<text:s/></text:p>
          </table:table-cell>
          <table:table-cell office:value-type="float" office:value="27708" table:style-name="ce6">
            <text:p>27,708<text:s/></text:p>
          </table:table-cell>
          <table:table-cell office:value-type="float" office:value="26116" table:style-name="ce6">
            <text:p>26,116<text:s/></text:p>
          </table:table-cell>
          <table:table-cell office:value-type="float" office:value="23756" table:style-name="ce6">
            <text:p>23,756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6258" table:style-name="ce6">
            <text:p>6,258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14488" table:style-name="ce6">
            <text:p>14,488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35696" table:style-name="ce6">
            <text:p>35,696<text:s/></text:p>
          </table:table-cell>
          <table:table-cell office:value-type="float" office:value="6610" table:style-name="ce6">
            <text:p>6,610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17365" table:style-name="ce6">
            <text:p>17,365<text:s/></text:p>
          </table:table-cell>
          <table:table-cell office:value-type="float" office:value="17012" table:style-name="ce6">
            <text:p>17,012<text:s/></text:p>
          </table:table-cell>
          <table:table-cell office:value-type="float" office:value="29127" table:style-name="ce6">
            <text:p>29,127<text:s/></text:p>
          </table:table-cell>
          <table:table-cell office:value-type="float" office:value="34834" table:style-name="ce6">
            <text:p>34,834<text:s/></text:p>
          </table:table-cell>
          <table:table-cell office:value-type="float" office:value="31188" table:style-name="ce6">
            <text:p>31,188<text:s/></text:p>
          </table:table-cell>
          <table:table-cell office:value-type="float" office:value="20422" table:style-name="ce6">
            <text:p>20,422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64859" table:style-name="ce6">
            <text:p>64,859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30316" table:style-name="ce6">
            <text:p>30,316<text:s/></text:p>
          </table:table-cell>
          <table:table-cell office:value-type="float" office:value="29431" table:style-name="ce6">
            <text:p>29,431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55338" table:style-name="ce6">
            <text:p>55,338<text:s/></text:p>
          </table:table-cell>
          <table:table-cell office:value-type="float" office:value="15190" table:style-name="ce6">
            <text:p>15,190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16002" table:style-name="ce6">
            <text:p>16,002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30323" table:style-name="ce6">
            <text:p>30,323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18366" table:style-name="ce6">
            <text:p>18,366<text:s/></text:p>
          </table:table-cell>
          <table:table-cell office:value-type="float" office:value="15265" table:style-name="ce6">
            <text:p>15,265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16679" table:style-name="ce6">
            <text:p>16,679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12127" table:style-name="ce6">
            <text:p>12,127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20122" table:style-name="ce6">
            <text:p>20,122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2763" table:style-name="ce6">
            <text:p>2,763<text:s/></text:p>
          </table:table-cell>
          <table:table-cell table:number-columns-repeated="16264"/>
        </table:table-row>
        <table:table-row table:style-name="ro2">
          <table:table-cell office:value-type="date" office:date-value="2020-09-06T00:00:00" table:style-name="ce5">
            <text:p>2020/9/6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16808" table:style-name="ce6">
            <text:p>16,808<text:s/></text:p>
          </table:table-cell>
          <table:table-cell office:value-type="float" office:value="34280" table:style-name="ce6">
            <text:p>34,280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7771" table:style-name="ce6">
            <text:p>7,771<text:s/></text:p>
          </table:table-cell>
          <table:table-cell office:value-type="float" office:value="24715" table:style-name="ce6">
            <text:p>24,715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15454" table:style-name="ce6">
            <text:p>15,454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24426" table:style-name="ce6">
            <text:p>24,426<text:s/></text:p>
          </table:table-cell>
          <table:table-cell office:value-type="float" office:value="16723" table:style-name="ce6">
            <text:p>16,723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140636" table:style-name="ce6">
            <text:p>140,636<text:s/></text:p>
          </table:table-cell>
          <table:table-cell office:value-type="float" office:value="34210" table:style-name="ce6">
            <text:p>34,210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15561" table:style-name="ce6">
            <text:p>15,561<text:s/></text:p>
          </table:table-cell>
          <table:table-cell office:value-type="float" office:value="22795" table:style-name="ce6">
            <text:p>22,795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15713" table:style-name="ce6">
            <text:p>15,713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17846" table:style-name="ce6">
            <text:p>17,846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33555" table:style-name="ce6">
            <text:p>33,555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14520" table:style-name="ce6">
            <text:p>14,520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24291" table:style-name="ce6">
            <text:p>24,291<text:s/></text:p>
          </table:table-cell>
          <table:table-cell office:value-type="float" office:value="32156" table:style-name="ce6">
            <text:p>32,156<text:s/></text:p>
          </table:table-cell>
          <table:table-cell office:value-type="float" office:value="25108" table:style-name="ce6">
            <text:p>25,108<text:s/></text:p>
          </table:table-cell>
          <table:table-cell office:value-type="float" office:value="16556" table:style-name="ce6">
            <text:p>16,556<text:s/></text:p>
          </table:table-cell>
          <table:table-cell office:value-type="float" office:value="21901" table:style-name="ce6">
            <text:p>21,901<text:s/></text:p>
          </table:table-cell>
          <table:table-cell office:value-type="float" office:value="55807" table:style-name="ce6">
            <text:p>55,807<text:s/></text:p>
          </table:table-cell>
          <table:table-cell office:value-type="float" office:value="11441" table:style-name="ce6">
            <text:p>11,441<text:s/></text:p>
          </table:table-cell>
          <table:table-cell office:value-type="float" office:value="25667" table:style-name="ce6">
            <text:p>25,667<text:s/></text:p>
          </table:table-cell>
          <table:table-cell office:value-type="float" office:value="21996" table:style-name="ce6">
            <text:p>21,996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47881" table:style-name="ce6">
            <text:p>47,881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14216" table:style-name="ce6">
            <text:p>14,216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13634" table:style-name="ce6">
            <text:p>13,634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16648" table:style-name="ce6">
            <text:p>16,648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972" table:style-name="ce6">
            <text:p>972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1433" table:style-name="ce6">
            <text:p>1,433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2620" table:style-name="ce6">
            <text:p>2,620<text:s/></text:p>
          </table:table-cell>
          <table:table-cell table:number-columns-repeated="16264"/>
        </table:table-row>
        <table:table-row table:style-name="ro2">
          <table:table-cell office:value-type="date" office:date-value="2020-09-07T00:00:00" table:style-name="ce5">
            <text:p>2020/9/7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39278" table:style-name="ce6">
            <text:p>39,278<text:s/></text:p>
          </table:table-cell>
          <table:table-cell office:value-type="float" office:value="39359" table:style-name="ce6">
            <text:p>39,359<text:s/></text:p>
          </table:table-cell>
          <table:table-cell office:value-type="float" office:value="26022" table:style-name="ce6">
            <text:p>26,022<text:s/></text:p>
          </table:table-cell>
          <table:table-cell office:value-type="float" office:value="14506" table:style-name="ce6">
            <text:p>14,506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8436" table:style-name="ce6">
            <text:p>18,436<text:s/></text:p>
          </table:table-cell>
          <table:table-cell office:value-type="float" office:value="17664" table:style-name="ce6">
            <text:p>17,664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29368" table:style-name="ce6">
            <text:p>29,368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16436" table:style-name="ce6">
            <text:p>16,436<text:s/></text:p>
          </table:table-cell>
          <table:table-cell office:value-type="float" office:value="24262" table:style-name="ce6">
            <text:p>24,262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25023" table:style-name="ce6">
            <text:p>25,023<text:s/></text:p>
          </table:table-cell>
          <table:table-cell office:value-type="float" office:value="16708" table:style-name="ce6">
            <text:p>16,708<text:s/></text:p>
          </table:table-cell>
          <table:table-cell office:value-type="float" office:value="31852" table:style-name="ce6">
            <text:p>31,852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33831" table:style-name="ce6">
            <text:p>33,831<text:s/></text:p>
          </table:table-cell>
          <table:table-cell office:value-type="float" office:value="24954" table:style-name="ce6">
            <text:p>24,954<text:s/></text:p>
          </table:table-cell>
          <table:table-cell office:value-type="float" office:value="25572" table:style-name="ce6">
            <text:p>25,572<text:s/></text:p>
          </table:table-cell>
          <table:table-cell office:value-type="float" office:value="20220" table:style-name="ce6">
            <text:p>20,220<text:s/></text:p>
          </table:table-cell>
          <table:table-cell office:value-type="float" office:value="24391" table:style-name="ce6">
            <text:p>24,391<text:s/></text:p>
          </table:table-cell>
          <table:table-cell office:value-type="float" office:value="127682" table:style-name="ce6">
            <text:p>127,682<text:s/></text:p>
          </table:table-cell>
          <table:table-cell office:value-type="float" office:value="36395" table:style-name="ce6">
            <text:p>36,395<text:s/></text:p>
          </table:table-cell>
          <table:table-cell office:value-type="float" office:value="19736" table:style-name="ce6">
            <text:p>19,736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24148" table:style-name="ce6">
            <text:p>24,148<text:s/></text:p>
          </table:table-cell>
          <table:table-cell office:value-type="float" office:value="24753" table:style-name="ce6">
            <text:p>24,753<text:s/></text:p>
          </table:table-cell>
          <table:table-cell office:value-type="float" office:value="24967" table:style-name="ce6">
            <text:p>24,967<text:s/></text:p>
          </table:table-cell>
          <table:table-cell office:value-type="float" office:value="22150" table:style-name="ce6">
            <text:p>22,150<text:s/></text:p>
          </table:table-cell>
          <table:table-cell office:value-type="float" office:value="13398" table:style-name="ce6">
            <text:p>13,398<text:s/></text:p>
          </table:table-cell>
          <table:table-cell office:value-type="float" office:value="30270" table:style-name="ce6">
            <text:p>30,270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30360" table:style-name="ce6">
            <text:p>30,360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21659" table:style-name="ce6">
            <text:p>21,659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29730" table:style-name="ce6">
            <text:p>29,730<text:s/></text:p>
          </table:table-cell>
          <table:table-cell office:value-type="float" office:value="34903" table:style-name="ce6">
            <text:p>34,903<text:s/></text:p>
          </table:table-cell>
          <table:table-cell office:value-type="float" office:value="38564" table:style-name="ce6">
            <text:p>38,564<text:s/></text:p>
          </table:table-cell>
          <table:table-cell office:value-type="float" office:value="24852" table:style-name="ce6">
            <text:p>24,852<text:s/></text:p>
          </table:table-cell>
          <table:table-cell office:value-type="float" office:value="25937" table:style-name="ce6">
            <text:p>25,937<text:s/></text:p>
          </table:table-cell>
          <table:table-cell office:value-type="float" office:value="54835" table:style-name="ce6">
            <text:p>54,835<text:s/></text:p>
          </table:table-cell>
          <table:table-cell office:value-type="float" office:value="18695" table:style-name="ce6">
            <text:p>18,695<text:s/></text:p>
          </table:table-cell>
          <table:table-cell office:value-type="float" office:value="29108" table:style-name="ce6">
            <text:p>29,108<text:s/></text:p>
          </table:table-cell>
          <table:table-cell office:value-type="float" office:value="31023" table:style-name="ce6">
            <text:p>31,023<text:s/></text:p>
          </table:table-cell>
          <table:table-cell office:value-type="float" office:value="18515" table:style-name="ce6">
            <text:p>18,515<text:s/></text:p>
          </table:table-cell>
          <table:table-cell office:value-type="float" office:value="58363" table:style-name="ce6">
            <text:p>58,363<text:s/></text:p>
          </table:table-cell>
          <table:table-cell office:value-type="float" office:value="19667" table:style-name="ce6">
            <text:p>19,667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14660" table:style-name="ce6">
            <text:p>14,660<text:s/></text:p>
          </table:table-cell>
          <table:table-cell office:value-type="float" office:value="18506" table:style-name="ce6">
            <text:p>18,506<text:s/></text:p>
          </table:table-cell>
          <table:table-cell office:value-type="float" office:value="14951" table:style-name="ce6">
            <text:p>14,951<text:s/></text:p>
          </table:table-cell>
          <table:table-cell office:value-type="float" office:value="29362" table:style-name="ce6">
            <text:p>29,362<text:s/></text:p>
          </table:table-cell>
          <table:table-cell office:value-type="float" office:value="17683" table:style-name="ce6">
            <text:p>17,683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36891" table:style-name="ce6">
            <text:p>36,891<text:s/></text:p>
          </table:table-cell>
          <table:table-cell office:value-type="float" office:value="22083" table:style-name="ce6">
            <text:p>22,083<text:s/></text:p>
          </table:table-cell>
          <table:table-cell office:value-type="float" office:value="23199" table:style-name="ce6">
            <text:p>23,199<text:s/></text:p>
          </table:table-cell>
          <table:table-cell office:value-type="float" office:value="22866" table:style-name="ce6">
            <text:p>22,866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16928" table:style-name="ce6">
            <text:p>16,928<text:s/></text:p>
          </table:table-cell>
          <table:table-cell office:value-type="float" office:value="27156" table:style-name="ce6">
            <text:p>27,156<text:s/></text:p>
          </table:table-cell>
          <table:table-cell office:value-type="float" office:value="21566" table:style-name="ce6">
            <text:p>21,566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12558" table:style-name="ce6">
            <text:p>12,558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3694" table:style-name="ce6">
            <text:p>3,694<text:s/></text:p>
          </table:table-cell>
          <table:table-cell table:number-columns-repeated="16264"/>
        </table:table-row>
        <table:table-row table:style-name="ro2">
          <table:table-cell office:value-type="date" office:date-value="2020-09-08T00:00:00" table:style-name="ce5">
            <text:p>2020/9/8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41169" table:style-name="ce6">
            <text:p>41,169<text:s/></text:p>
          </table:table-cell>
          <table:table-cell office:value-type="float" office:value="41743" table:style-name="ce6">
            <text:p>41,743<text:s/></text:p>
          </table:table-cell>
          <table:table-cell office:value-type="float" office:value="26916" table:style-name="ce6">
            <text:p>26,916<text:s/></text:p>
          </table:table-cell>
          <table:table-cell office:value-type="float" office:value="15208" table:style-name="ce6">
            <text:p>15,208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10211" table:style-name="ce6">
            <text:p>10,211<text:s/></text:p>
          </table:table-cell>
          <table:table-cell office:value-type="float" office:value="18918" table:style-name="ce6">
            <text:p>18,918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29579" table:style-name="ce6">
            <text:p>29,579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16732" table:style-name="ce6">
            <text:p>16,732<text:s/></text:p>
          </table:table-cell>
          <table:table-cell office:value-type="float" office:value="24925" table:style-name="ce6">
            <text:p>24,925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32941" table:style-name="ce6">
            <text:p>32,941<text:s/></text:p>
          </table:table-cell>
          <table:table-cell office:value-type="float" office:value="25563" table:style-name="ce6">
            <text:p>25,563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35187" table:style-name="ce6">
            <text:p>35,187<text:s/></text:p>
          </table:table-cell>
          <table:table-cell office:value-type="float" office:value="25827" table:style-name="ce6">
            <text:p>25,827<text:s/></text:p>
          </table:table-cell>
          <table:table-cell office:value-type="float" office:value="25929" table:style-name="ce6">
            <text:p>25,929<text:s/></text:p>
          </table:table-cell>
          <table:table-cell office:value-type="float" office:value="20519" table:style-name="ce6">
            <text:p>20,519<text:s/></text:p>
          </table:table-cell>
          <table:table-cell office:value-type="float" office:value="24680" table:style-name="ce6">
            <text:p>24,680<text:s/></text:p>
          </table:table-cell>
          <table:table-cell office:value-type="float" office:value="124819" table:style-name="ce6">
            <text:p>124,819<text:s/></text:p>
          </table:table-cell>
          <table:table-cell office:value-type="float" office:value="38332" table:style-name="ce6">
            <text:p>38,332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25477" table:style-name="ce6">
            <text:p>25,477<text:s/></text:p>
          </table:table-cell>
          <table:table-cell office:value-type="float" office:value="25008" table:style-name="ce6">
            <text:p>25,008<text:s/></text:p>
          </table:table-cell>
          <table:table-cell office:value-type="float" office:value="26700" table:style-name="ce6">
            <text:p>26,700<text:s/></text:p>
          </table:table-cell>
          <table:table-cell office:value-type="float" office:value="23747" table:style-name="ce6">
            <text:p>23,747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30986" table:style-name="ce6">
            <text:p>30,986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17239" table:style-name="ce6">
            <text:p>17,239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30231" table:style-name="ce6">
            <text:p>30,231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22174" table:style-name="ce6">
            <text:p>22,174<text:s/></text:p>
          </table:table-cell>
          <table:table-cell office:value-type="float" office:value="26198" table:style-name="ce6">
            <text:p>26,198<text:s/></text:p>
          </table:table-cell>
          <table:table-cell office:value-type="float" office:value="30515" table:style-name="ce6">
            <text:p>30,515<text:s/></text:p>
          </table:table-cell>
          <table:table-cell office:value-type="float" office:value="35328" table:style-name="ce6">
            <text:p>35,328<text:s/></text:p>
          </table:table-cell>
          <table:table-cell office:value-type="float" office:value="39659" table:style-name="ce6">
            <text:p>39,659<text:s/></text:p>
          </table:table-cell>
          <table:table-cell office:value-type="float" office:value="25440" table:style-name="ce6">
            <text:p>25,440<text:s/></text:p>
          </table:table-cell>
          <table:table-cell office:value-type="float" office:value="26219" table:style-name="ce6">
            <text:p>26,219<text:s/></text:p>
          </table:table-cell>
          <table:table-cell office:value-type="float" office:value="54086" table:style-name="ce6">
            <text:p>54,086<text:s/></text:p>
          </table:table-cell>
          <table:table-cell office:value-type="float" office:value="20374" table:style-name="ce6">
            <text:p>20,374<text:s/></text:p>
          </table:table-cell>
          <table:table-cell office:value-type="float" office:value="29800" table:style-name="ce6">
            <text:p>29,800<text:s/></text:p>
          </table:table-cell>
          <table:table-cell office:value-type="float" office:value="32398" table:style-name="ce6">
            <text:p>32,398<text:s/></text:p>
          </table:table-cell>
          <table:table-cell office:value-type="float" office:value="19210" table:style-name="ce6">
            <text:p>19,210<text:s/></text:p>
          </table:table-cell>
          <table:table-cell office:value-type="float" office:value="58797" table:style-name="ce6">
            <text:p>58,797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15169" table:style-name="ce6">
            <text:p>15,169<text:s/></text:p>
          </table:table-cell>
          <table:table-cell office:value-type="float" office:value="18454" table:style-name="ce6">
            <text:p>18,454<text:s/></text:p>
          </table:table-cell>
          <table:table-cell office:value-type="float" office:value="14840" table:style-name="ce6">
            <text:p>14,840<text:s/></text:p>
          </table:table-cell>
          <table:table-cell office:value-type="float" office:value="26233" table:style-name="ce6">
            <text:p>26,233<text:s/></text:p>
          </table:table-cell>
          <table:table-cell office:value-type="float" office:value="18434" table:style-name="ce6">
            <text:p>18,434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38142" table:style-name="ce6">
            <text:p>38,142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23709" table:style-name="ce6">
            <text:p>23,709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17179" table:style-name="ce6">
            <text:p>17,179<text:s/></text:p>
          </table:table-cell>
          <table:table-cell office:value-type="float" office:value="27550" table:style-name="ce6">
            <text:p>27,550<text:s/></text:p>
          </table:table-cell>
          <table:table-cell office:value-type="float" office:value="22845" table:style-name="ce6">
            <text:p>22,845<text:s/></text:p>
          </table:table-cell>
          <table:table-cell office:value-type="float" office:value="15036" table:style-name="ce6">
            <text:p>15,036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3765" table:style-name="ce6">
            <text:p>3,765<text:s/></text:p>
          </table:table-cell>
          <table:table-cell table:number-columns-repeated="16264"/>
        </table:table-row>
        <table:table-row table:style-name="ro2">
          <table:table-cell office:value-type="date" office:date-value="2020-09-09T00:00:00" table:style-name="ce5">
            <text:p>2020/9/9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41839" table:style-name="ce6">
            <text:p>41,839<text:s/></text:p>
          </table:table-cell>
          <table:table-cell office:value-type="float" office:value="41933" table:style-name="ce6">
            <text:p>41,933<text:s/></text:p>
          </table:table-cell>
          <table:table-cell office:value-type="float" office:value="27394" table:style-name="ce6">
            <text:p>27,394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12694" table:style-name="ce6">
            <text:p>12,694<text:s/></text:p>
          </table:table-cell>
          <table:table-cell office:value-type="float" office:value="19392" table:style-name="ce6">
            <text:p>19,392<text:s/></text:p>
          </table:table-cell>
          <table:table-cell office:value-type="float" office:value="18079" table:style-name="ce6">
            <text:p>18,079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29498" table:style-name="ce6">
            <text:p>29,498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17188" table:style-name="ce6">
            <text:p>17,188<text:s/></text:p>
          </table:table-cell>
          <table:table-cell office:value-type="float" office:value="25035" table:style-name="ce6">
            <text:p>25,035<text:s/></text:p>
          </table:table-cell>
          <table:table-cell office:value-type="float" office:value="16036" table:style-name="ce6">
            <text:p>16,036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17754" table:style-name="ce6">
            <text:p>17,754<text:s/></text:p>
          </table:table-cell>
          <table:table-cell office:value-type="float" office:value="33889" table:style-name="ce6">
            <text:p>33,889<text:s/></text:p>
          </table:table-cell>
          <table:table-cell office:value-type="float" office:value="25806" table:style-name="ce6">
            <text:p>25,806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35027" table:style-name="ce6">
            <text:p>35,027<text:s/></text:p>
          </table:table-cell>
          <table:table-cell office:value-type="float" office:value="26100" table:style-name="ce6">
            <text:p>26,100<text:s/></text:p>
          </table:table-cell>
          <table:table-cell office:value-type="float" office:value="26400" table:style-name="ce6">
            <text:p>26,400<text:s/></text:p>
          </table:table-cell>
          <table:table-cell office:value-type="float" office:value="20794" table:style-name="ce6">
            <text:p>20,794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126774" table:style-name="ce6">
            <text:p>126,774<text:s/></text:p>
          </table:table-cell>
          <table:table-cell office:value-type="float" office:value="38869" table:style-name="ce6">
            <text:p>38,869<text:s/></text:p>
          </table:table-cell>
          <table:table-cell office:value-type="float" office:value="20716" table:style-name="ce6">
            <text:p>20,716<text:s/></text:p>
          </table:table-cell>
          <table:table-cell office:value-type="float" office:value="23208" table:style-name="ce6">
            <text:p>23,208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25085" table:style-name="ce6">
            <text:p>25,085<text:s/></text:p>
          </table:table-cell>
          <table:table-cell office:value-type="float" office:value="26578" table:style-name="ce6">
            <text:p>26,578<text:s/></text:p>
          </table:table-cell>
          <table:table-cell office:value-type="float" office:value="23327" table:style-name="ce6">
            <text:p>23,327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31284" table:style-name="ce6">
            <text:p>31,284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17546" table:style-name="ce6">
            <text:p>17,546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30658" table:style-name="ce6">
            <text:p>30,658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26376" table:style-name="ce6">
            <text:p>26,376<text:s/></text:p>
          </table:table-cell>
          <table:table-cell office:value-type="float" office:value="30581" table:style-name="ce6">
            <text:p>30,581<text:s/></text:p>
          </table:table-cell>
          <table:table-cell office:value-type="float" office:value="35331" table:style-name="ce6">
            <text:p>35,331<text:s/></text:p>
          </table:table-cell>
          <table:table-cell office:value-type="float" office:value="39860" table:style-name="ce6">
            <text:p>39,860<text:s/></text:p>
          </table:table-cell>
          <table:table-cell office:value-type="float" office:value="25728" table:style-name="ce6">
            <text:p>25,728<text:s/></text:p>
          </table:table-cell>
          <table:table-cell office:value-type="float" office:value="26632" table:style-name="ce6">
            <text:p>26,632<text:s/></text:p>
          </table:table-cell>
          <table:table-cell office:value-type="float" office:value="55245" table:style-name="ce6">
            <text:p>55,245<text:s/></text:p>
          </table:table-cell>
          <table:table-cell office:value-type="float" office:value="20790" table:style-name="ce6">
            <text:p>20,790<text:s/></text:p>
          </table:table-cell>
          <table:table-cell office:value-type="float" office:value="30248" table:style-name="ce6">
            <text:p>30,248<text:s/></text:p>
          </table:table-cell>
          <table:table-cell office:value-type="float" office:value="32972" table:style-name="ce6">
            <text:p>32,972<text:s/></text:p>
          </table:table-cell>
          <table:table-cell office:value-type="float" office:value="19892" table:style-name="ce6">
            <text:p>19,892<text:s/></text:p>
          </table:table-cell>
          <table:table-cell office:value-type="float" office:value="61476" table:style-name="ce6">
            <text:p>61,476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14944" table:style-name="ce6">
            <text:p>14,944<text:s/></text:p>
          </table:table-cell>
          <table:table-cell office:value-type="float" office:value="18750" table:style-name="ce6">
            <text:p>18,750<text:s/></text:p>
          </table:table-cell>
          <table:table-cell office:value-type="float" office:value="14848" table:style-name="ce6">
            <text:p>14,848<text:s/></text:p>
          </table:table-cell>
          <table:table-cell office:value-type="float" office:value="27628" table:style-name="ce6">
            <text:p>27,628<text:s/></text:p>
          </table:table-cell>
          <table:table-cell office:value-type="float" office:value="18801" table:style-name="ce6">
            <text:p>18,801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38504" table:style-name="ce6">
            <text:p>38,504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7204" table:style-name="ce6">
            <text:p>17,204<text:s/></text:p>
          </table:table-cell>
          <table:table-cell office:value-type="float" office:value="27427" table:style-name="ce6">
            <text:p>27,427<text:s/></text:p>
          </table:table-cell>
          <table:table-cell office:value-type="float" office:value="23198" table:style-name="ce6">
            <text:p>23,198<text:s/></text:p>
          </table:table-cell>
          <table:table-cell office:value-type="float" office:value="15092" table:style-name="ce6">
            <text:p>15,092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1871" table:style-name="ce6">
            <text:p>11,871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3729" table:style-name="ce6">
            <text:p>3,729<text:s/></text:p>
          </table:table-cell>
          <table:table-cell table:number-columns-repeated="16264"/>
        </table:table-row>
        <table:table-row table:style-name="ro2">
          <table:table-cell office:value-type="date" office:date-value="2020-09-10T00:00:00" table:style-name="ce5">
            <text:p>2020/9/10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42176" table:style-name="ce6">
            <text:p>42,176<text:s/></text:p>
          </table:table-cell>
          <table:table-cell office:value-type="float" office:value="43184" table:style-name="ce6">
            <text:p>43,184<text:s/></text:p>
          </table:table-cell>
          <table:table-cell office:value-type="float" office:value="27427" table:style-name="ce6">
            <text:p>27,427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19062" table:style-name="ce6">
            <text:p>19,062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30066" table:style-name="ce6">
            <text:p>30,066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17009" table:style-name="ce6">
            <text:p>17,009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15820" table:style-name="ce6">
            <text:p>15,820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26694" table:style-name="ce6">
            <text:p>26,694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34021" table:style-name="ce6">
            <text:p>34,021<text:s/></text:p>
          </table:table-cell>
          <table:table-cell office:value-type="float" office:value="25672" table:style-name="ce6">
            <text:p>25,672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35383" table:style-name="ce6">
            <text:p>35,383<text:s/></text:p>
          </table:table-cell>
          <table:table-cell office:value-type="float" office:value="26400" table:style-name="ce6">
            <text:p>26,400<text:s/></text:p>
          </table:table-cell>
          <table:table-cell office:value-type="float" office:value="26148" table:style-name="ce6">
            <text:p>26,148<text:s/></text:p>
          </table:table-cell>
          <table:table-cell office:value-type="float" office:value="20942" table:style-name="ce6">
            <text:p>20,942<text:s/></text:p>
          </table:table-cell>
          <table:table-cell office:value-type="float" office:value="24239" table:style-name="ce6">
            <text:p>24,239<text:s/></text:p>
          </table:table-cell>
          <table:table-cell office:value-type="float" office:value="131003" table:style-name="ce6">
            <text:p>131,003<text:s/></text:p>
          </table:table-cell>
          <table:table-cell office:value-type="float" office:value="40181" table:style-name="ce6">
            <text:p>40,181<text:s/></text:p>
          </table:table-cell>
          <table:table-cell office:value-type="float" office:value="20599" table:style-name="ce6">
            <text:p>20,599<text:s/></text:p>
          </table:table-cell>
          <table:table-cell office:value-type="float" office:value="24075" table:style-name="ce6">
            <text:p>24,075<text:s/></text:p>
          </table:table-cell>
          <table:table-cell office:value-type="float" office:value="25952" table:style-name="ce6">
            <text:p>25,952<text:s/></text:p>
          </table:table-cell>
          <table:table-cell office:value-type="float" office:value="26281" table:style-name="ce6">
            <text:p>26,281<text:s/></text:p>
          </table:table-cell>
          <table:table-cell office:value-type="float" office:value="26279" table:style-name="ce6">
            <text:p>26,279<text:s/></text:p>
          </table:table-cell>
          <table:table-cell office:value-type="float" office:value="23312" table:style-name="ce6">
            <text:p>23,312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30817" table:style-name="ce6">
            <text:p>30,817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12313" table:style-name="ce6">
            <text:p>12,313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10257" table:style-name="ce6">
            <text:p>10,257<text:s/></text:p>
          </table:table-cell>
          <table:table-cell office:value-type="float" office:value="31440" table:style-name="ce6">
            <text:p>31,440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30903" table:style-name="ce6">
            <text:p>30,903<text:s/></text:p>
          </table:table-cell>
          <table:table-cell office:value-type="float" office:value="36653" table:style-name="ce6">
            <text:p>36,653<text:s/></text:p>
          </table:table-cell>
          <table:table-cell office:value-type="float" office:value="39700" table:style-name="ce6">
            <text:p>39,700<text:s/></text:p>
          </table:table-cell>
          <table:table-cell office:value-type="float" office:value="25837" table:style-name="ce6">
            <text:p>25,837<text:s/></text:p>
          </table:table-cell>
          <table:table-cell office:value-type="float" office:value="27197" table:style-name="ce6">
            <text:p>27,197<text:s/></text:p>
          </table:table-cell>
          <table:table-cell office:value-type="float" office:value="55362" table:style-name="ce6">
            <text:p>55,362<text:s/></text:p>
          </table:table-cell>
          <table:table-cell office:value-type="float" office:value="22460" table:style-name="ce6">
            <text:p>22,460<text:s/></text:p>
          </table:table-cell>
          <table:table-cell office:value-type="float" office:value="30167" table:style-name="ce6">
            <text:p>30,167<text:s/></text:p>
          </table:table-cell>
          <table:table-cell office:value-type="float" office:value="33499" table:style-name="ce6">
            <text:p>33,499<text:s/></text:p>
          </table:table-cell>
          <table:table-cell office:value-type="float" office:value="19719" table:style-name="ce6">
            <text:p>19,719<text:s/></text:p>
          </table:table-cell>
          <table:table-cell office:value-type="float" office:value="61743" table:style-name="ce6">
            <text:p>61,743<text:s/></text:p>
          </table:table-cell>
          <table:table-cell office:value-type="float" office:value="20975" table:style-name="ce6">
            <text:p>20,975<text:s/></text:p>
          </table:table-cell>
          <table:table-cell office:value-type="float" office:value="16177" table:style-name="ce6">
            <text:p>16,177<text:s/></text:p>
          </table:table-cell>
          <table:table-cell office:value-type="float" office:value="15350" table:style-name="ce6">
            <text:p>15,350<text:s/></text:p>
          </table:table-cell>
          <table:table-cell office:value-type="float" office:value="18910" table:style-name="ce6">
            <text:p>18,910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32143" table:style-name="ce6">
            <text:p>32,143<text:s/></text:p>
          </table:table-cell>
          <table:table-cell office:value-type="float" office:value="19087" table:style-name="ce6">
            <text:p>19,087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39379" table:style-name="ce6">
            <text:p>39,379<text:s/></text:p>
          </table:table-cell>
          <table:table-cell office:value-type="float" office:value="23797" table:style-name="ce6">
            <text:p>23,797<text:s/></text:p>
          </table:table-cell>
          <table:table-cell office:value-type="float" office:value="24065" table:style-name="ce6">
            <text:p>24,065<text:s/></text:p>
          </table:table-cell>
          <table:table-cell office:value-type="float" office:value="23714" table:style-name="ce6">
            <text:p>23,714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28193" table:style-name="ce6">
            <text:p>28,193<text:s/></text:p>
          </table:table-cell>
          <table:table-cell office:value-type="float" office:value="23277" table:style-name="ce6">
            <text:p>23,277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2822" table:style-name="ce6">
            <text:p>12,822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2975" table:style-name="ce6">
            <text:p>2,975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3898" table:style-name="ce6">
            <text:p>3,898<text:s/></text:p>
          </table:table-cell>
          <table:table-cell table:number-columns-repeated="16264"/>
        </table:table-row>
        <table:table-row table:style-name="ro2">
          <table:table-cell office:value-type="date" office:date-value="2020-09-11T00:00:00" table:style-name="ce5">
            <text:p>2020/9/11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15422" table:style-name="ce6">
            <text:p>15,422<text:s/></text:p>
          </table:table-cell>
          <table:table-cell office:value-type="float" office:value="42610" table:style-name="ce6">
            <text:p>42,610<text:s/></text:p>
          </table:table-cell>
          <table:table-cell office:value-type="float" office:value="47480" table:style-name="ce6">
            <text:p>47,480<text:s/></text:p>
          </table:table-cell>
          <table:table-cell office:value-type="float" office:value="27963" table:style-name="ce6">
            <text:p>27,963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19497" table:style-name="ce6">
            <text:p>19,497<text:s/></text:p>
          </table:table-cell>
          <table:table-cell office:value-type="float" office:value="18652" table:style-name="ce6">
            <text:p>18,652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31590" table:style-name="ce6">
            <text:p>31,590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18333" table:style-name="ce6">
            <text:p>18,333<text:s/></text:p>
          </table:table-cell>
          <table:table-cell office:value-type="float" office:value="26505" table:style-name="ce6">
            <text:p>26,505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28953" table:style-name="ce6">
            <text:p>28,953<text:s/></text:p>
          </table:table-cell>
          <table:table-cell office:value-type="float" office:value="19508" table:style-name="ce6">
            <text:p>19,508<text:s/></text:p>
          </table:table-cell>
          <table:table-cell office:value-type="float" office:value="35525" table:style-name="ce6">
            <text:p>35,525<text:s/></text:p>
          </table:table-cell>
          <table:table-cell office:value-type="float" office:value="26788" table:style-name="ce6">
            <text:p>26,788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37301" table:style-name="ce6">
            <text:p>37,301<text:s/></text:p>
          </table:table-cell>
          <table:table-cell office:value-type="float" office:value="27536" table:style-name="ce6">
            <text:p>27,536<text:s/></text:p>
          </table:table-cell>
          <table:table-cell office:value-type="float" office:value="27619" table:style-name="ce6">
            <text:p>27,619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149938" table:style-name="ce6">
            <text:p>149,938<text:s/></text:p>
          </table:table-cell>
          <table:table-cell office:value-type="float" office:value="44873" table:style-name="ce6">
            <text:p>44,873<text:s/></text:p>
          </table:table-cell>
          <table:table-cell office:value-type="float" office:value="21477" table:style-name="ce6">
            <text:p>21,477<text:s/></text:p>
          </table:table-cell>
          <table:table-cell office:value-type="float" office:value="24973" table:style-name="ce6">
            <text:p>24,973<text:s/></text:p>
          </table:table-cell>
          <table:table-cell office:value-type="float" office:value="27068" table:style-name="ce6">
            <text:p>27,068<text:s/></text:p>
          </table:table-cell>
          <table:table-cell office:value-type="float" office:value="28794" table:style-name="ce6">
            <text:p>28,794<text:s/></text:p>
          </table:table-cell>
          <table:table-cell office:value-type="float" office:value="28504" table:style-name="ce6">
            <text:p>28,504<text:s/></text:p>
          </table:table-cell>
          <table:table-cell office:value-type="float" office:value="24535" table:style-name="ce6">
            <text:p>24,535<text:s/></text:p>
          </table:table-cell>
          <table:table-cell office:value-type="float" office:value="13975" table:style-name="ce6">
            <text:p>13,975<text:s/></text:p>
          </table:table-cell>
          <table:table-cell office:value-type="float" office:value="32639" table:style-name="ce6">
            <text:p>32,639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9106" table:style-name="ce6">
            <text:p>19,106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35992" table:style-name="ce6">
            <text:p>35,992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23530" table:style-name="ce6">
            <text:p>23,530<text:s/></text:p>
          </table:table-cell>
          <table:table-cell office:value-type="float" office:value="26986" table:style-name="ce6">
            <text:p>26,986<text:s/></text:p>
          </table:table-cell>
          <table:table-cell office:value-type="float" office:value="33252" table:style-name="ce6">
            <text:p>33,252<text:s/></text:p>
          </table:table-cell>
          <table:table-cell office:value-type="float" office:value="40047" table:style-name="ce6">
            <text:p>40,047<text:s/></text:p>
          </table:table-cell>
          <table:table-cell office:value-type="float" office:value="43998" table:style-name="ce6">
            <text:p>43,998<text:s/></text:p>
          </table:table-cell>
          <table:table-cell office:value-type="float" office:value="27159" table:style-name="ce6">
            <text:p>27,159<text:s/></text:p>
          </table:table-cell>
          <table:table-cell office:value-type="float" office:value="28910" table:style-name="ce6">
            <text:p>28,910<text:s/></text:p>
          </table:table-cell>
          <table:table-cell office:value-type="float" office:value="62926" table:style-name="ce6">
            <text:p>62,926<text:s/></text:p>
          </table:table-cell>
          <table:table-cell office:value-type="float" office:value="22606" table:style-name="ce6">
            <text:p>22,606<text:s/></text:p>
          </table:table-cell>
          <table:table-cell office:value-type="float" office:value="35371" table:style-name="ce6">
            <text:p>35,371<text:s/></text:p>
          </table:table-cell>
          <table:table-cell office:value-type="float" office:value="36563" table:style-name="ce6">
            <text:p>36,563<text:s/></text:p>
          </table:table-cell>
          <table:table-cell office:value-type="float" office:value="21336" table:style-name="ce6">
            <text:p>21,336<text:s/></text:p>
          </table:table-cell>
          <table:table-cell office:value-type="float" office:value="67855" table:style-name="ce6">
            <text:p>67,855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16199" table:style-name="ce6">
            <text:p>16,199<text:s/></text:p>
          </table:table-cell>
          <table:table-cell office:value-type="float" office:value="21235" table:style-name="ce6">
            <text:p>21,235<text:s/></text:p>
          </table:table-cell>
          <table:table-cell office:value-type="float" office:value="15289" table:style-name="ce6">
            <text:p>15,289<text:s/></text:p>
          </table:table-cell>
          <table:table-cell office:value-type="float" office:value="33458" table:style-name="ce6">
            <text:p>33,458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38975" table:style-name="ce6">
            <text:p>38,975<text:s/></text:p>
          </table:table-cell>
          <table:table-cell office:value-type="float" office:value="24851" table:style-name="ce6">
            <text:p>24,851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18167" table:style-name="ce6">
            <text:p>18,167<text:s/></text:p>
          </table:table-cell>
          <table:table-cell office:value-type="float" office:value="28585" table:style-name="ce6">
            <text:p>28,585<text:s/></text:p>
          </table:table-cell>
          <table:table-cell office:value-type="float" office:value="24868" table:style-name="ce6">
            <text:p>24,868<text:s/></text:p>
          </table:table-cell>
          <table:table-cell office:value-type="float" office:value="15813" table:style-name="ce6">
            <text:p>15,813<text:s/></text:p>
          </table:table-cell>
          <table:table-cell office:value-type="float" office:value="12896" table:style-name="ce6">
            <text:p>12,896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4079" table:style-name="ce6">
            <text:p>4,079<text:s/></text:p>
          </table:table-cell>
          <table:table-cell table:number-columns-repeated="16264"/>
        </table:table-row>
        <table:table-row table:style-name="ro2">
          <table:table-cell office:value-type="date" office:date-value="2020-09-12T00:00:00" table:style-name="ce5">
            <text:p>2020/9/12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23788" table:style-name="ce6">
            <text:p>23,788<text:s/></text:p>
          </table:table-cell>
          <table:table-cell office:value-type="float" office:value="45624" table:style-name="ce6">
            <text:p>45,624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6723" table:style-name="ce6">
            <text:p>6,723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5907" table:style-name="ce6">
            <text:p>5,907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19305" table:style-name="ce6">
            <text:p>19,305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14608" table:style-name="ce6">
            <text:p>14,608<text:s/></text:p>
          </table:table-cell>
          <table:table-cell office:value-type="float" office:value="18287" table:style-name="ce6">
            <text:p>18,287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30461" table:style-name="ce6">
            <text:p>30,461<text:s/></text:p>
          </table:table-cell>
          <table:table-cell office:value-type="float" office:value="16939" table:style-name="ce6">
            <text:p>16,939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30728" table:style-name="ce6">
            <text:p>30,728<text:s/></text:p>
          </table:table-cell>
          <table:table-cell office:value-type="float" office:value="21630" table:style-name="ce6">
            <text:p>21,630<text:s/></text:p>
          </table:table-cell>
          <table:table-cell office:value-type="float" office:value="21376" table:style-name="ce6">
            <text:p>21,376<text:s/></text:p>
          </table:table-cell>
          <table:table-cell office:value-type="float" office:value="17145" table:style-name="ce6">
            <text:p>17,145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151291" table:style-name="ce6">
            <text:p>151,291<text:s/></text:p>
          </table:table-cell>
          <table:table-cell office:value-type="float" office:value="47323" table:style-name="ce6">
            <text:p>47,323<text:s/></text:p>
          </table:table-cell>
          <table:table-cell office:value-type="float" office:value="16605" table:style-name="ce6">
            <text:p>16,605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27259" table:style-name="ce6">
            <text:p>27,259<text:s/></text:p>
          </table:table-cell>
          <table:table-cell office:value-type="float" office:value="26535" table:style-name="ce6">
            <text:p>26,535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19402" table:style-name="ce6">
            <text:p>19,402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22816" table:style-name="ce6">
            <text:p>22,816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34076" table:style-name="ce6">
            <text:p>34,076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17972" table:style-name="ce6">
            <text:p>17,972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30278" table:style-name="ce6">
            <text:p>30,278<text:s/></text:p>
          </table:table-cell>
          <table:table-cell office:value-type="float" office:value="35775" table:style-name="ce6">
            <text:p>35,775<text:s/></text:p>
          </table:table-cell>
          <table:table-cell office:value-type="float" office:value="32568" table:style-name="ce6">
            <text:p>32,568<text:s/></text:p>
          </table:table-cell>
          <table:table-cell office:value-type="float" office:value="21309" table:style-name="ce6">
            <text:p>21,309<text:s/></text:p>
          </table:table-cell>
          <table:table-cell office:value-type="float" office:value="26324" table:style-name="ce6">
            <text:p>26,324<text:s/></text:p>
          </table:table-cell>
          <table:table-cell office:value-type="float" office:value="67459" table:style-name="ce6">
            <text:p>67,459<text:s/></text:p>
          </table:table-cell>
          <table:table-cell office:value-type="float" office:value="14072" table:style-name="ce6">
            <text:p>14,072<text:s/></text:p>
          </table:table-cell>
          <table:table-cell office:value-type="float" office:value="31686" table:style-name="ce6">
            <text:p>31,686<text:s/></text:p>
          </table:table-cell>
          <table:table-cell office:value-type="float" office:value="31483" table:style-name="ce6">
            <text:p>31,483<text:s/></text:p>
          </table:table-cell>
          <table:table-cell office:value-type="float" office:value="17396" table:style-name="ce6">
            <text:p>17,396<text:s/></text:p>
          </table:table-cell>
          <table:table-cell office:value-type="float" office:value="58385" table:style-name="ce6">
            <text:p>58,385<text:s/></text:p>
          </table:table-cell>
          <table:table-cell office:value-type="float" office:value="16100" table:style-name="ce6">
            <text:p>16,100<text:s/></text:p>
          </table:table-cell>
          <table:table-cell office:value-type="float" office:value="14428" table:style-name="ce6">
            <text:p>14,428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16848" table:style-name="ce6">
            <text:p>16,848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9389" table:style-name="ce6">
            <text:p>19,389<text:s/></text:p>
          </table:table-cell>
          <table:table-cell office:value-type="float" office:value="18435" table:style-name="ce6">
            <text:p>18,435<text:s/></text:p>
          </table:table-cell>
          <table:table-cell office:value-type="float" office:value="14754" table:style-name="ce6">
            <text:p>14,754<text:s/></text:p>
          </table:table-cell>
          <table:table-cell office:value-type="float" office:value="16807" table:style-name="ce6">
            <text:p>16,807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9711" table:style-name="ce6">
            <text:p>19,711<text:s/></text:p>
          </table:table-cell>
          <table:table-cell office:value-type="float" office:value="20575" table:style-name="ce6">
            <text:p>20,575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8626" table:style-name="ce6">
            <text:p>8,626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2961" table:style-name="ce6">
            <text:p>2,961<text:s/></text:p>
          </table:table-cell>
          <table:table-cell table:number-columns-repeated="16264"/>
        </table:table-row>
        <table:table-row table:style-name="ro2">
          <table:table-cell office:value-type="date" office:date-value="2020-09-13T00:00:00" table:style-name="ce5">
            <text:p>2020/9/13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35180" table:style-name="ce6">
            <text:p>35,180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14419" table:style-name="ce6">
            <text:p>14,419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7852" table:style-name="ce6">
            <text:p>7,852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25120" table:style-name="ce6">
            <text:p>25,120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21020" table:style-name="ce6">
            <text:p>21,020<text:s/></text:p>
          </table:table-cell>
          <table:table-cell office:value-type="float" office:value="19168" table:style-name="ce6">
            <text:p>19,168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25074" table:style-name="ce6">
            <text:p>25,074<text:s/></text:p>
          </table:table-cell>
          <table:table-cell office:value-type="float" office:value="17190" table:style-name="ce6">
            <text:p>17,190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153594" table:style-name="ce6">
            <text:p>153,594<text:s/></text:p>
          </table:table-cell>
          <table:table-cell office:value-type="float" office:value="37206" table:style-name="ce6">
            <text:p>37,206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25149" table:style-name="ce6">
            <text:p>25,149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19159" table:style-name="ce6">
            <text:p>19,159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32484" table:style-name="ce6">
            <text:p>32,484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25288" table:style-name="ce6">
            <text:p>25,288<text:s/></text:p>
          </table:table-cell>
          <table:table-cell office:value-type="float" office:value="32583" table:style-name="ce6">
            <text:p>32,583<text:s/></text:p>
          </table:table-cell>
          <table:table-cell office:value-type="float" office:value="25846" table:style-name="ce6">
            <text:p>25,846<text:s/></text:p>
          </table:table-cell>
          <table:table-cell office:value-type="float" office:value="16674" table:style-name="ce6">
            <text:p>16,674<text:s/></text:p>
          </table:table-cell>
          <table:table-cell office:value-type="float" office:value="22161" table:style-name="ce6">
            <text:p>22,161<text:s/></text:p>
          </table:table-cell>
          <table:table-cell office:value-type="float" office:value="58321" table:style-name="ce6">
            <text:p>58,321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26888" table:style-name="ce6">
            <text:p>26,888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49576" table:style-name="ce6">
            <text:p>49,576<text:s/></text:p>
          </table:table-cell>
          <table:table-cell office:value-type="float" office:value="12669" table:style-name="ce6">
            <text:p>12,669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14501" table:style-name="ce6">
            <text:p>14,501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25785" table:style-name="ce6">
            <text:p>25,785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15720" table:style-name="ce6">
            <text:p>15,720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4159" table:style-name="ce6">
            <text:p>14,159<text:s/></text:p>
          </table:table-cell>
          <table:table-cell office:value-type="float" office:value="16870" table:style-name="ce6">
            <text:p>16,870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6761" table:style-name="ce6">
            <text:p>6,761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2622" table:style-name="ce6">
            <text:p>2,622<text:s/></text:p>
          </table:table-cell>
          <table:table-cell table:number-columns-repeated="16264"/>
        </table:table-row>
        <table:table-row table:style-name="ro2">
          <table:table-cell office:value-type="date" office:date-value="2020-09-14T00:00:00" table:style-name="ce5">
            <text:p>2020/9/14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38907" table:style-name="ce6">
            <text:p>38,907<text:s/></text:p>
          </table:table-cell>
          <table:table-cell office:value-type="float" office:value="37871" table:style-name="ce6">
            <text:p>37,871<text:s/></text:p>
          </table:table-cell>
          <table:table-cell office:value-type="float" office:value="25856" table:style-name="ce6">
            <text:p>25,856<text:s/></text:p>
          </table:table-cell>
          <table:table-cell office:value-type="float" office:value="15183" table:style-name="ce6">
            <text:p>15,183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18361" table:style-name="ce6">
            <text:p>18,361<text:s/></text:p>
          </table:table-cell>
          <table:table-cell office:value-type="float" office:value="17665" table:style-name="ce6">
            <text:p>17,665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29656" table:style-name="ce6">
            <text:p>29,656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16729" table:style-name="ce6">
            <text:p>16,729<text:s/></text:p>
          </table:table-cell>
          <table:table-cell office:value-type="float" office:value="24476" table:style-name="ce6">
            <text:p>24,476<text:s/></text:p>
          </table:table-cell>
          <table:table-cell office:value-type="float" office:value="16923" table:style-name="ce6">
            <text:p>16,923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27923" table:style-name="ce6">
            <text:p>27,923<text:s/></text:p>
          </table:table-cell>
          <table:table-cell office:value-type="float" office:value="16629" table:style-name="ce6">
            <text:p>16,629<text:s/></text:p>
          </table:table-cell>
          <table:table-cell office:value-type="float" office:value="32481" table:style-name="ce6">
            <text:p>32,481<text:s/></text:p>
          </table:table-cell>
          <table:table-cell office:value-type="float" office:value="24807" table:style-name="ce6">
            <text:p>24,807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34440" table:style-name="ce6">
            <text:p>34,440<text:s/></text:p>
          </table:table-cell>
          <table:table-cell office:value-type="float" office:value="25243" table:style-name="ce6">
            <text:p>25,243<text:s/></text:p>
          </table:table-cell>
          <table:table-cell office:value-type="float" office:value="25829" table:style-name="ce6">
            <text:p>25,829<text:s/></text:p>
          </table:table-cell>
          <table:table-cell office:value-type="float" office:value="21075" table:style-name="ce6">
            <text:p>21,075<text:s/></text:p>
          </table:table-cell>
          <table:table-cell office:value-type="float" office:value="23705" table:style-name="ce6">
            <text:p>23,705<text:s/></text:p>
          </table:table-cell>
          <table:table-cell office:value-type="float" office:value="123596" table:style-name="ce6">
            <text:p>123,596<text:s/></text:p>
          </table:table-cell>
          <table:table-cell office:value-type="float" office:value="35409" table:style-name="ce6">
            <text:p>35,409<text:s/></text:p>
          </table:table-cell>
          <table:table-cell office:value-type="float" office:value="19498" table:style-name="ce6">
            <text:p>19,498<text:s/></text:p>
          </table:table-cell>
          <table:table-cell office:value-type="float" office:value="23305" table:style-name="ce6">
            <text:p>23,305<text:s/></text:p>
          </table:table-cell>
          <table:table-cell office:value-type="float" office:value="24699" table:style-name="ce6">
            <text:p>24,699<text:s/></text:p>
          </table:table-cell>
          <table:table-cell office:value-type="float" office:value="27178" table:style-name="ce6">
            <text:p>27,178<text:s/></text:p>
          </table:table-cell>
          <table:table-cell office:value-type="float" office:value="26922" table:style-name="ce6">
            <text:p>26,922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13432" table:style-name="ce6">
            <text:p>13,432<text:s/></text:p>
          </table:table-cell>
          <table:table-cell office:value-type="float" office:value="29933" table:style-name="ce6">
            <text:p>29,933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6990" table:style-name="ce6">
            <text:p>16,990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33119" table:style-name="ce6">
            <text:p>33,119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12963" table:style-name="ce6">
            <text:p>12,963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22187" table:style-name="ce6">
            <text:p>22,187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30121" table:style-name="ce6">
            <text:p>30,121<text:s/></text:p>
          </table:table-cell>
          <table:table-cell office:value-type="float" office:value="34532" table:style-name="ce6">
            <text:p>34,532<text:s/></text:p>
          </table:table-cell>
          <table:table-cell office:value-type="float" office:value="40079" table:style-name="ce6">
            <text:p>40,079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25663" table:style-name="ce6">
            <text:p>25,663<text:s/></text:p>
          </table:table-cell>
          <table:table-cell office:value-type="float" office:value="51251" table:style-name="ce6">
            <text:p>51,251<text:s/></text:p>
          </table:table-cell>
          <table:table-cell office:value-type="float" office:value="21860" table:style-name="ce6">
            <text:p>21,860<text:s/></text:p>
          </table:table-cell>
          <table:table-cell office:value-type="float" office:value="30162" table:style-name="ce6">
            <text:p>30,162<text:s/></text:p>
          </table:table-cell>
          <table:table-cell office:value-type="float" office:value="29754" table:style-name="ce6">
            <text:p>29,754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57314" table:style-name="ce6">
            <text:p>57,314<text:s/></text:p>
          </table:table-cell>
          <table:table-cell office:value-type="float" office:value="19585" table:style-name="ce6">
            <text:p>19,585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14786" table:style-name="ce6">
            <text:p>14,786<text:s/></text:p>
          </table:table-cell>
          <table:table-cell office:value-type="float" office:value="18197" table:style-name="ce6">
            <text:p>18,197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27550" table:style-name="ce6">
            <text:p>27,550<text:s/></text:p>
          </table:table-cell>
          <table:table-cell office:value-type="float" office:value="17684" table:style-name="ce6">
            <text:p>17,684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36394" table:style-name="ce6">
            <text:p>36,394<text:s/></text:p>
          </table:table-cell>
          <table:table-cell office:value-type="float" office:value="22436" table:style-name="ce6">
            <text:p>22,436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22892" table:style-name="ce6">
            <text:p>22,892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16818" table:style-name="ce6">
            <text:p>16,818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21448" table:style-name="ce6">
            <text:p>21,448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2975" table:style-name="ce6">
            <text:p>2,975<text:s/></text:p>
          </table:table-cell>
          <table:table-cell office:value-type="float" office:value="3583" table:style-name="ce6">
            <text:p>3,583<text:s/></text:p>
          </table:table-cell>
          <table:table-cell table:number-columns-repeated="16264"/>
        </table:table-row>
        <table:table-row table:style-name="ro2">
          <table:table-cell office:value-type="date" office:date-value="2020-09-15T00:00:00" table:style-name="ce5">
            <text:p>2020/9/15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40931" table:style-name="ce6">
            <text:p>40,931<text:s/></text:p>
          </table:table-cell>
          <table:table-cell office:value-type="float" office:value="39904" table:style-name="ce6">
            <text:p>39,904<text:s/></text:p>
          </table:table-cell>
          <table:table-cell office:value-type="float" office:value="26888" table:style-name="ce6">
            <text:p>26,888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3052" table:style-name="ce6">
            <text:p>13,05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18206" table:style-name="ce6">
            <text:p>18,206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30087" table:style-name="ce6">
            <text:p>30,087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16810" table:style-name="ce6">
            <text:p>16,810<text:s/></text:p>
          </table:table-cell>
          <table:table-cell office:value-type="float" office:value="24671" table:style-name="ce6">
            <text:p>24,671<text:s/></text:p>
          </table:table-cell>
          <table:table-cell office:value-type="float" office:value="17676" table:style-name="ce6">
            <text:p>17,676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28664" table:style-name="ce6">
            <text:p>28,664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34540" table:style-name="ce6">
            <text:p>34,540<text:s/></text:p>
          </table:table-cell>
          <table:table-cell office:value-type="float" office:value="26127" table:style-name="ce6">
            <text:p>26,127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35488" table:style-name="ce6">
            <text:p>35,488<text:s/></text:p>
          </table:table-cell>
          <table:table-cell office:value-type="float" office:value="26273" table:style-name="ce6">
            <text:p>26,273<text:s/></text:p>
          </table:table-cell>
          <table:table-cell office:value-type="float" office:value="26509" table:style-name="ce6">
            <text:p>26,509<text:s/></text:p>
          </table:table-cell>
          <table:table-cell office:value-type="float" office:value="21514" table:style-name="ce6">
            <text:p>21,514<text:s/></text:p>
          </table:table-cell>
          <table:table-cell office:value-type="float" office:value="25041" table:style-name="ce6">
            <text:p>25,041<text:s/></text:p>
          </table:table-cell>
          <table:table-cell office:value-type="float" office:value="118134" table:style-name="ce6">
            <text:p>118,134<text:s/></text:p>
          </table:table-cell>
          <table:table-cell office:value-type="float" office:value="36924" table:style-name="ce6">
            <text:p>36,924<text:s/></text:p>
          </table:table-cell>
          <table:table-cell office:value-type="float" office:value="19891" table:style-name="ce6">
            <text:p>19,891<text:s/></text:p>
          </table:table-cell>
          <table:table-cell office:value-type="float" office:value="24342" table:style-name="ce6">
            <text:p>24,342<text:s/></text:p>
          </table:table-cell>
          <table:table-cell office:value-type="float" office:value="25991" table:style-name="ce6">
            <text:p>25,991<text:s/></text:p>
          </table:table-cell>
          <table:table-cell office:value-type="float" office:value="28604" table:style-name="ce6">
            <text:p>28,604<text:s/></text:p>
          </table:table-cell>
          <table:table-cell office:value-type="float" office:value="28110" table:style-name="ce6">
            <text:p>28,110<text:s/></text:p>
          </table:table-cell>
          <table:table-cell office:value-type="float" office:value="23173" table:style-name="ce6">
            <text:p>23,173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30669" table:style-name="ce6">
            <text:p>30,669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7732" table:style-name="ce6">
            <text:p>17,732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33031" table:style-name="ce6">
            <text:p>33,031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3086" table:style-name="ce6">
            <text:p>13,086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2743" table:style-name="ce6">
            <text:p>22,743<text:s/></text:p>
          </table:table-cell>
          <table:table-cell office:value-type="float" office:value="26742" table:style-name="ce6">
            <text:p>26,742<text:s/></text:p>
          </table:table-cell>
          <table:table-cell office:value-type="float" office:value="31203" table:style-name="ce6">
            <text:p>31,203<text:s/></text:p>
          </table:table-cell>
          <table:table-cell office:value-type="float" office:value="34531" table:style-name="ce6">
            <text:p>34,531<text:s/></text:p>
          </table:table-cell>
          <table:table-cell office:value-type="float" office:value="41576" table:style-name="ce6">
            <text:p>41,576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26490" table:style-name="ce6">
            <text:p>26,490<text:s/></text:p>
          </table:table-cell>
          <table:table-cell office:value-type="float" office:value="52360" table:style-name="ce6">
            <text:p>52,360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31223" table:style-name="ce6">
            <text:p>31,223<text:s/></text:p>
          </table:table-cell>
          <table:table-cell office:value-type="float" office:value="30923" table:style-name="ce6">
            <text:p>30,923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58126" table:style-name="ce6">
            <text:p>58,126<text:s/></text:p>
          </table:table-cell>
          <table:table-cell office:value-type="float" office:value="20505" table:style-name="ce6">
            <text:p>20,505<text:s/></text:p>
          </table:table-cell>
          <table:table-cell office:value-type="float" office:value="15997" table:style-name="ce6">
            <text:p>15,997<text:s/></text:p>
          </table:table-cell>
          <table:table-cell office:value-type="float" office:value="14766" table:style-name="ce6">
            <text:p>14,766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25128" table:style-name="ce6">
            <text:p>25,128<text:s/></text:p>
          </table:table-cell>
          <table:table-cell office:value-type="float" office:value="18790" table:style-name="ce6">
            <text:p>18,790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37668" table:style-name="ce6">
            <text:p>37,668<text:s/></text:p>
          </table:table-cell>
          <table:table-cell office:value-type="float" office:value="23808" table:style-name="ce6">
            <text:p>23,808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23500" table:style-name="ce6">
            <text:p>23,500<text:s/></text:p>
          </table:table-cell>
          <table:table-cell office:value-type="float" office:value="15116" table:style-name="ce6">
            <text:p>15,116<text:s/></text:p>
          </table:table-cell>
          <table:table-cell office:value-type="float" office:value="11100" table:style-name="ce6">
            <text:p>11,100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17332" table:style-name="ce6">
            <text:p>17,332<text:s/></text:p>
          </table:table-cell>
          <table:table-cell office:value-type="float" office:value="27619" table:style-name="ce6">
            <text:p>27,619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12396" table:style-name="ce6">
            <text:p>12,396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3673" table:style-name="ce6">
            <text:p>3,673<text:s/></text:p>
          </table:table-cell>
          <table:table-cell table:number-columns-repeated="16264"/>
        </table:table-row>
        <table:table-row table:style-name="ro2">
          <table:table-cell office:value-type="date" office:date-value="2020-09-16T00:00:00" table:style-name="ce5">
            <text:p>2020/9/16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40843" table:style-name="ce6">
            <text:p>40,843<text:s/></text:p>
          </table:table-cell>
          <table:table-cell office:value-type="float" office:value="40626" table:style-name="ce6">
            <text:p>40,626<text:s/></text:p>
          </table:table-cell>
          <table:table-cell office:value-type="float" office:value="26969" table:style-name="ce6">
            <text:p>26,969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18790" table:style-name="ce6">
            <text:p>18,790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31071" table:style-name="ce6">
            <text:p>31,071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7271" table:style-name="ce6">
            <text:p>17,271<text:s/></text:p>
          </table:table-cell>
          <table:table-cell office:value-type="float" office:value="25288" table:style-name="ce6">
            <text:p>25,288<text:s/></text:p>
          </table:table-cell>
          <table:table-cell office:value-type="float" office:value="17497" table:style-name="ce6">
            <text:p>17,497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28709" table:style-name="ce6">
            <text:p>28,709<text:s/></text:p>
          </table:table-cell>
          <table:table-cell office:value-type="float" office:value="17638" table:style-name="ce6">
            <text:p>17,638<text:s/></text:p>
          </table:table-cell>
          <table:table-cell office:value-type="float" office:value="34738" table:style-name="ce6">
            <text:p>34,738<text:s/></text:p>
          </table:table-cell>
          <table:table-cell office:value-type="float" office:value="26793" table:style-name="ce6">
            <text:p>26,793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35729" table:style-name="ce6">
            <text:p>35,729<text:s/></text:p>
          </table:table-cell>
          <table:table-cell office:value-type="float" office:value="25999" table:style-name="ce6">
            <text:p>25,999<text:s/></text:p>
          </table:table-cell>
          <table:table-cell office:value-type="float" office:value="26650" table:style-name="ce6">
            <text:p>26,650<text:s/></text:p>
          </table:table-cell>
          <table:table-cell office:value-type="float" office:value="21864" table:style-name="ce6">
            <text:p>21,864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120318" table:style-name="ce6">
            <text:p>120,318<text:s/></text:p>
          </table:table-cell>
          <table:table-cell office:value-type="float" office:value="37558" table:style-name="ce6">
            <text:p>37,558<text:s/></text:p>
          </table:table-cell>
          <table:table-cell office:value-type="float" office:value="20274" table:style-name="ce6">
            <text:p>20,274<text:s/></text:p>
          </table:table-cell>
          <table:table-cell office:value-type="float" office:value="24157" table:style-name="ce6">
            <text:p>24,157<text:s/></text:p>
          </table:table-cell>
          <table:table-cell office:value-type="float" office:value="25609" table:style-name="ce6">
            <text:p>25,609<text:s/></text:p>
          </table:table-cell>
          <table:table-cell office:value-type="float" office:value="28314" table:style-name="ce6">
            <text:p>28,314<text:s/></text:p>
          </table:table-cell>
          <table:table-cell office:value-type="float" office:value="28563" table:style-name="ce6">
            <text:p>28,563<text:s/></text:p>
          </table:table-cell>
          <table:table-cell office:value-type="float" office:value="23331" table:style-name="ce6">
            <text:p>23,331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31297" table:style-name="ce6">
            <text:p>31,297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7747" table:style-name="ce6">
            <text:p>17,747<text:s/></text:p>
          </table:table-cell>
          <table:table-cell office:value-type="float" office:value="4773" table:style-name="ce6">
            <text:p>4,773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14314" table:style-name="ce6">
            <text:p>14,314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32927" table:style-name="ce6">
            <text:p>32,927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22718" table:style-name="ce6">
            <text:p>22,718<text:s/></text:p>
          </table:table-cell>
          <table:table-cell office:value-type="float" office:value="26402" table:style-name="ce6">
            <text:p>26,402<text:s/></text:p>
          </table:table-cell>
          <table:table-cell office:value-type="float" office:value="30903" table:style-name="ce6">
            <text:p>30,903<text:s/></text:p>
          </table:table-cell>
          <table:table-cell office:value-type="float" office:value="35016" table:style-name="ce6">
            <text:p>35,016<text:s/></text:p>
          </table:table-cell>
          <table:table-cell office:value-type="float" office:value="41636" table:style-name="ce6">
            <text:p>41,636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26649" table:style-name="ce6">
            <text:p>26,649<text:s/></text:p>
          </table:table-cell>
          <table:table-cell office:value-type="float" office:value="54172" table:style-name="ce6">
            <text:p>54,172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31227" table:style-name="ce6">
            <text:p>31,227<text:s/></text:p>
          </table:table-cell>
          <table:table-cell office:value-type="float" office:value="31532" table:style-name="ce6">
            <text:p>31,532<text:s/></text:p>
          </table:table-cell>
          <table:table-cell office:value-type="float" office:value="19209" table:style-name="ce6">
            <text:p>19,209<text:s/></text:p>
          </table:table-cell>
          <table:table-cell office:value-type="float" office:value="59193" table:style-name="ce6">
            <text:p>59,193<text:s/></text:p>
          </table:table-cell>
          <table:table-cell office:value-type="float" office:value="20826" table:style-name="ce6">
            <text:p>20,826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27036" table:style-name="ce6">
            <text:p>27,036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38339" table:style-name="ce6">
            <text:p>38,339<text:s/></text:p>
          </table:table-cell>
          <table:table-cell office:value-type="float" office:value="24548" table:style-name="ce6">
            <text:p>24,548<text:s/></text:p>
          </table:table-cell>
          <table:table-cell office:value-type="float" office:value="24613" table:style-name="ce6">
            <text:p>24,613<text:s/></text:p>
          </table:table-cell>
          <table:table-cell office:value-type="float" office:value="24215" table:style-name="ce6">
            <text:p>24,215<text:s/></text:p>
          </table:table-cell>
          <table:table-cell office:value-type="float" office:value="15407" table:style-name="ce6">
            <text:p>15,407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17301" table:style-name="ce6">
            <text:p>17,301<text:s/></text:p>
          </table:table-cell>
          <table:table-cell office:value-type="float" office:value="28090" table:style-name="ce6">
            <text:p>28,090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15219" table:style-name="ce6">
            <text:p>15,219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3058" table:style-name="ce6">
            <text:p>13,058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3689" table:style-name="ce6">
            <text:p>3,689<text:s/></text:p>
          </table:table-cell>
          <table:table-cell table:number-columns-repeated="16264"/>
        </table:table-row>
        <table:table-row table:style-name="ro2">
          <table:table-cell office:value-type="date" office:date-value="2020-09-17T00:00:00" table:style-name="ce5">
            <text:p>2020/9/17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15241" table:style-name="ce6">
            <text:p>15,241<text:s/></text:p>
          </table:table-cell>
          <table:table-cell office:value-type="float" office:value="41615" table:style-name="ce6">
            <text:p>41,615<text:s/></text:p>
          </table:table-cell>
          <table:table-cell office:value-type="float" office:value="41860" table:style-name="ce6">
            <text:p>41,860<text:s/></text:p>
          </table:table-cell>
          <table:table-cell office:value-type="float" office:value="26895" table:style-name="ce6">
            <text:p>26,895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10712" table:style-name="ce6">
            <text:p>10,712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18928" table:style-name="ce6">
            <text:p>18,928<text:s/></text:p>
          </table:table-cell>
          <table:table-cell office:value-type="float" office:value="18206" table:style-name="ce6">
            <text:p>18,206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32391" table:style-name="ce6">
            <text:p>32,391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17275" table:style-name="ce6">
            <text:p>17,275<text:s/></text:p>
          </table:table-cell>
          <table:table-cell office:value-type="float" office:value="25136" table:style-name="ce6">
            <text:p>25,136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29469" table:style-name="ce6">
            <text:p>29,469<text:s/></text:p>
          </table:table-cell>
          <table:table-cell office:value-type="float" office:value="17878" table:style-name="ce6">
            <text:p>17,878<text:s/></text:p>
          </table:table-cell>
          <table:table-cell office:value-type="float" office:value="34797" table:style-name="ce6">
            <text:p>34,797<text:s/></text:p>
          </table:table-cell>
          <table:table-cell office:value-type="float" office:value="26103" table:style-name="ce6">
            <text:p>26,103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36190" table:style-name="ce6">
            <text:p>36,190<text:s/></text:p>
          </table:table-cell>
          <table:table-cell office:value-type="float" office:value="26542" table:style-name="ce6">
            <text:p>26,542<text:s/></text:p>
          </table:table-cell>
          <table:table-cell office:value-type="float" office:value="26685" table:style-name="ce6">
            <text:p>26,685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23686" table:style-name="ce6">
            <text:p>23,686<text:s/></text:p>
          </table:table-cell>
          <table:table-cell office:value-type="float" office:value="123630" table:style-name="ce6">
            <text:p>123,630<text:s/></text:p>
          </table:table-cell>
          <table:table-cell office:value-type="float" office:value="39338" table:style-name="ce6">
            <text:p>39,338<text:s/></text:p>
          </table:table-cell>
          <table:table-cell office:value-type="float" office:value="19971" table:style-name="ce6">
            <text:p>19,971<text:s/></text:p>
          </table:table-cell>
          <table:table-cell office:value-type="float" office:value="24271" table:style-name="ce6">
            <text:p>24,271<text:s/></text:p>
          </table:table-cell>
          <table:table-cell office:value-type="float" office:value="26191" table:style-name="ce6">
            <text:p>26,191<text:s/></text:p>
          </table:table-cell>
          <table:table-cell office:value-type="float" office:value="28887" table:style-name="ce6">
            <text:p>28,887<text:s/></text:p>
          </table:table-cell>
          <table:table-cell office:value-type="float" office:value="28667" table:style-name="ce6">
            <text:p>28,667<text:s/></text:p>
          </table:table-cell>
          <table:table-cell office:value-type="float" office:value="23561" table:style-name="ce6">
            <text:p>23,561<text:s/></text:p>
          </table:table-cell>
          <table:table-cell office:value-type="float" office:value="13425" table:style-name="ce6">
            <text:p>13,425<text:s/></text:p>
          </table:table-cell>
          <table:table-cell office:value-type="float" office:value="30777" table:style-name="ce6">
            <text:p>30,777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4521" table:style-name="ce6">
            <text:p>14,521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34193" table:style-name="ce6">
            <text:p>34,193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3318" table:style-name="ce6">
            <text:p>13,318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22940" table:style-name="ce6">
            <text:p>22,940<text:s/></text:p>
          </table:table-cell>
          <table:table-cell office:value-type="float" office:value="26867" table:style-name="ce6">
            <text:p>26,867<text:s/></text:p>
          </table:table-cell>
          <table:table-cell office:value-type="float" office:value="32228" table:style-name="ce6">
            <text:p>32,228<text:s/></text:p>
          </table:table-cell>
          <table:table-cell office:value-type="float" office:value="36145" table:style-name="ce6">
            <text:p>36,145<text:s/></text:p>
          </table:table-cell>
          <table:table-cell office:value-type="float" office:value="42150" table:style-name="ce6">
            <text:p>42,150<text:s/></text:p>
          </table:table-cell>
          <table:table-cell office:value-type="float" office:value="26258" table:style-name="ce6">
            <text:p>26,258<text:s/></text:p>
          </table:table-cell>
          <table:table-cell office:value-type="float" office:value="28633" table:style-name="ce6">
            <text:p>28,633<text:s/></text:p>
          </table:table-cell>
          <table:table-cell office:value-type="float" office:value="54030" table:style-name="ce6">
            <text:p>54,030<text:s/></text:p>
          </table:table-cell>
          <table:table-cell office:value-type="float" office:value="23443" table:style-name="ce6">
            <text:p>23,443<text:s/></text:p>
          </table:table-cell>
          <table:table-cell office:value-type="float" office:value="31347" table:style-name="ce6">
            <text:p>31,347<text:s/></text:p>
          </table:table-cell>
          <table:table-cell office:value-type="float" office:value="32070" table:style-name="ce6">
            <text:p>32,070<text:s/></text:p>
          </table:table-cell>
          <table:table-cell office:value-type="float" office:value="19779" table:style-name="ce6">
            <text:p>19,779<text:s/></text:p>
          </table:table-cell>
          <table:table-cell office:value-type="float" office:value="60557" table:style-name="ce6">
            <text:p>60,557<text:s/></text:p>
          </table:table-cell>
          <table:table-cell office:value-type="float" office:value="20813" table:style-name="ce6">
            <text:p>20,813<text:s/></text:p>
          </table:table-cell>
          <table:table-cell office:value-type="float" office:value="16608" table:style-name="ce6">
            <text:p>16,608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25907" table:style-name="ce6">
            <text:p>25,907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8505" table:style-name="ce6">
            <text:p>8,505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37992" table:style-name="ce6">
            <text:p>37,992<text:s/></text:p>
          </table:table-cell>
          <table:table-cell office:value-type="float" office:value="25563" table:style-name="ce6">
            <text:p>25,563<text:s/></text:p>
          </table:table-cell>
          <table:table-cell office:value-type="float" office:value="24540" table:style-name="ce6">
            <text:p>24,540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11532" table:style-name="ce6">
            <text:p>11,532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17497" table:style-name="ce6">
            <text:p>17,497<text:s/></text:p>
          </table:table-cell>
          <table:table-cell office:value-type="float" office:value="30007" table:style-name="ce6">
            <text:p>30,007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15398" table:style-name="ce6">
            <text:p>15,398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3669" table:style-name="ce6">
            <text:p>3,669<text:s/></text:p>
          </table:table-cell>
          <table:table-cell table:number-columns-repeated="16264"/>
        </table:table-row>
        <table:table-row table:style-name="ro2">
          <table:table-cell office:value-type="date" office:date-value="2020-09-18T00:00:00" table:style-name="ce5">
            <text:p>2020/9/18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42381" table:style-name="ce6">
            <text:p>42,381<text:s/></text:p>
          </table:table-cell>
          <table:table-cell office:value-type="float" office:value="48069" table:style-name="ce6">
            <text:p>48,069<text:s/></text:p>
          </table:table-cell>
          <table:table-cell office:value-type="float" office:value="27465" table:style-name="ce6">
            <text:p>27,465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19518" table:style-name="ce6">
            <text:p>19,518<text:s/></text:p>
          </table:table-cell>
          <table:table-cell office:value-type="float" office:value="18946" table:style-name="ce6">
            <text:p>18,946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39204" table:style-name="ce6">
            <text:p>39,204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8432" table:style-name="ce6">
            <text:p>18,432<text:s/></text:p>
          </table:table-cell>
          <table:table-cell office:value-type="float" office:value="26270" table:style-name="ce6">
            <text:p>26,270<text:s/></text:p>
          </table:table-cell>
          <table:table-cell office:value-type="float" office:value="19029" table:style-name="ce6">
            <text:p>19,029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33930" table:style-name="ce6">
            <text:p>33,930<text:s/></text:p>
          </table:table-cell>
          <table:table-cell office:value-type="float" office:value="19630" table:style-name="ce6">
            <text:p>19,630<text:s/></text:p>
          </table:table-cell>
          <table:table-cell office:value-type="float" office:value="36238" table:style-name="ce6">
            <text:p>36,238<text:s/></text:p>
          </table:table-cell>
          <table:table-cell office:value-type="float" office:value="28002" table:style-name="ce6">
            <text:p>28,002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37595" table:style-name="ce6">
            <text:p>37,595<text:s/></text:p>
          </table:table-cell>
          <table:table-cell office:value-type="float" office:value="27666" table:style-name="ce6">
            <text:p>27,666<text:s/></text:p>
          </table:table-cell>
          <table:table-cell office:value-type="float" office:value="28107" table:style-name="ce6">
            <text:p>28,107<text:s/></text:p>
          </table:table-cell>
          <table:table-cell office:value-type="float" office:value="22618" table:style-name="ce6">
            <text:p>22,618<text:s/></text:p>
          </table:table-cell>
          <table:table-cell office:value-type="float" office:value="24039" table:style-name="ce6">
            <text:p>24,039<text:s/></text:p>
          </table:table-cell>
          <table:table-cell office:value-type="float" office:value="148981" table:style-name="ce6">
            <text:p>148,981<text:s/></text:p>
          </table:table-cell>
          <table:table-cell office:value-type="float" office:value="44118" table:style-name="ce6">
            <text:p>44,118<text:s/></text:p>
          </table:table-cell>
          <table:table-cell office:value-type="float" office:value="21443" table:style-name="ce6">
            <text:p>21,443<text:s/></text:p>
          </table:table-cell>
          <table:table-cell office:value-type="float" office:value="24962" table:style-name="ce6">
            <text:p>24,962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31751" table:style-name="ce6">
            <text:p>31,751<text:s/></text:p>
          </table:table-cell>
          <table:table-cell office:value-type="float" office:value="31760" table:style-name="ce6">
            <text:p>31,760<text:s/></text:p>
          </table:table-cell>
          <table:table-cell office:value-type="float" office:value="25519" table:style-name="ce6">
            <text:p>25,519<text:s/></text:p>
          </table:table-cell>
          <table:table-cell office:value-type="float" office:value="13998" table:style-name="ce6">
            <text:p>13,998<text:s/></text:p>
          </table:table-cell>
          <table:table-cell office:value-type="float" office:value="33198" table:style-name="ce6">
            <text:p>33,198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39877" table:style-name="ce6">
            <text:p>39,877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23558" table:style-name="ce6">
            <text:p>23,558<text:s/></text:p>
          </table:table-cell>
          <table:table-cell office:value-type="float" office:value="27581" table:style-name="ce6">
            <text:p>27,581<text:s/></text:p>
          </table:table-cell>
          <table:table-cell office:value-type="float" office:value="33381" table:style-name="ce6">
            <text:p>33,381<text:s/></text:p>
          </table:table-cell>
          <table:table-cell office:value-type="float" office:value="40185" table:style-name="ce6">
            <text:p>40,185<text:s/></text:p>
          </table:table-cell>
          <table:table-cell office:value-type="float" office:value="43984" table:style-name="ce6">
            <text:p>43,984<text:s/></text:p>
          </table:table-cell>
          <table:table-cell office:value-type="float" office:value="26905" table:style-name="ce6">
            <text:p>26,905<text:s/></text:p>
          </table:table-cell>
          <table:table-cell office:value-type="float" office:value="28669" table:style-name="ce6">
            <text:p>28,669<text:s/></text:p>
          </table:table-cell>
          <table:table-cell office:value-type="float" office:value="62035" table:style-name="ce6">
            <text:p>62,035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35404" table:style-name="ce6">
            <text:p>35,404<text:s/></text:p>
          </table:table-cell>
          <table:table-cell office:value-type="float" office:value="35919" table:style-name="ce6">
            <text:p>35,919<text:s/></text:p>
          </table:table-cell>
          <table:table-cell office:value-type="float" office:value="21455" table:style-name="ce6">
            <text:p>21,455<text:s/></text:p>
          </table:table-cell>
          <table:table-cell office:value-type="float" office:value="67185" table:style-name="ce6">
            <text:p>67,185<text:s/></text:p>
          </table:table-cell>
          <table:table-cell office:value-type="float" office:value="22266" table:style-name="ce6">
            <text:p>22,266<text:s/></text:p>
          </table:table-cell>
          <table:table-cell office:value-type="float" office:value="17701" table:style-name="ce6">
            <text:p>17,701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21875" table:style-name="ce6">
            <text:p>21,875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29309" table:style-name="ce6">
            <text:p>29,309<text:s/></text:p>
          </table:table-cell>
          <table:table-cell office:value-type="float" office:value="20174" table:style-name="ce6">
            <text:p>20,174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38662" table:style-name="ce6">
            <text:p>38,662<text:s/></text:p>
          </table:table-cell>
          <table:table-cell office:value-type="float" office:value="25863" table:style-name="ce6">
            <text:p>25,863<text:s/></text:p>
          </table:table-cell>
          <table:table-cell office:value-type="float" office:value="24978" table:style-name="ce6">
            <text:p>24,978<text:s/></text:p>
          </table:table-cell>
          <table:table-cell office:value-type="float" office:value="24960" table:style-name="ce6">
            <text:p>24,960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17926" table:style-name="ce6">
            <text:p>17,926<text:s/></text:p>
          </table:table-cell>
          <table:table-cell office:value-type="float" office:value="30022" table:style-name="ce6">
            <text:p>30,022<text:s/></text:p>
          </table:table-cell>
          <table:table-cell office:value-type="float" office:value="24801" table:style-name="ce6">
            <text:p>24,801<text:s/></text:p>
          </table:table-cell>
          <table:table-cell office:value-type="float" office:value="15974" table:style-name="ce6">
            <text:p>15,974<text:s/></text:p>
          </table:table-cell>
          <table:table-cell office:value-type="float" office:value="13079" table:style-name="ce6">
            <text:p>13,079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4196" table:style-name="ce6">
            <text:p>4,196<text:s/></text:p>
          </table:table-cell>
          <table:table-cell table:number-columns-repeated="16264"/>
        </table:table-row>
        <table:table-row table:style-name="ro2">
          <table:table-cell office:value-type="date" office:date-value="2020-09-19T00:00:00" table:style-name="ce5">
            <text:p>2020/9/19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45712" table:style-name="ce6">
            <text:p>45,712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10970" table:style-name="ce6">
            <text:p>10,970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14341" table:style-name="ce6">
            <text:p>14,341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25587" table:style-name="ce6">
            <text:p>25,587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10323" table:style-name="ce6">
            <text:p>10,323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16142" table:style-name="ce6">
            <text:p>16,142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31403" table:style-name="ce6">
            <text:p>31,403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28190" table:style-name="ce6">
            <text:p>28,190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31988" table:style-name="ce6">
            <text:p>31,988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152052" table:style-name="ce6">
            <text:p>152,052<text:s/></text:p>
          </table:table-cell>
          <table:table-cell office:value-type="float" office:value="44330" table:style-name="ce6">
            <text:p>44,330<text:s/></text:p>
          </table:table-cell>
          <table:table-cell office:value-type="float" office:value="17099" table:style-name="ce6">
            <text:p>17,099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25057" table:style-name="ce6">
            <text:p>25,057<text:s/></text:p>
          </table:table-cell>
          <table:table-cell office:value-type="float" office:value="28180" table:style-name="ce6">
            <text:p>28,180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23760" table:style-name="ce6">
            <text:p>23,760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37378" table:style-name="ce6">
            <text:p>37,378<text:s/></text:p>
          </table:table-cell>
          <table:table-cell office:value-type="float" office:value="6848" table:style-name="ce6">
            <text:p>6,848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18046" table:style-name="ce6">
            <text:p>18,046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30734" table:style-name="ce6">
            <text:p>30,734<text:s/></text:p>
          </table:table-cell>
          <table:table-cell office:value-type="float" office:value="37212" table:style-name="ce6">
            <text:p>37,212<text:s/></text:p>
          </table:table-cell>
          <table:table-cell office:value-type="float" office:value="33556" table:style-name="ce6">
            <text:p>33,556<text:s/></text:p>
          </table:table-cell>
          <table:table-cell office:value-type="float" office:value="21442" table:style-name="ce6">
            <text:p>21,442<text:s/></text:p>
          </table:table-cell>
          <table:table-cell office:value-type="float" office:value="27929" table:style-name="ce6">
            <text:p>27,929<text:s/></text:p>
          </table:table-cell>
          <table:table-cell office:value-type="float" office:value="68192" table:style-name="ce6">
            <text:p>68,192<text:s/></text:p>
          </table:table-cell>
          <table:table-cell office:value-type="float" office:value="16459" table:style-name="ce6">
            <text:p>16,459<text:s/></text:p>
          </table:table-cell>
          <table:table-cell office:value-type="float" office:value="32436" table:style-name="ce6">
            <text:p>32,436<text:s/></text:p>
          </table:table-cell>
          <table:table-cell office:value-type="float" office:value="30306" table:style-name="ce6">
            <text:p>30,306<text:s/></text:p>
          </table:table-cell>
          <table:table-cell office:value-type="float" office:value="18103" table:style-name="ce6">
            <text:p>18,103<text:s/></text:p>
          </table:table-cell>
          <table:table-cell office:value-type="float" office:value="59035" table:style-name="ce6">
            <text:p>59,035<text:s/></text:p>
          </table:table-cell>
          <table:table-cell office:value-type="float" office:value="16616" table:style-name="ce6">
            <text:p>16,616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17523" table:style-name="ce6">
            <text:p>17,523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25818" table:style-name="ce6">
            <text:p>25,818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19641" table:style-name="ce6">
            <text:p>19,641<text:s/></text:p>
          </table:table-cell>
          <table:table-cell office:value-type="float" office:value="19827" table:style-name="ce6">
            <text:p>19,827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18151" table:style-name="ce6">
            <text:p>18,151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20946" table:style-name="ce6">
            <text:p>20,946<text:s/></text:p>
          </table:table-cell>
          <table:table-cell office:value-type="float" office:value="21310" table:style-name="ce6">
            <text:p>21,310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8701" table:style-name="ce6">
            <text:p>8,701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3338" table:style-name="ce6">
            <text:p>3,338<text:s/></text:p>
          </table:table-cell>
          <table:table-cell table:number-columns-repeated="16264"/>
        </table:table-row>
        <table:table-row table:style-name="ro2">
          <table:table-cell office:value-type="date" office:date-value="2020-09-20T00:00:00" table:style-name="ce5">
            <text:p>2020/9/20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17401" table:style-name="ce6">
            <text:p>17,401<text:s/></text:p>
          </table:table-cell>
          <table:table-cell office:value-type="float" office:value="34794" table:style-name="ce6">
            <text:p>34,794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18022" table:style-name="ce6">
            <text:p>18,022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23548" table:style-name="ce6">
            <text:p>23,548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21480" table:style-name="ce6">
            <text:p>21,480<text:s/></text:p>
          </table:table-cell>
          <table:table-cell office:value-type="float" office:value="16533" table:style-name="ce6">
            <text:p>16,533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25088" table:style-name="ce6">
            <text:p>25,088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17219" table:style-name="ce6">
            <text:p>17,219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152122" table:style-name="ce6">
            <text:p>152,122<text:s/></text:p>
          </table:table-cell>
          <table:table-cell office:value-type="float" office:value="34844" table:style-name="ce6">
            <text:p>34,844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6630" table:style-name="ce6">
            <text:p>16,630<text:s/></text:p>
          </table:table-cell>
          <table:table-cell office:value-type="float" office:value="21285" table:style-name="ce6">
            <text:p>21,285<text:s/></text:p>
          </table:table-cell>
          <table:table-cell office:value-type="float" office:value="20433" table:style-name="ce6">
            <text:p>20,433<text:s/></text:p>
          </table:table-cell>
          <table:table-cell office:value-type="float" office:value="19727" table:style-name="ce6">
            <text:p>19,727<text:s/></text:p>
          </table:table-cell>
          <table:table-cell office:value-type="float" office:value="15630" table:style-name="ce6">
            <text:p>15,630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17362" table:style-name="ce6">
            <text:p>17,362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29307" table:style-name="ce6">
            <text:p>29,307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24594" table:style-name="ce6">
            <text:p>24,594<text:s/></text:p>
          </table:table-cell>
          <table:table-cell office:value-type="float" office:value="35017" table:style-name="ce6">
            <text:p>35,017<text:s/></text:p>
          </table:table-cell>
          <table:table-cell office:value-type="float" office:value="26594" table:style-name="ce6">
            <text:p>26,594<text:s/></text:p>
          </table:table-cell>
          <table:table-cell office:value-type="float" office:value="16568" table:style-name="ce6">
            <text:p>16,568<text:s/></text:p>
          </table:table-cell>
          <table:table-cell office:value-type="float" office:value="21751" table:style-name="ce6">
            <text:p>21,751<text:s/></text:p>
          </table:table-cell>
          <table:table-cell office:value-type="float" office:value="56810" table:style-name="ce6">
            <text:p>56,810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22200" table:style-name="ce6">
            <text:p>22,200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51768" table:style-name="ce6">
            <text:p>51,768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22732" table:style-name="ce6">
            <text:p>22,732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13159" table:style-name="ce6">
            <text:p>13,159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582" table:style-name="ce6">
            <text:p>582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2644" table:style-name="ce6">
            <text:p>2,644<text:s/></text:p>
          </table:table-cell>
          <table:table-cell table:number-columns-repeated="16264"/>
        </table:table-row>
        <table:table-row table:style-name="ro2">
          <table:table-cell office:value-type="date" office:date-value="2020-09-21T00:00:00" table:style-name="ce5">
            <text:p>2020/9/21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38747" table:style-name="ce6">
            <text:p>38,747<text:s/></text:p>
          </table:table-cell>
          <table:table-cell office:value-type="float" office:value="37927" table:style-name="ce6">
            <text:p>37,927<text:s/></text:p>
          </table:table-cell>
          <table:table-cell office:value-type="float" office:value="25041" table:style-name="ce6">
            <text:p>25,041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13476" table:style-name="ce6">
            <text:p>13,476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4479" table:style-name="ce6">
            <text:p>4,479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18230" table:style-name="ce6">
            <text:p>18,230<text:s/></text:p>
          </table:table-cell>
          <table:table-cell office:value-type="float" office:value="17800" table:style-name="ce6">
            <text:p>17,800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31155" table:style-name="ce6">
            <text:p>31,155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16754" table:style-name="ce6">
            <text:p>16,754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16948" table:style-name="ce6">
            <text:p>16,948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27065" table:style-name="ce6">
            <text:p>27,065<text:s/></text:p>
          </table:table-cell>
          <table:table-cell office:value-type="float" office:value="16471" table:style-name="ce6">
            <text:p>16,471<text:s/></text:p>
          </table:table-cell>
          <table:table-cell office:value-type="float" office:value="32654" table:style-name="ce6">
            <text:p>32,654<text:s/></text:p>
          </table:table-cell>
          <table:table-cell office:value-type="float" office:value="24720" table:style-name="ce6">
            <text:p>24,720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34385" table:style-name="ce6">
            <text:p>34,385<text:s/></text:p>
          </table:table-cell>
          <table:table-cell office:value-type="float" office:value="25255" table:style-name="ce6">
            <text:p>25,255<text:s/></text:p>
          </table:table-cell>
          <table:table-cell office:value-type="float" office:value="26092" table:style-name="ce6">
            <text:p>26,092<text:s/></text:p>
          </table:table-cell>
          <table:table-cell office:value-type="float" office:value="21176" table:style-name="ce6">
            <text:p>21,176<text:s/></text:p>
          </table:table-cell>
          <table:table-cell office:value-type="float" office:value="24596" table:style-name="ce6">
            <text:p>24,596<text:s/></text:p>
          </table:table-cell>
          <table:table-cell office:value-type="float" office:value="126237" table:style-name="ce6">
            <text:p>126,237<text:s/></text:p>
          </table:table-cell>
          <table:table-cell office:value-type="float" office:value="35356" table:style-name="ce6">
            <text:p>35,356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23240" table:style-name="ce6">
            <text:p>23,240<text:s/></text:p>
          </table:table-cell>
          <table:table-cell office:value-type="float" office:value="24727" table:style-name="ce6">
            <text:p>24,727<text:s/></text:p>
          </table:table-cell>
          <table:table-cell office:value-type="float" office:value="27411" table:style-name="ce6">
            <text:p>27,411<text:s/></text:p>
          </table:table-cell>
          <table:table-cell office:value-type="float" office:value="26567" table:style-name="ce6">
            <text:p>26,567<text:s/></text:p>
          </table:table-cell>
          <table:table-cell office:value-type="float" office:value="22305" table:style-name="ce6">
            <text:p>22,305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30632" table:style-name="ce6">
            <text:p>30,632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17193" table:style-name="ce6">
            <text:p>17,193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33461" table:style-name="ce6">
            <text:p>33,461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22113" table:style-name="ce6">
            <text:p>22,113<text:s/></text:p>
          </table:table-cell>
          <table:table-cell office:value-type="float" office:value="25816" table:style-name="ce6">
            <text:p>25,816<text:s/></text:p>
          </table:table-cell>
          <table:table-cell office:value-type="float" office:value="29630" table:style-name="ce6">
            <text:p>29,630<text:s/></text:p>
          </table:table-cell>
          <table:table-cell office:value-type="float" office:value="34989" table:style-name="ce6">
            <text:p>34,989<text:s/></text:p>
          </table:table-cell>
          <table:table-cell office:value-type="float" office:value="39963" table:style-name="ce6">
            <text:p>39,963<text:s/></text:p>
          </table:table-cell>
          <table:table-cell office:value-type="float" office:value="24785" table:style-name="ce6">
            <text:p>24,785<text:s/></text:p>
          </table:table-cell>
          <table:table-cell office:value-type="float" office:value="26214" table:style-name="ce6">
            <text:p>26,214<text:s/></text:p>
          </table:table-cell>
          <table:table-cell office:value-type="float" office:value="51460" table:style-name="ce6">
            <text:p>51,460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29941" table:style-name="ce6">
            <text:p>29,941<text:s/></text:p>
          </table:table-cell>
          <table:table-cell office:value-type="float" office:value="29421" table:style-name="ce6">
            <text:p>29,421<text:s/></text:p>
          </table:table-cell>
          <table:table-cell office:value-type="float" office:value="17753" table:style-name="ce6">
            <text:p>17,753<text:s/></text:p>
          </table:table-cell>
          <table:table-cell office:value-type="float" office:value="56993" table:style-name="ce6">
            <text:p>56,993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15680" table:style-name="ce6">
            <text:p>15,680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19186" table:style-name="ce6">
            <text:p>19,186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25513" table:style-name="ce6">
            <text:p>25,513<text:s/></text:p>
          </table:table-cell>
          <table:table-cell office:value-type="float" office:value="17999" table:style-name="ce6">
            <text:p>17,999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36192" table:style-name="ce6">
            <text:p>36,192<text:s/></text:p>
          </table:table-cell>
          <table:table-cell office:value-type="float" office:value="21629" table:style-name="ce6">
            <text:p>21,629<text:s/></text:p>
          </table:table-cell>
          <table:table-cell office:value-type="float" office:value="23383" table:style-name="ce6">
            <text:p>23,383<text:s/></text:p>
          </table:table-cell>
          <table:table-cell office:value-type="float" office:value="22844" table:style-name="ce6">
            <text:p>22,844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16711" table:style-name="ce6">
            <text:p>16,711<text:s/></text:p>
          </table:table-cell>
          <table:table-cell office:value-type="float" office:value="28584" table:style-name="ce6">
            <text:p>28,584<text:s/></text:p>
          </table:table-cell>
          <table:table-cell office:value-type="float" office:value="21133" table:style-name="ce6">
            <text:p>21,133<text:s/></text:p>
          </table:table-cell>
          <table:table-cell office:value-type="float" office:value="14844" table:style-name="ce6">
            <text:p>14,844<text:s/></text:p>
          </table:table-cell>
          <table:table-cell office:value-type="float" office:value="12139" table:style-name="ce6">
            <text:p>12,139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3576" table:style-name="ce6">
            <text:p>3,576<text:s/></text:p>
          </table:table-cell>
          <table:table-cell table:number-columns-repeated="16264"/>
        </table:table-row>
        <table:table-row table:style-name="ro2">
          <table:table-cell office:value-type="date" office:date-value="2020-09-22T00:00:00" table:style-name="ce5">
            <text:p>2020/9/22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40719" table:style-name="ce6">
            <text:p>40,719<text:s/></text:p>
          </table:table-cell>
          <table:table-cell office:value-type="float" office:value="40368" table:style-name="ce6">
            <text:p>40,368<text:s/></text:p>
          </table:table-cell>
          <table:table-cell office:value-type="float" office:value="26022" table:style-name="ce6">
            <text:p>26,022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14158" table:style-name="ce6">
            <text:p>14,158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8778" table:style-name="ce6">
            <text:p>18,778<text:s/></text:p>
          </table:table-cell>
          <table:table-cell office:value-type="float" office:value="18497" table:style-name="ce6">
            <text:p>18,497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31646" table:style-name="ce6">
            <text:p>31,646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13272" table:style-name="ce6">
            <text:p>13,272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17144" table:style-name="ce6">
            <text:p>17,144<text:s/></text:p>
          </table:table-cell>
          <table:table-cell office:value-type="float" office:value="24998" table:style-name="ce6">
            <text:p>24,998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28914" table:style-name="ce6">
            <text:p>28,914<text:s/></text:p>
          </table:table-cell>
          <table:table-cell office:value-type="float" office:value="17881" table:style-name="ce6">
            <text:p>17,881<text:s/></text:p>
          </table:table-cell>
          <table:table-cell office:value-type="float" office:value="34313" table:style-name="ce6">
            <text:p>34,313<text:s/></text:p>
          </table:table-cell>
          <table:table-cell office:value-type="float" office:value="26101" table:style-name="ce6">
            <text:p>26,101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35752" table:style-name="ce6">
            <text:p>35,752<text:s/></text:p>
          </table:table-cell>
          <table:table-cell office:value-type="float" office:value="26091" table:style-name="ce6">
            <text:p>26,091<text:s/></text:p>
          </table:table-cell>
          <table:table-cell office:value-type="float" office:value="26776" table:style-name="ce6">
            <text:p>26,776<text:s/></text:p>
          </table:table-cell>
          <table:table-cell office:value-type="float" office:value="21686" table:style-name="ce6">
            <text:p>21,686<text:s/></text:p>
          </table:table-cell>
          <table:table-cell office:value-type="float" office:value="24717" table:style-name="ce6">
            <text:p>24,717<text:s/></text:p>
          </table:table-cell>
          <table:table-cell office:value-type="float" office:value="120786" table:style-name="ce6">
            <text:p>120,786<text:s/></text:p>
          </table:table-cell>
          <table:table-cell office:value-type="float" office:value="37619" table:style-name="ce6">
            <text:p>37,619<text:s/></text:p>
          </table:table-cell>
          <table:table-cell office:value-type="float" office:value="20254" table:style-name="ce6">
            <text:p>20,254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26425" table:style-name="ce6">
            <text:p>26,425<text:s/></text:p>
          </table:table-cell>
          <table:table-cell office:value-type="float" office:value="28831" table:style-name="ce6">
            <text:p>28,831<text:s/></text:p>
          </table:table-cell>
          <table:table-cell office:value-type="float" office:value="28082" table:style-name="ce6">
            <text:p>28,082<text:s/></text:p>
          </table:table-cell>
          <table:table-cell office:value-type="float" office:value="23434" table:style-name="ce6">
            <text:p>23,434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31257" table:style-name="ce6">
            <text:p>31,257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17870" table:style-name="ce6">
            <text:p>17,870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0347" table:style-name="ce6">
            <text:p>10,347<text:s/></text:p>
          </table:table-cell>
          <table:table-cell office:value-type="float" office:value="34256" table:style-name="ce6">
            <text:p>34,256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13074" table:style-name="ce6">
            <text:p>13,074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26654" table:style-name="ce6">
            <text:p>26,654<text:s/></text:p>
          </table:table-cell>
          <table:table-cell office:value-type="float" office:value="30759" table:style-name="ce6">
            <text:p>30,759<text:s/></text:p>
          </table:table-cell>
          <table:table-cell office:value-type="float" office:value="34990" table:style-name="ce6">
            <text:p>34,990<text:s/></text:p>
          </table:table-cell>
          <table:table-cell office:value-type="float" office:value="41444" table:style-name="ce6">
            <text:p>41,444<text:s/></text:p>
          </table:table-cell>
          <table:table-cell office:value-type="float" office:value="25614" table:style-name="ce6">
            <text:p>25,614<text:s/></text:p>
          </table:table-cell>
          <table:table-cell office:value-type="float" office:value="26711" table:style-name="ce6">
            <text:p>26,711<text:s/></text:p>
          </table:table-cell>
          <table:table-cell office:value-type="float" office:value="52535" table:style-name="ce6">
            <text:p>52,535<text:s/></text:p>
          </table:table-cell>
          <table:table-cell office:value-type="float" office:value="23590" table:style-name="ce6">
            <text:p>23,590<text:s/></text:p>
          </table:table-cell>
          <table:table-cell office:value-type="float" office:value="31016" table:style-name="ce6">
            <text:p>31,016<text:s/></text:p>
          </table:table-cell>
          <table:table-cell office:value-type="float" office:value="30866" table:style-name="ce6">
            <text:p>30,866<text:s/></text:p>
          </table:table-cell>
          <table:table-cell office:value-type="float" office:value="18765" table:style-name="ce6">
            <text:p>18,765<text:s/></text:p>
          </table:table-cell>
          <table:table-cell office:value-type="float" office:value="57882" table:style-name="ce6">
            <text:p>57,882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16314" table:style-name="ce6">
            <text:p>16,314<text:s/></text:p>
          </table:table-cell>
          <table:table-cell office:value-type="float" office:value="15038" table:style-name="ce6">
            <text:p>15,038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26433" table:style-name="ce6">
            <text:p>26,433<text:s/></text:p>
          </table:table-cell>
          <table:table-cell office:value-type="float" office:value="18273" table:style-name="ce6">
            <text:p>18,273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37535" table:style-name="ce6">
            <text:p>37,535<text:s/></text:p>
          </table:table-cell>
          <table:table-cell office:value-type="float" office:value="22997" table:style-name="ce6">
            <text:p>22,997<text:s/></text:p>
          </table:table-cell>
          <table:table-cell office:value-type="float" office:value="24145" table:style-name="ce6">
            <text:p>24,145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15017" table:style-name="ce6">
            <text:p>15,017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17136" table:style-name="ce6">
            <text:p>17,136<text:s/></text:p>
          </table:table-cell>
          <table:table-cell office:value-type="float" office:value="28263" table:style-name="ce6">
            <text:p>28,263<text:s/></text:p>
          </table:table-cell>
          <table:table-cell office:value-type="float" office:value="22756" table:style-name="ce6">
            <text:p>22,756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12516" table:style-name="ce6">
            <text:p>12,516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3716" table:style-name="ce6">
            <text:p>3,716<text:s/></text:p>
          </table:table-cell>
          <table:table-cell table:number-columns-repeated="16264"/>
        </table:table-row>
        <table:table-row table:style-name="ro2">
          <table:table-cell office:value-type="date" office:date-value="2020-09-23T00:00:00" table:style-name="ce5">
            <text:p>2020/9/23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15438" table:style-name="ce6">
            <text:p>15,438<text:s/></text:p>
          </table:table-cell>
          <table:table-cell office:value-type="float" office:value="41171" table:style-name="ce6">
            <text:p>41,171<text:s/></text:p>
          </table:table-cell>
          <table:table-cell office:value-type="float" office:value="42360" table:style-name="ce6">
            <text:p>42,360<text:s/></text:p>
          </table:table-cell>
          <table:table-cell office:value-type="float" office:value="26518" table:style-name="ce6">
            <text:p>26,518<text:s/></text:p>
          </table:table-cell>
          <table:table-cell office:value-type="float" office:value="15828" table:style-name="ce6">
            <text:p>15,828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18632" table:style-name="ce6">
            <text:p>18,632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37842" table:style-name="ce6">
            <text:p>37,842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25434" table:style-name="ce6">
            <text:p>25,434<text:s/></text:p>
          </table:table-cell>
          <table:table-cell office:value-type="float" office:value="17718" table:style-name="ce6">
            <text:p>17,718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29450" table:style-name="ce6">
            <text:p>29,450<text:s/></text:p>
          </table:table-cell>
          <table:table-cell office:value-type="float" office:value="17880" table:style-name="ce6">
            <text:p>17,880<text:s/></text:p>
          </table:table-cell>
          <table:table-cell office:value-type="float" office:value="34811" table:style-name="ce6">
            <text:p>34,811<text:s/></text:p>
          </table:table-cell>
          <table:table-cell office:value-type="float" office:value="26691" table:style-name="ce6">
            <text:p>26,691<text:s/></text:p>
          </table:table-cell>
          <table:table-cell office:value-type="float" office:value="12033" table:style-name="ce6">
            <text:p>12,033<text:s/></text:p>
          </table:table-cell>
          <table:table-cell office:value-type="float" office:value="36127" table:style-name="ce6">
            <text:p>36,127<text:s/></text:p>
          </table:table-cell>
          <table:table-cell office:value-type="float" office:value="26518" table:style-name="ce6">
            <text:p>26,518<text:s/></text:p>
          </table:table-cell>
          <table:table-cell office:value-type="float" office:value="26998" table:style-name="ce6">
            <text:p>26,998<text:s/></text:p>
          </table:table-cell>
          <table:table-cell office:value-type="float" office:value="22164" table:style-name="ce6">
            <text:p>22,164<text:s/></text:p>
          </table:table-cell>
          <table:table-cell office:value-type="float" office:value="24801" table:style-name="ce6">
            <text:p>24,801<text:s/></text:p>
          </table:table-cell>
          <table:table-cell office:value-type="float" office:value="123739" table:style-name="ce6">
            <text:p>123,739<text:s/></text:p>
          </table:table-cell>
          <table:table-cell office:value-type="float" office:value="37730" table:style-name="ce6">
            <text:p>37,730<text:s/></text:p>
          </table:table-cell>
          <table:table-cell office:value-type="float" office:value="20737" table:style-name="ce6">
            <text:p>20,737<text:s/></text:p>
          </table:table-cell>
          <table:table-cell office:value-type="float" office:value="24360" table:style-name="ce6">
            <text:p>24,360<text:s/></text:p>
          </table:table-cell>
          <table:table-cell office:value-type="float" office:value="26131" table:style-name="ce6">
            <text:p>26,131<text:s/></text:p>
          </table:table-cell>
          <table:table-cell office:value-type="float" office:value="28692" table:style-name="ce6">
            <text:p>28,692<text:s/></text:p>
          </table:table-cell>
          <table:table-cell office:value-type="float" office:value="29212" table:style-name="ce6">
            <text:p>29,212<text:s/></text:p>
          </table:table-cell>
          <table:table-cell office:value-type="float" office:value="24019" table:style-name="ce6">
            <text:p>24,019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32012" table:style-name="ce6">
            <text:p>32,012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18345" table:style-name="ce6">
            <text:p>18,345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34533" table:style-name="ce6">
            <text:p>34,533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22738" table:style-name="ce6">
            <text:p>22,738<text:s/></text:p>
          </table:table-cell>
          <table:table-cell office:value-type="float" office:value="26933" table:style-name="ce6">
            <text:p>26,933<text:s/></text:p>
          </table:table-cell>
          <table:table-cell office:value-type="float" office:value="31265" table:style-name="ce6">
            <text:p>31,265<text:s/></text:p>
          </table:table-cell>
          <table:table-cell office:value-type="float" office:value="35463" table:style-name="ce6">
            <text:p>35,463<text:s/></text:p>
          </table:table-cell>
          <table:table-cell office:value-type="float" office:value="41688" table:style-name="ce6">
            <text:p>41,688<text:s/></text:p>
          </table:table-cell>
          <table:table-cell office:value-type="float" office:value="26275" table:style-name="ce6">
            <text:p>26,275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53072" table:style-name="ce6">
            <text:p>53,072<text:s/></text:p>
          </table:table-cell>
          <table:table-cell office:value-type="float" office:value="23869" table:style-name="ce6">
            <text:p>23,869<text:s/></text:p>
          </table:table-cell>
          <table:table-cell office:value-type="float" office:value="31719" table:style-name="ce6">
            <text:p>31,719<text:s/></text:p>
          </table:table-cell>
          <table:table-cell office:value-type="float" office:value="31879" table:style-name="ce6">
            <text:p>31,879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59609" table:style-name="ce6">
            <text:p>59,609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16595" table:style-name="ce6">
            <text:p>16,595<text:s/></text:p>
          </table:table-cell>
          <table:table-cell office:value-type="float" office:value="15430" table:style-name="ce6">
            <text:p>15,430<text:s/></text:p>
          </table:table-cell>
          <table:table-cell office:value-type="float" office:value="22660" table:style-name="ce6">
            <text:p>22,660<text:s/></text:p>
          </table:table-cell>
          <table:table-cell office:value-type="float" office:value="15085" table:style-name="ce6">
            <text:p>15,085<text:s/></text:p>
          </table:table-cell>
          <table:table-cell office:value-type="float" office:value="27421" table:style-name="ce6">
            <text:p>27,421<text:s/></text:p>
          </table:table-cell>
          <table:table-cell office:value-type="float" office:value="18812" table:style-name="ce6">
            <text:p>18,812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38610" table:style-name="ce6">
            <text:p>38,610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24705" table:style-name="ce6">
            <text:p>24,705<text:s/></text:p>
          </table:table-cell>
          <table:table-cell office:value-type="float" office:value="23932" table:style-name="ce6">
            <text:p>23,932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17272" table:style-name="ce6">
            <text:p>17,272<text:s/></text:p>
          </table:table-cell>
          <table:table-cell office:value-type="float" office:value="28736" table:style-name="ce6">
            <text:p>28,736<text:s/></text:p>
          </table:table-cell>
          <table:table-cell office:value-type="float" office:value="23065" table:style-name="ce6">
            <text:p>23,065<text:s/></text:p>
          </table:table-cell>
          <table:table-cell office:value-type="float" office:value="15321" table:style-name="ce6">
            <text:p>15,321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3840" table:style-name="ce6">
            <text:p>3,840<text:s/></text:p>
          </table:table-cell>
          <table:table-cell table:number-columns-repeated="16264"/>
        </table:table-row>
        <table:table-row table:style-name="ro2">
          <table:table-cell office:value-type="date" office:date-value="2020-09-24T00:00:00" table:style-name="ce5">
            <text:p>2020/9/24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15689" table:style-name="ce6">
            <text:p>15,689<text:s/></text:p>
          </table:table-cell>
          <table:table-cell office:value-type="float" office:value="42703" table:style-name="ce6">
            <text:p>42,703<text:s/></text:p>
          </table:table-cell>
          <table:table-cell office:value-type="float" office:value="42622" table:style-name="ce6">
            <text:p>42,622<text:s/></text:p>
          </table:table-cell>
          <table:table-cell office:value-type="float" office:value="27726" table:style-name="ce6">
            <text:p>27,726<text:s/></text:p>
          </table:table-cell>
          <table:table-cell office:value-type="float" office:value="16496" table:style-name="ce6">
            <text:p>16,496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19907" table:style-name="ce6">
            <text:p>19,907<text:s/></text:p>
          </table:table-cell>
          <table:table-cell office:value-type="float" office:value="18730" table:style-name="ce6">
            <text:p>18,730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6925" table:style-name="ce6">
            <text:p>6,925<text:s/></text:p>
          </table:table-cell>
          <table:table-cell office:value-type="float" office:value="39869" table:style-name="ce6">
            <text:p>39,869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17183" table:style-name="ce6">
            <text:p>17,183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18074" table:style-name="ce6">
            <text:p>18,074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29726" table:style-name="ce6">
            <text:p>29,726<text:s/></text:p>
          </table:table-cell>
          <table:table-cell office:value-type="float" office:value="18135" table:style-name="ce6">
            <text:p>18,135<text:s/></text:p>
          </table:table-cell>
          <table:table-cell office:value-type="float" office:value="35486" table:style-name="ce6">
            <text:p>35,486<text:s/></text:p>
          </table:table-cell>
          <table:table-cell office:value-type="float" office:value="27660" table:style-name="ce6">
            <text:p>27,660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36099" table:style-name="ce6">
            <text:p>36,099<text:s/></text:p>
          </table:table-cell>
          <table:table-cell office:value-type="float" office:value="26818" table:style-name="ce6">
            <text:p>26,818<text:s/></text:p>
          </table:table-cell>
          <table:table-cell office:value-type="float" office:value="27249" table:style-name="ce6">
            <text:p>27,249<text:s/></text:p>
          </table:table-cell>
          <table:table-cell office:value-type="float" office:value="21744" table:style-name="ce6">
            <text:p>21,744<text:s/></text:p>
          </table:table-cell>
          <table:table-cell office:value-type="float" office:value="25146" table:style-name="ce6">
            <text:p>25,146<text:s/></text:p>
          </table:table-cell>
          <table:table-cell office:value-type="float" office:value="127336" table:style-name="ce6">
            <text:p>127,336<text:s/></text:p>
          </table:table-cell>
          <table:table-cell office:value-type="float" office:value="39527" table:style-name="ce6">
            <text:p>39,527<text:s/></text:p>
          </table:table-cell>
          <table:table-cell office:value-type="float" office:value="20358" table:style-name="ce6">
            <text:p>20,358<text:s/></text:p>
          </table:table-cell>
          <table:table-cell office:value-type="float" office:value="24057" table:style-name="ce6">
            <text:p>24,057<text:s/></text:p>
          </table:table-cell>
          <table:table-cell office:value-type="float" office:value="25604" table:style-name="ce6">
            <text:p>25,604<text:s/></text:p>
          </table:table-cell>
          <table:table-cell office:value-type="float" office:value="28592" table:style-name="ce6">
            <text:p>28,592<text:s/></text:p>
          </table:table-cell>
          <table:table-cell office:value-type="float" office:value="28232" table:style-name="ce6">
            <text:p>28,232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31721" table:style-name="ce6">
            <text:p>31,721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17867" table:style-name="ce6">
            <text:p>17,867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33593" table:style-name="ce6">
            <text:p>33,593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22679" table:style-name="ce6">
            <text:p>22,679<text:s/></text:p>
          </table:table-cell>
          <table:table-cell office:value-type="float" office:value="26938" table:style-name="ce6">
            <text:p>26,938<text:s/></text:p>
          </table:table-cell>
          <table:table-cell office:value-type="float" office:value="31306" table:style-name="ce6">
            <text:p>31,306<text:s/></text:p>
          </table:table-cell>
          <table:table-cell office:value-type="float" office:value="36586" table:style-name="ce6">
            <text:p>36,586<text:s/></text:p>
          </table:table-cell>
          <table:table-cell office:value-type="float" office:value="42380" table:style-name="ce6">
            <text:p>42,380<text:s/></text:p>
          </table:table-cell>
          <table:table-cell office:value-type="float" office:value="26556" table:style-name="ce6">
            <text:p>26,556<text:s/></text:p>
          </table:table-cell>
          <table:table-cell office:value-type="float" office:value="26466" table:style-name="ce6">
            <text:p>26,466<text:s/></text:p>
          </table:table-cell>
          <table:table-cell office:value-type="float" office:value="54335" table:style-name="ce6">
            <text:p>54,335<text:s/></text:p>
          </table:table-cell>
          <table:table-cell office:value-type="float" office:value="24662" table:style-name="ce6">
            <text:p>24,662<text:s/></text:p>
          </table:table-cell>
          <table:table-cell office:value-type="float" office:value="32375" table:style-name="ce6">
            <text:p>32,375<text:s/></text:p>
          </table:table-cell>
          <table:table-cell office:value-type="float" office:value="32804" table:style-name="ce6">
            <text:p>32,804<text:s/></text:p>
          </table:table-cell>
          <table:table-cell office:value-type="float" office:value="20345" table:style-name="ce6">
            <text:p>20,345<text:s/></text:p>
          </table:table-cell>
          <table:table-cell office:value-type="float" office:value="63794" table:style-name="ce6">
            <text:p>63,794<text:s/></text:p>
          </table:table-cell>
          <table:table-cell office:value-type="float" office:value="21046" table:style-name="ce6">
            <text:p>21,046<text:s/></text:p>
          </table:table-cell>
          <table:table-cell office:value-type="float" office:value="16825" table:style-name="ce6">
            <text:p>16,825<text:s/></text:p>
          </table:table-cell>
          <table:table-cell office:value-type="float" office:value="15610" table:style-name="ce6">
            <text:p>15,610<text:s/></text:p>
          </table:table-cell>
          <table:table-cell office:value-type="float" office:value="23538" table:style-name="ce6">
            <text:p>23,538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29898" table:style-name="ce6">
            <text:p>29,898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1563" table:style-name="ce6">
            <text:p>11,563<text:s/></text:p>
          </table:table-cell>
          <table:table-cell office:value-type="float" office:value="39657" table:style-name="ce6">
            <text:p>39,657<text:s/></text:p>
          </table:table-cell>
          <table:table-cell office:value-type="float" office:value="23318" table:style-name="ce6">
            <text:p>23,318<text:s/></text:p>
          </table:table-cell>
          <table:table-cell office:value-type="float" office:value="25105" table:style-name="ce6">
            <text:p>25,105<text:s/></text:p>
          </table:table-cell>
          <table:table-cell office:value-type="float" office:value="23320" table:style-name="ce6">
            <text:p>23,320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29085" table:style-name="ce6">
            <text:p>29,085<text:s/></text:p>
          </table:table-cell>
          <table:table-cell office:value-type="float" office:value="23406" table:style-name="ce6">
            <text:p>23,406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3861" table:style-name="ce6">
            <text:p>3,861<text:s/></text:p>
          </table:table-cell>
          <table:table-cell table:number-columns-repeated="16264"/>
        </table:table-row>
        <table:table-row table:style-name="ro2">
          <table:table-cell office:value-type="date" office:date-value="2020-09-25T00:00:00" table:style-name="ce5">
            <text:p>2020/9/25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15862" table:style-name="ce6">
            <text:p>15,862<text:s/></text:p>
          </table:table-cell>
          <table:table-cell office:value-type="float" office:value="43242" table:style-name="ce6">
            <text:p>43,242<text:s/></text:p>
          </table:table-cell>
          <table:table-cell office:value-type="float" office:value="46481" table:style-name="ce6">
            <text:p>46,481<text:s/></text:p>
          </table:table-cell>
          <table:table-cell office:value-type="float" office:value="28189" table:style-name="ce6">
            <text:p>28,189<text:s/></text:p>
          </table:table-cell>
          <table:table-cell office:value-type="float" office:value="17574" table:style-name="ce6">
            <text:p>17,574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19512" table:style-name="ce6">
            <text:p>19,512<text:s/></text:p>
          </table:table-cell>
          <table:table-cell office:value-type="float" office:value="18727" table:style-name="ce6">
            <text:p>18,727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39501" table:style-name="ce6">
            <text:p>39,501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13533" table:style-name="ce6">
            <text:p>13,533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8193" table:style-name="ce6">
            <text:p>18,193<text:s/></text:p>
          </table:table-cell>
          <table:table-cell office:value-type="float" office:value="26180" table:style-name="ce6">
            <text:p>26,180<text:s/></text:p>
          </table:table-cell>
          <table:table-cell office:value-type="float" office:value="18872" table:style-name="ce6">
            <text:p>18,872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32912" table:style-name="ce6">
            <text:p>32,912<text:s/></text:p>
          </table:table-cell>
          <table:table-cell office:value-type="float" office:value="19662" table:style-name="ce6">
            <text:p>19,662<text:s/></text:p>
          </table:table-cell>
          <table:table-cell office:value-type="float" office:value="36363" table:style-name="ce6">
            <text:p>36,363<text:s/></text:p>
          </table:table-cell>
          <table:table-cell office:value-type="float" office:value="28614" table:style-name="ce6">
            <text:p>28,614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37859" table:style-name="ce6">
            <text:p>37,859<text:s/></text:p>
          </table:table-cell>
          <table:table-cell office:value-type="float" office:value="28138" table:style-name="ce6">
            <text:p>28,138<text:s/></text:p>
          </table:table-cell>
          <table:table-cell office:value-type="float" office:value="28472" table:style-name="ce6">
            <text:p>28,472<text:s/></text:p>
          </table:table-cell>
          <table:table-cell office:value-type="float" office:value="22585" table:style-name="ce6">
            <text:p>22,585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142103" table:style-name="ce6">
            <text:p>142,103<text:s/></text:p>
          </table:table-cell>
          <table:table-cell office:value-type="float" office:value="44108" table:style-name="ce6">
            <text:p>44,108<text:s/></text:p>
          </table:table-cell>
          <table:table-cell office:value-type="float" office:value="21458" table:style-name="ce6">
            <text:p>21,458<text:s/></text:p>
          </table:table-cell>
          <table:table-cell office:value-type="float" office:value="24826" table:style-name="ce6">
            <text:p>24,826<text:s/></text:p>
          </table:table-cell>
          <table:table-cell office:value-type="float" office:value="26691" table:style-name="ce6">
            <text:p>26,691<text:s/></text:p>
          </table:table-cell>
          <table:table-cell office:value-type="float" office:value="30528" table:style-name="ce6">
            <text:p>30,528<text:s/></text:p>
          </table:table-cell>
          <table:table-cell office:value-type="float" office:value="30185" table:style-name="ce6">
            <text:p>30,185<text:s/></text:p>
          </table:table-cell>
          <table:table-cell office:value-type="float" office:value="25289" table:style-name="ce6">
            <text:p>25,289<text:s/></text:p>
          </table:table-cell>
          <table:table-cell office:value-type="float" office:value="14328" table:style-name="ce6">
            <text:p>14,328<text:s/></text:p>
          </table:table-cell>
          <table:table-cell office:value-type="float" office:value="33783" table:style-name="ce6">
            <text:p>33,783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18631" table:style-name="ce6">
            <text:p>18,631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37768" table:style-name="ce6">
            <text:p>37,768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23705" table:style-name="ce6">
            <text:p>23,705<text:s/></text:p>
          </table:table-cell>
          <table:table-cell office:value-type="float" office:value="27619" table:style-name="ce6">
            <text:p>27,619<text:s/></text:p>
          </table:table-cell>
          <table:table-cell office:value-type="float" office:value="32936" table:style-name="ce6">
            <text:p>32,936<text:s/></text:p>
          </table:table-cell>
          <table:table-cell office:value-type="float" office:value="38828" table:style-name="ce6">
            <text:p>38,828<text:s/></text:p>
          </table:table-cell>
          <table:table-cell office:value-type="float" office:value="43693" table:style-name="ce6">
            <text:p>43,693<text:s/></text:p>
          </table:table-cell>
          <table:table-cell office:value-type="float" office:value="27016" table:style-name="ce6">
            <text:p>27,016<text:s/></text:p>
          </table:table-cell>
          <table:table-cell office:value-type="float" office:value="28590" table:style-name="ce6">
            <text:p>28,590<text:s/></text:p>
          </table:table-cell>
          <table:table-cell office:value-type="float" office:value="60382" table:style-name="ce6">
            <text:p>60,382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35051" table:style-name="ce6">
            <text:p>35,051<text:s/></text:p>
          </table:table-cell>
          <table:table-cell office:value-type="float" office:value="35786" table:style-name="ce6">
            <text:p>35,786<text:s/></text:p>
          </table:table-cell>
          <table:table-cell office:value-type="float" office:value="21447" table:style-name="ce6">
            <text:p>21,447<text:s/></text:p>
          </table:table-cell>
          <table:table-cell office:value-type="float" office:value="69555" table:style-name="ce6">
            <text:p>69,555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17715" table:style-name="ce6">
            <text:p>17,715<text:s/></text:p>
          </table:table-cell>
          <table:table-cell office:value-type="float" office:value="16024" table:style-name="ce6">
            <text:p>16,024<text:s/></text:p>
          </table:table-cell>
          <table:table-cell office:value-type="float" office:value="23891" table:style-name="ce6">
            <text:p>23,891<text:s/></text:p>
          </table:table-cell>
          <table:table-cell office:value-type="float" office:value="15441" table:style-name="ce6">
            <text:p>15,441<text:s/></text:p>
          </table:table-cell>
          <table:table-cell office:value-type="float" office:value="30988" table:style-name="ce6">
            <text:p>30,988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39875" table:style-name="ce6">
            <text:p>39,875<text:s/></text:p>
          </table:table-cell>
          <table:table-cell office:value-type="float" office:value="28147" table:style-name="ce6">
            <text:p>28,147<text:s/></text:p>
          </table:table-cell>
          <table:table-cell office:value-type="float" office:value="25562" table:style-name="ce6">
            <text:p>25,562<text:s/></text:p>
          </table:table-cell>
          <table:table-cell office:value-type="float" office:value="24926" table:style-name="ce6">
            <text:p>24,926<text:s/></text:p>
          </table:table-cell>
          <table:table-cell office:value-type="float" office:value="16577" table:style-name="ce6">
            <text:p>16,577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5396" table:style-name="ce6">
            <text:p>5,396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10228" table:style-name="ce6">
            <text:p>10,228<text:s/></text:p>
          </table:table-cell>
          <table:table-cell office:value-type="float" office:value="15686" table:style-name="ce6">
            <text:p>15,686<text:s/></text:p>
          </table:table-cell>
          <table:table-cell office:value-type="float" office:value="18292" table:style-name="ce6">
            <text:p>18,292<text:s/></text:p>
          </table:table-cell>
          <table:table-cell office:value-type="float" office:value="29536" table:style-name="ce6">
            <text:p>29,536<text:s/></text:p>
          </table:table-cell>
          <table:table-cell office:value-type="float" office:value="25210" table:style-name="ce6">
            <text:p>25,210<text:s/></text:p>
          </table:table-cell>
          <table:table-cell office:value-type="float" office:value="15970" table:style-name="ce6">
            <text:p>15,970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4055" table:style-name="ce6">
            <text:p>4,055<text:s/></text:p>
          </table:table-cell>
          <table:table-cell table:number-columns-repeated="16264"/>
        </table:table-row>
        <table:table-row table:style-name="ro2">
          <table:table-cell office:value-type="date" office:date-value="2020-09-26T00:00:00" table:style-name="ce5">
            <text:p>2020/9/26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34977" table:style-name="ce6">
            <text:p>34,977<text:s/></text:p>
          </table:table-cell>
          <table:table-cell office:value-type="float" office:value="48686" table:style-name="ce6">
            <text:p>48,686<text:s/></text:p>
          </table:table-cell>
          <table:table-cell office:value-type="float" office:value="25160" table:style-name="ce6">
            <text:p>25,160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4284" table:style-name="ce6">
            <text:p>4,284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25356" table:style-name="ce6">
            <text:p>25,356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11250" table:style-name="ce6">
            <text:p>11,250<text:s/></text:p>
          </table:table-cell>
          <table:table-cell office:value-type="float" office:value="16786" table:style-name="ce6">
            <text:p>16,786<text:s/></text:p>
          </table:table-cell>
          <table:table-cell office:value-type="float" office:value="23005" table:style-name="ce6">
            <text:p>23,005<text:s/></text:p>
          </table:table-cell>
          <table:table-cell office:value-type="float" office:value="16831" table:style-name="ce6">
            <text:p>16,831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30592" table:style-name="ce6">
            <text:p>30,592<text:s/></text:p>
          </table:table-cell>
          <table:table-cell office:value-type="float" office:value="18714" table:style-name="ce6">
            <text:p>18,714<text:s/></text:p>
          </table:table-cell>
          <table:table-cell office:value-type="float" office:value="30516" table:style-name="ce6">
            <text:p>30,516<text:s/></text:p>
          </table:table-cell>
          <table:table-cell office:value-type="float" office:value="25564" table:style-name="ce6">
            <text:p>25,564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35982" table:style-name="ce6">
            <text:p>35,982<text:s/></text:p>
          </table:table-cell>
          <table:table-cell office:value-type="float" office:value="25667" table:style-name="ce6">
            <text:p>25,667<text:s/></text:p>
          </table:table-cell>
          <table:table-cell office:value-type="float" office:value="25385" table:style-name="ce6">
            <text:p>25,385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142906" table:style-name="ce6">
            <text:p>142,906<text:s/></text:p>
          </table:table-cell>
          <table:table-cell office:value-type="float" office:value="48213" table:style-name="ce6">
            <text:p>48,213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22769" table:style-name="ce6">
            <text:p>22,769<text:s/></text:p>
          </table:table-cell>
          <table:table-cell office:value-type="float" office:value="27054" table:style-name="ce6">
            <text:p>27,054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27991" table:style-name="ce6">
            <text:p>27,991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28566" table:style-name="ce6">
            <text:p>28,566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18731" table:style-name="ce6">
            <text:p>18,731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8812" table:style-name="ce6">
            <text:p>8,812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35475" table:style-name="ce6">
            <text:p>35,475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21588" table:style-name="ce6">
            <text:p>21,588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31621" table:style-name="ce6">
            <text:p>31,621<text:s/></text:p>
          </table:table-cell>
          <table:table-cell office:value-type="float" office:value="39173" table:style-name="ce6">
            <text:p>39,173<text:s/></text:p>
          </table:table-cell>
          <table:table-cell office:value-type="float" office:value="38304" table:style-name="ce6">
            <text:p>38,304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28203" table:style-name="ce6">
            <text:p>28,203<text:s/></text:p>
          </table:table-cell>
          <table:table-cell office:value-type="float" office:value="66813" table:style-name="ce6">
            <text:p>66,813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31815" table:style-name="ce6">
            <text:p>31,815<text:s/></text:p>
          </table:table-cell>
          <table:table-cell office:value-type="float" office:value="35627" table:style-name="ce6">
            <text:p>35,627<text:s/></text:p>
          </table:table-cell>
          <table:table-cell office:value-type="float" office:value="21050" table:style-name="ce6">
            <text:p>21,050<text:s/></text:p>
          </table:table-cell>
          <table:table-cell office:value-type="float" office:value="70427" table:style-name="ce6">
            <text:p>70,427<text:s/></text:p>
          </table:table-cell>
          <table:table-cell office:value-type="float" office:value="20577" table:style-name="ce6">
            <text:p>20,577<text:s/></text:p>
          </table:table-cell>
          <table:table-cell office:value-type="float" office:value="15991" table:style-name="ce6">
            <text:p>15,991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19603" table:style-name="ce6">
            <text:p>19,603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32584" table:style-name="ce6">
            <text:p>32,584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33723" table:style-name="ce6">
            <text:p>33,723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21470" table:style-name="ce6">
            <text:p>21,470<text:s/></text:p>
          </table:table-cell>
          <table:table-cell office:value-type="float" office:value="22418" table:style-name="ce6">
            <text:p>22,418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14864" table:style-name="ce6">
            <text:p>14,864<text:s/></text:p>
          </table:table-cell>
          <table:table-cell office:value-type="float" office:value="16459" table:style-name="ce6">
            <text:p>16,459<text:s/></text:p>
          </table:table-cell>
          <table:table-cell office:value-type="float" office:value="26318" table:style-name="ce6">
            <text:p>26,318<text:s/></text:p>
          </table:table-cell>
          <table:table-cell office:value-type="float" office:value="23941" table:style-name="ce6">
            <text:p>23,941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3882" table:style-name="ce6">
            <text:p>3,882<text:s/></text:p>
          </table:table-cell>
          <table:table-cell table:number-columns-repeated="16264"/>
        </table:table-row>
        <table:table-row table:style-name="ro2">
          <table:table-cell office:value-type="date" office:date-value="2020-09-27T00:00:00" table:style-name="ce5">
            <text:p>2020/9/27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19698" table:style-name="ce6">
            <text:p>19,698<text:s/></text:p>
          </table:table-cell>
          <table:table-cell office:value-type="float" office:value="37624" table:style-name="ce6">
            <text:p>37,624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15168" table:style-name="ce6">
            <text:p>15,168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24286" table:style-name="ce6">
            <text:p>24,286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17509" table:style-name="ce6">
            <text:p>17,509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136323" table:style-name="ce6">
            <text:p>136,323<text:s/></text:p>
          </table:table-cell>
          <table:table-cell office:value-type="float" office:value="38124" table:style-name="ce6">
            <text:p>38,124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15651" table:style-name="ce6">
            <text:p>15,651<text:s/></text:p>
          </table:table-cell>
          <table:table-cell office:value-type="float" office:value="21650" table:style-name="ce6">
            <text:p>21,650<text:s/></text:p>
          </table:table-cell>
          <table:table-cell office:value-type="float" office:value="18418" table:style-name="ce6">
            <text:p>18,418<text:s/></text:p>
          </table:table-cell>
          <table:table-cell office:value-type="float" office:value="18634" table:style-name="ce6">
            <text:p>18,634<text:s/></text:p>
          </table:table-cell>
          <table:table-cell office:value-type="float" office:value="14418" table:style-name="ce6">
            <text:p>14,418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17126" table:style-name="ce6">
            <text:p>17,126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22842" table:style-name="ce6">
            <text:p>22,842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24134" table:style-name="ce6">
            <text:p>24,134<text:s/></text:p>
          </table:table-cell>
          <table:table-cell office:value-type="float" office:value="32227" table:style-name="ce6">
            <text:p>32,227<text:s/></text:p>
          </table:table-cell>
          <table:table-cell office:value-type="float" office:value="25790" table:style-name="ce6">
            <text:p>25,790<text:s/></text:p>
          </table:table-cell>
          <table:table-cell office:value-type="float" office:value="16618" table:style-name="ce6">
            <text:p>16,618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54679" table:style-name="ce6">
            <text:p>54,679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23671" table:style-name="ce6">
            <text:p>23,671<text:s/></text:p>
          </table:table-cell>
          <table:table-cell office:value-type="float" office:value="24279" table:style-name="ce6">
            <text:p>24,279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49762" table:style-name="ce6">
            <text:p>49,762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20262" table:style-name="ce6">
            <text:p>20,262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15693" table:style-name="ce6">
            <text:p>15,693<text:s/></text:p>
          </table:table-cell>
          <table:table-cell office:value-type="float" office:value="16452" table:style-name="ce6">
            <text:p>16,452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558" table:style-name="ce6">
            <text:p>558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1010" table:style-name="ce6">
            <text:p>1,010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2595" table:style-name="ce6">
            <text:p>2,595<text:s/></text:p>
          </table:table-cell>
          <table:table-cell table:number-columns-repeated="16264"/>
        </table:table-row>
        <table:table-row table:style-name="ro2">
          <table:table-cell office:value-type="date" office:date-value="2020-09-28T00:00:00" table:style-name="ce5">
            <text:p>2020/9/28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15691" table:style-name="ce6">
            <text:p>15,691<text:s/></text:p>
          </table:table-cell>
          <table:table-cell office:value-type="float" office:value="43127" table:style-name="ce6">
            <text:p>43,127<text:s/></text:p>
          </table:table-cell>
          <table:table-cell office:value-type="float" office:value="42071" table:style-name="ce6">
            <text:p>42,071<text:s/></text:p>
          </table:table-cell>
          <table:table-cell office:value-type="float" office:value="27488" table:style-name="ce6">
            <text:p>27,488<text:s/></text:p>
          </table:table-cell>
          <table:table-cell office:value-type="float" office:value="16552" table:style-name="ce6">
            <text:p>16,552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9713" table:style-name="ce6">
            <text:p>19,713<text:s/></text:p>
          </table:table-cell>
          <table:table-cell office:value-type="float" office:value="18803" table:style-name="ce6">
            <text:p>18,803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29707" table:style-name="ce6">
            <text:p>29,707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17230" table:style-name="ce6">
            <text:p>17,230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29395" table:style-name="ce6">
            <text:p>29,395<text:s/></text:p>
          </table:table-cell>
          <table:table-cell office:value-type="float" office:value="17466" table:style-name="ce6">
            <text:p>17,466<text:s/></text:p>
          </table:table-cell>
          <table:table-cell office:value-type="float" office:value="34913" table:style-name="ce6">
            <text:p>34,913<text:s/></text:p>
          </table:table-cell>
          <table:table-cell office:value-type="float" office:value="24993" table:style-name="ce6">
            <text:p>24,993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36647" table:style-name="ce6">
            <text:p>36,647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27160" table:style-name="ce6">
            <text:p>27,160<text:s/></text:p>
          </table:table-cell>
          <table:table-cell office:value-type="float" office:value="21481" table:style-name="ce6">
            <text:p>21,481<text:s/></text:p>
          </table:table-cell>
          <table:table-cell office:value-type="float" office:value="24828" table:style-name="ce6">
            <text:p>24,828<text:s/></text:p>
          </table:table-cell>
          <table:table-cell office:value-type="float" office:value="129607" table:style-name="ce6">
            <text:p>129,607<text:s/></text:p>
          </table:table-cell>
          <table:table-cell office:value-type="float" office:value="38526" table:style-name="ce6">
            <text:p>38,526<text:s/></text:p>
          </table:table-cell>
          <table:table-cell office:value-type="float" office:value="20962" table:style-name="ce6">
            <text:p>20,962<text:s/></text:p>
          </table:table-cell>
          <table:table-cell office:value-type="float" office:value="23120" table:style-name="ce6">
            <text:p>23,120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26425" table:style-name="ce6">
            <text:p>26,425<text:s/></text:p>
          </table:table-cell>
          <table:table-cell office:value-type="float" office:value="25030" table:style-name="ce6">
            <text:p>25,030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30785" table:style-name="ce6">
            <text:p>30,785<text:s/></text:p>
          </table:table-cell>
          <table:table-cell office:value-type="float" office:value="7447" table:style-name="ce6">
            <text:p>7,447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4111" table:style-name="ce6">
            <text:p>14,111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30331" table:style-name="ce6">
            <text:p>30,331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26601" table:style-name="ce6">
            <text:p>26,601<text:s/></text:p>
          </table:table-cell>
          <table:table-cell office:value-type="float" office:value="30981" table:style-name="ce6">
            <text:p>30,981<text:s/></text:p>
          </table:table-cell>
          <table:table-cell office:value-type="float" office:value="36874" table:style-name="ce6">
            <text:p>36,874<text:s/></text:p>
          </table:table-cell>
          <table:table-cell office:value-type="float" office:value="41577" table:style-name="ce6">
            <text:p>41,577<text:s/></text:p>
          </table:table-cell>
          <table:table-cell office:value-type="float" office:value="25909" table:style-name="ce6">
            <text:p>25,909<text:s/></text:p>
          </table:table-cell>
          <table:table-cell office:value-type="float" office:value="26179" table:style-name="ce6">
            <text:p>26,179<text:s/></text:p>
          </table:table-cell>
          <table:table-cell office:value-type="float" office:value="54200" table:style-name="ce6">
            <text:p>54,200<text:s/></text:p>
          </table:table-cell>
          <table:table-cell office:value-type="float" office:value="23623" table:style-name="ce6">
            <text:p>23,623<text:s/></text:p>
          </table:table-cell>
          <table:table-cell office:value-type="float" office:value="31085" table:style-name="ce6">
            <text:p>31,085<text:s/></text:p>
          </table:table-cell>
          <table:table-cell office:value-type="float" office:value="32338" table:style-name="ce6">
            <text:p>32,338<text:s/></text:p>
          </table:table-cell>
          <table:table-cell office:value-type="float" office:value="19487" table:style-name="ce6">
            <text:p>19,487<text:s/></text:p>
          </table:table-cell>
          <table:table-cell office:value-type="float" office:value="61679" table:style-name="ce6">
            <text:p>61,679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16549" table:style-name="ce6">
            <text:p>16,549<text:s/></text:p>
          </table:table-cell>
          <table:table-cell office:value-type="float" office:value="15450" table:style-name="ce6">
            <text:p>15,450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26865" table:style-name="ce6">
            <text:p>26,865<text:s/></text:p>
          </table:table-cell>
          <table:table-cell office:value-type="float" office:value="18526" table:style-name="ce6">
            <text:p>18,526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40448" table:style-name="ce6">
            <text:p>40,448<text:s/></text:p>
          </table:table-cell>
          <table:table-cell office:value-type="float" office:value="28112" table:style-name="ce6">
            <text:p>28,112<text:s/></text:p>
          </table:table-cell>
          <table:table-cell office:value-type="float" office:value="25501" table:style-name="ce6">
            <text:p>25,501<text:s/></text:p>
          </table:table-cell>
          <table:table-cell office:value-type="float" office:value="24319" table:style-name="ce6">
            <text:p>24,319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13915" table:style-name="ce6">
            <text:p>13,915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22788" table:style-name="ce6">
            <text:p>22,788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10602" table:style-name="ce6">
            <text:p>10,602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3857" table:style-name="ce6">
            <text:p>3,857<text:s/></text:p>
          </table:table-cell>
          <table:table-cell table:number-columns-repeated="16264"/>
        </table:table-row>
        <table:table-row table:style-name="ro2">
          <table:table-cell office:value-type="date" office:date-value="2020-09-29T00:00:00" table:style-name="ce5">
            <text:p>2020/9/29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15836" table:style-name="ce6">
            <text:p>15,836<text:s/></text:p>
          </table:table-cell>
          <table:table-cell office:value-type="float" office:value="42402" table:style-name="ce6">
            <text:p>42,402<text:s/></text:p>
          </table:table-cell>
          <table:table-cell office:value-type="float" office:value="44176" table:style-name="ce6">
            <text:p>44,176<text:s/></text:p>
          </table:table-cell>
          <table:table-cell office:value-type="float" office:value="27445" table:style-name="ce6">
            <text:p>27,445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14600" table:style-name="ce6">
            <text:p>14,600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19621" table:style-name="ce6">
            <text:p>19,621<text:s/></text:p>
          </table:table-cell>
          <table:table-cell office:value-type="float" office:value="18811" table:style-name="ce6">
            <text:p>18,811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31453" table:style-name="ce6">
            <text:p>31,453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4037" table:style-name="ce6">
            <text:p>14,037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26095" table:style-name="ce6">
            <text:p>26,095<text:s/></text:p>
          </table:table-cell>
          <table:table-cell office:value-type="float" office:value="18318" table:style-name="ce6">
            <text:p>18,318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30370" table:style-name="ce6">
            <text:p>30,370<text:s/></text:p>
          </table:table-cell>
          <table:table-cell office:value-type="float" office:value="18156" table:style-name="ce6">
            <text:p>18,156<text:s/></text:p>
          </table:table-cell>
          <table:table-cell office:value-type="float" office:value="35701" table:style-name="ce6">
            <text:p>35,701<text:s/></text:p>
          </table:table-cell>
          <table:table-cell office:value-type="float" office:value="26665" table:style-name="ce6">
            <text:p>26,665<text:s/></text:p>
          </table:table-cell>
          <table:table-cell office:value-type="float" office:value="12353" table:style-name="ce6">
            <text:p>12,353<text:s/></text:p>
          </table:table-cell>
          <table:table-cell office:value-type="float" office:value="37323" table:style-name="ce6">
            <text:p>37,323<text:s/></text:p>
          </table:table-cell>
          <table:table-cell office:value-type="float" office:value="27643" table:style-name="ce6">
            <text:p>27,643<text:s/></text:p>
          </table:table-cell>
          <table:table-cell office:value-type="float" office:value="27955" table:style-name="ce6">
            <text:p>27,955<text:s/></text:p>
          </table:table-cell>
          <table:table-cell office:value-type="float" office:value="22262" table:style-name="ce6">
            <text:p>22,262<text:s/></text:p>
          </table:table-cell>
          <table:table-cell office:value-type="float" office:value="25732" table:style-name="ce6">
            <text:p>25,732<text:s/></text:p>
          </table:table-cell>
          <table:table-cell office:value-type="float" office:value="123871" table:style-name="ce6">
            <text:p>123,871<text:s/></text:p>
          </table:table-cell>
          <table:table-cell office:value-type="float" office:value="39640" table:style-name="ce6">
            <text:p>39,640<text:s/></text:p>
          </table:table-cell>
          <table:table-cell office:value-type="float" office:value="20735" table:style-name="ce6">
            <text:p>20,735<text:s/></text:p>
          </table:table-cell>
          <table:table-cell office:value-type="float" office:value="25048" table:style-name="ce6">
            <text:p>25,048<text:s/></text:p>
          </table:table-cell>
          <table:table-cell office:value-type="float" office:value="26591" table:style-name="ce6">
            <text:p>26,591<text:s/></text:p>
          </table:table-cell>
          <table:table-cell office:value-type="float" office:value="29279" table:style-name="ce6">
            <text:p>29,279<text:s/></text:p>
          </table:table-cell>
          <table:table-cell office:value-type="float" office:value="29363" table:style-name="ce6">
            <text:p>29,363<text:s/></text:p>
          </table:table-cell>
          <table:table-cell office:value-type="float" office:value="24406" table:style-name="ce6">
            <text:p>24,406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32927" table:style-name="ce6">
            <text:p>32,927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18577" table:style-name="ce6">
            <text:p>18,577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4882" table:style-name="ce6">
            <text:p>14,882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34775" table:style-name="ce6">
            <text:p>34,775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13247" table:style-name="ce6">
            <text:p>13,247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23341" table:style-name="ce6">
            <text:p>23,341<text:s/></text:p>
          </table:table-cell>
          <table:table-cell office:value-type="float" office:value="27394" table:style-name="ce6">
            <text:p>27,394<text:s/></text:p>
          </table:table-cell>
          <table:table-cell office:value-type="float" office:value="31996" table:style-name="ce6">
            <text:p>31,996<text:s/></text:p>
          </table:table-cell>
          <table:table-cell office:value-type="float" office:value="36822" table:style-name="ce6">
            <text:p>36,822<text:s/></text:p>
          </table:table-cell>
          <table:table-cell office:value-type="float" office:value="42988" table:style-name="ce6">
            <text:p>42,988<text:s/></text:p>
          </table:table-cell>
          <table:table-cell office:value-type="float" office:value="26791" table:style-name="ce6">
            <text:p>26,791<text:s/></text:p>
          </table:table-cell>
          <table:table-cell office:value-type="float" office:value="27843" table:style-name="ce6">
            <text:p>27,843<text:s/></text:p>
          </table:table-cell>
          <table:table-cell office:value-type="float" office:value="55017" table:style-name="ce6">
            <text:p>55,017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31644" table:style-name="ce6">
            <text:p>31,644<text:s/></text:p>
          </table:table-cell>
          <table:table-cell office:value-type="float" office:value="32977" table:style-name="ce6">
            <text:p>32,977<text:s/></text:p>
          </table:table-cell>
          <table:table-cell office:value-type="float" office:value="19738" table:style-name="ce6">
            <text:p>19,738<text:s/></text:p>
          </table:table-cell>
          <table:table-cell office:value-type="float" office:value="61935" table:style-name="ce6">
            <text:p>61,935<text:s/></text:p>
          </table:table-cell>
          <table:table-cell office:value-type="float" office:value="21919" table:style-name="ce6">
            <text:p>21,919<text:s/></text:p>
          </table:table-cell>
          <table:table-cell office:value-type="float" office:value="16946" table:style-name="ce6">
            <text:p>16,946<text:s/></text:p>
          </table:table-cell>
          <table:table-cell office:value-type="float" office:value="15841" table:style-name="ce6">
            <text:p>15,841<text:s/></text:p>
          </table:table-cell>
          <table:table-cell office:value-type="float" office:value="19295" table:style-name="ce6">
            <text:p>19,295<text:s/></text:p>
          </table:table-cell>
          <table:table-cell office:value-type="float" office:value="15289" table:style-name="ce6">
            <text:p>15,289<text:s/></text:p>
          </table:table-cell>
          <table:table-cell office:value-type="float" office:value="26953" table:style-name="ce6">
            <text:p>26,953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39651" table:style-name="ce6">
            <text:p>39,651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24917" table:style-name="ce6">
            <text:p>24,917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15535" table:style-name="ce6">
            <text:p>15,535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17730" table:style-name="ce6">
            <text:p>17,730<text:s/></text:p>
          </table:table-cell>
          <table:table-cell office:value-type="float" office:value="28859" table:style-name="ce6">
            <text:p>28,859<text:s/></text:p>
          </table:table-cell>
          <table:table-cell office:value-type="float" office:value="24107" table:style-name="ce6">
            <text:p>24,107<text:s/></text:p>
          </table:table-cell>
          <table:table-cell office:value-type="float" office:value="15565" table:style-name="ce6">
            <text:p>15,565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1293" table:style-name="ce6">
            <text:p>1,293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3990" table:style-name="ce6">
            <text:p>3,990<text:s/></text:p>
          </table:table-cell>
          <table:table-cell table:number-columns-repeated="16264"/>
        </table:table-row>
        <table:table-row table:style-name="ro2">
          <table:table-cell office:value-type="date" office:date-value="2020-09-30T00:00:00" table:style-name="ce5">
            <text:p>2020/9/30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15926" table:style-name="ce6">
            <text:p>15,926<text:s/></text:p>
          </table:table-cell>
          <table:table-cell office:value-type="float" office:value="42555" table:style-name="ce6">
            <text:p>42,555<text:s/></text:p>
          </table:table-cell>
          <table:table-cell office:value-type="float" office:value="47655" table:style-name="ce6">
            <text:p>47,655<text:s/></text:p>
          </table:table-cell>
          <table:table-cell office:value-type="float" office:value="27504" table:style-name="ce6">
            <text:p>27,504<text:s/></text:p>
          </table:table-cell>
          <table:table-cell office:value-type="float" office:value="17354" table:style-name="ce6">
            <text:p>17,354<text:s/></text:p>
          </table:table-cell>
          <table:table-cell office:value-type="float" office:value="13054" table:style-name="ce6">
            <text:p>13,054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11532" table:style-name="ce6">
            <text:p>11,532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19485" table:style-name="ce6">
            <text:p>19,485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31468" table:style-name="ce6">
            <text:p>31,468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19186" table:style-name="ce6">
            <text:p>19,186<text:s/></text:p>
          </table:table-cell>
          <table:table-cell office:value-type="float" office:value="27314" table:style-name="ce6">
            <text:p>27,314<text:s/></text:p>
          </table:table-cell>
          <table:table-cell office:value-type="float" office:value="20320" table:style-name="ce6">
            <text:p>20,320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34936" table:style-name="ce6">
            <text:p>34,936<text:s/></text:p>
          </table:table-cell>
          <table:table-cell office:value-type="float" office:value="19597" table:style-name="ce6">
            <text:p>19,597<text:s/></text:p>
          </table:table-cell>
          <table:table-cell office:value-type="float" office:value="37136" table:style-name="ce6">
            <text:p>37,136<text:s/></text:p>
          </table:table-cell>
          <table:table-cell office:value-type="float" office:value="27021" table:style-name="ce6">
            <text:p>27,021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39115" table:style-name="ce6">
            <text:p>39,115<text:s/></text:p>
          </table:table-cell>
          <table:table-cell office:value-type="float" office:value="28362" table:style-name="ce6">
            <text:p>28,362<text:s/></text:p>
          </table:table-cell>
          <table:table-cell office:value-type="float" office:value="29171" table:style-name="ce6">
            <text:p>29,171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24361" table:style-name="ce6">
            <text:p>24,361<text:s/></text:p>
          </table:table-cell>
          <table:table-cell office:value-type="float" office:value="142079" table:style-name="ce6">
            <text:p>142,079<text:s/></text:p>
          </table:table-cell>
          <table:table-cell office:value-type="float" office:value="42564" table:style-name="ce6">
            <text:p>42,564<text:s/></text:p>
          </table:table-cell>
          <table:table-cell office:value-type="float" office:value="21615" table:style-name="ce6">
            <text:p>21,615<text:s/></text:p>
          </table:table-cell>
          <table:table-cell office:value-type="float" office:value="25344" table:style-name="ce6">
            <text:p>25,344<text:s/></text:p>
          </table:table-cell>
          <table:table-cell office:value-type="float" office:value="27141" table:style-name="ce6">
            <text:p>27,141<text:s/></text:p>
          </table:table-cell>
          <table:table-cell office:value-type="float" office:value="31975" table:style-name="ce6">
            <text:p>31,975<text:s/></text:p>
          </table:table-cell>
          <table:table-cell office:value-type="float" office:value="32248" table:style-name="ce6">
            <text:p>32,248<text:s/></text:p>
          </table:table-cell>
          <table:table-cell office:value-type="float" office:value="25616" table:style-name="ce6">
            <text:p>25,616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34684" table:style-name="ce6">
            <text:p>34,684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19781" table:style-name="ce6">
            <text:p>19,781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16020" table:style-name="ce6">
            <text:p>16,020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41243" table:style-name="ce6">
            <text:p>41,243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14100" table:style-name="ce6">
            <text:p>14,100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24406" table:style-name="ce6">
            <text:p>24,406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33369" table:style-name="ce6">
            <text:p>33,369<text:s/></text:p>
          </table:table-cell>
          <table:table-cell office:value-type="float" office:value="40549" table:style-name="ce6">
            <text:p>40,549<text:s/></text:p>
          </table:table-cell>
          <table:table-cell office:value-type="float" office:value="44826" table:style-name="ce6">
            <text:p>44,826<text:s/></text:p>
          </table:table-cell>
          <table:table-cell office:value-type="float" office:value="27819" table:style-name="ce6">
            <text:p>27,819<text:s/></text:p>
          </table:table-cell>
          <table:table-cell office:value-type="float" office:value="28787" table:style-name="ce6">
            <text:p>28,787<text:s/></text:p>
          </table:table-cell>
          <table:table-cell office:value-type="float" office:value="60602" table:style-name="ce6">
            <text:p>60,602<text:s/></text:p>
          </table:table-cell>
          <table:table-cell office:value-type="float" office:value="24512" table:style-name="ce6">
            <text:p>24,512<text:s/></text:p>
          </table:table-cell>
          <table:table-cell office:value-type="float" office:value="33969" table:style-name="ce6">
            <text:p>33,969<text:s/></text:p>
          </table:table-cell>
          <table:table-cell office:value-type="float" office:value="35242" table:style-name="ce6">
            <text:p>35,242<text:s/></text:p>
          </table:table-cell>
          <table:table-cell office:value-type="float" office:value="20317" table:style-name="ce6">
            <text:p>20,317<text:s/></text:p>
          </table:table-cell>
          <table:table-cell office:value-type="float" office:value="66839" table:style-name="ce6">
            <text:p>66,839<text:s/></text:p>
          </table:table-cell>
          <table:table-cell office:value-type="float" office:value="23131" table:style-name="ce6">
            <text:p>23,131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21076" table:style-name="ce6">
            <text:p>21,076<text:s/></text:p>
          </table:table-cell>
          <table:table-cell office:value-type="float" office:value="15389" table:style-name="ce6">
            <text:p>15,389<text:s/></text:p>
          </table:table-cell>
          <table:table-cell office:value-type="float" office:value="27424" table:style-name="ce6">
            <text:p>27,424<text:s/></text:p>
          </table:table-cell>
          <table:table-cell office:value-type="float" office:value="19767" table:style-name="ce6">
            <text:p>19,767<text:s/></text:p>
          </table:table-cell>
          <table:table-cell office:value-type="float" office:value="8356" table:style-name="ce6">
            <text:p>8,356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39786" table:style-name="ce6">
            <text:p>39,786<text:s/></text:p>
          </table:table-cell>
          <table:table-cell office:value-type="float" office:value="24080" table:style-name="ce6">
            <text:p>24,080<text:s/></text:p>
          </table:table-cell>
          <table:table-cell office:value-type="float" office:value="25677" table:style-name="ce6">
            <text:p>25,677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17988" table:style-name="ce6">
            <text:p>17,988<text:s/></text:p>
          </table:table-cell>
          <table:table-cell office:value-type="float" office:value="12095" table:style-name="ce6">
            <text:p>12,095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18701" table:style-name="ce6">
            <text:p>18,701<text:s/></text:p>
          </table:table-cell>
          <table:table-cell office:value-type="float" office:value="29333" table:style-name="ce6">
            <text:p>29,333<text:s/></text:p>
          </table:table-cell>
          <table:table-cell office:value-type="float" office:value="24729" table:style-name="ce6">
            <text:p>24,729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13470" table:style-name="ce6">
            <text:p>13,470<text:s/></text:p>
          </table:table-cell>
          <table:table-cell office:value-type="float" office:value="14132" table:style-name="ce6">
            <text:p>14,132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4509" table:style-name="ce6">
            <text:p>4,509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ntry_logs.$A$1:Entry_logs.$A$6553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6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0-11T07:05:37Z</meta:creation-date>
    <dc:date>2020-10-11T07:06:17Z</dc:date>
  </office:meta>
</office:document-meta>
</file>